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DejaVu Sans Mono1" svg:font-family="'DejaVu Sans Mono'" style:font-family-generic="modern" style:font-pitch="fixed"/>
    <style:font-face style:name="FreeMono" svg:font-family="Free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17.013cm" fo:margin-left="0cm" table:align="left"/>
    </style:style>
    <style:style style:name="Table4.A" style:family="table-column">
      <style:table-column-properties style:column-width="1.799cm"/>
    </style:style>
    <style:style style:name="Table4.B" style:family="table-column">
      <style:table-column-properties style:column-width="3.307cm"/>
    </style:style>
    <style:style style:name="Table4.C" style:family="table-column">
      <style:table-column-properties style:column-width="2.884cm"/>
    </style:style>
    <style:style style:name="Table4.D" style:family="table-column">
      <style:table-column-properties style:column-width="4.022cm"/>
    </style:style>
    <style:style style:name="Table4.E" style:family="table-column">
      <style:table-column-properties style:column-width="5.00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000000" fo:padding="0.097cm" fo:border="0.05pt solid #000000">
        <style:background-image/>
      </style:table-cell-properties>
    </style:style>
    <style:style style:name="Table6" style:family="table">
      <style:table-properties style:width="17.013cm" fo:margin-left="0cm" table:align="left"/>
    </style:style>
    <style:style style:name="Table6.A" style:family="table-column">
      <style:table-column-properties style:column-width="7.699cm"/>
    </style:style>
    <style:style style:name="Table6.B" style:family="table-column">
      <style:table-column-properties style:column-width="9.3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699cm"/>
    </style:style>
    <style:style style:name="Table7.B" style:family="table-column">
      <style:table-column-properties style:column-width="9.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7.699cm"/>
    </style:style>
    <style:style style:name="Table13.B" style:family="table-column">
      <style:table-column-properties style:column-width="9.313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7.699cm"/>
    </style:style>
    <style:style style:name="Table1.B" style:family="table-column">
      <style:table-column-properties style:column-width="9.31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7.699cm"/>
    </style:style>
    <style:style style:name="Table15.B" style:family="table-column">
      <style:table-column-properties style:column-width="9.313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style>
    <style:style style:name="Table16.A" style:family="table-column">
      <style:table-column-properties style:column-width="7.699cm"/>
    </style:style>
    <style:style style:name="Table16.B" style:family="table-column">
      <style:table-column-properties style:column-width="9.313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8" style:family="table">
      <style:table-properties style:width="17.002cm" fo:margin-left="0.011cm" table:align="left"/>
    </style:style>
    <style:style style:name="Table8.A" style:family="table-column">
      <style:table-column-properties style:column-width="7.699cm"/>
    </style:style>
    <style:style style:name="Table8.B" style:family="table-column">
      <style:table-column-properties style:column-width="9.30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4" style:family="table">
      <style:table-properties style:width="17.002cm" fo:margin-left="0.011cm" table:align="left"/>
    </style:style>
    <style:style style:name="Table14.A" style:family="table-column">
      <style:table-column-properties style:column-width="7.699cm"/>
    </style:style>
    <style:style style:name="Table14.B" style:family="table-column">
      <style:table-column-properties style:column-width="9.303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7.699cm"/>
    </style:style>
    <style:style style:name="Table5.B" style:family="table-column">
      <style:table-column-properties style:column-width="9.31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23" style:family="table-row">
      <style:table-row-properties style:min-row-height="0.736cm"/>
    </style:style>
    <style:style style:name="Table12" style:family="table">
      <style:table-properties style:width="17.013cm" fo:margin-left="0cm" table:align="left"/>
    </style:style>
    <style:style style:name="Table12.A" style:family="table-column">
      <style:table-column-properties style:column-width="7.699cm"/>
    </style:style>
    <style:style style:name="Table12.B" style:family="table-column">
      <style:table-column-properties style:column-width="9.313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7.699cm"/>
    </style:style>
    <style:style style:name="Table11.B" style:family="table-column">
      <style:table-column-properties style:column-width="9.313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7.699cm"/>
    </style:style>
    <style:style style:name="Table9.B" style:family="table-column">
      <style:table-column-properties style:column-width="9.313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9.208cm"/>
    </style:style>
    <style:style style:name="Table10.B" style:family="table-column">
      <style:table-column-properties style:column-width="7.80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106cm"/>
    </style:style>
    <style:style style:name="Table2.B" style:family="table-column">
      <style:table-column-properties style:column-width="11.9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10cd" officeooo:paragraph-rsid="000610cd"/>
    </style:style>
    <style:style style:name="P2" style:family="paragraph" style:parent-style-name="Standard">
      <style:text-properties officeooo:rsid="0007da95" officeooo:paragraph-rsid="0007da95"/>
    </style:style>
    <style:style style:name="P3" style:family="paragraph" style:parent-style-name="Standard">
      <style:text-properties officeooo:rsid="0007da95" officeooo:paragraph-rsid="00837756"/>
    </style:style>
    <style:style style:name="P4" style:family="paragraph" style:parent-style-name="Standard">
      <style:text-properties fo:font-weight="bold" officeooo:rsid="000610cd" officeooo:paragraph-rsid="000610cd" style:font-weight-asian="bold" style:font-weight-complex="bold"/>
    </style:style>
    <style:style style:name="P5" style:family="paragraph" style:parent-style-name="Standard">
      <style:text-properties fo:font-weight="bold" officeooo:rsid="000610cd" officeooo:paragraph-rsid="000846bc" style:font-weight-asian="bold" style:font-weight-complex="bold"/>
    </style:style>
    <style:style style:name="P6" style:family="paragraph" style:parent-style-name="Standard">
      <style:text-properties fo:font-weight="bold" officeooo:rsid="0007da95" officeooo:paragraph-rsid="0007da95" style:font-weight-asian="bold" style:font-weight-complex="bold"/>
    </style:style>
    <style:style style:name="P7" style:family="paragraph" style:parent-style-name="Standard">
      <style:text-properties fo:font-weight="bold" officeooo:rsid="000865ca" officeooo:paragraph-rsid="000865ca" style:font-weight-asian="bold" style:font-weight-complex="bold"/>
    </style:style>
    <style:style style:name="P8" style:family="paragraph" style:parent-style-name="Standard">
      <style:text-properties fo:font-weight="bold" officeooo:rsid="000865ca" officeooo:paragraph-rsid="0042c1d3" style:font-weight-asian="bold" style:font-weight-complex="bold"/>
    </style:style>
    <style:style style:name="P9" style:family="paragraph" style:parent-style-name="Standard">
      <style:text-properties fo:font-weight="bold" officeooo:rsid="001d23f3" officeooo:paragraph-rsid="001d23f3" style:font-weight-asian="bold" style:font-weight-complex="bold"/>
    </style:style>
    <style:style style:name="P10" style:family="paragraph" style:parent-style-name="Standard">
      <style:text-properties style:font-name="DejaVu Sans Mono" fo:font-size="9pt" fo:font-weight="bold" officeooo:rsid="0007da95" officeooo:paragraph-rsid="000846bc" style:font-size-asian="9pt" style:font-weight-asian="bold" style:font-size-complex="9pt" style:font-weight-complex="bold"/>
    </style:style>
    <style:style style:name="P11" style:family="paragraph" style:parent-style-name="Standard">
      <style:text-properties style:font-name="DejaVu Sans Mono" fo:font-size="9pt" fo:font-weight="bold" officeooo:rsid="000846bc" officeooo:paragraph-rsid="000846bc" style:font-size-asian="9pt" style:font-weight-asian="bold" style:font-size-complex="9pt" style:font-weight-complex="bold"/>
    </style:style>
    <style:style style:name="P12" style:family="paragraph" style:parent-style-name="Standard">
      <style:text-properties style:font-name="DejaVu Sans Mono" fo:font-size="9pt" fo:font-weight="bold" officeooo:rsid="004d0b5b" officeooo:paragraph-rsid="004d0b5b" style:font-size-asian="9pt" style:font-weight-asian="bold" style:font-size-complex="9pt" style:font-weight-complex="bold"/>
    </style:style>
    <style:style style:name="P13" style:family="paragraph" style:parent-style-name="Standard">
      <style:text-properties style:font-name="DejaVu Sans Mono" fo:font-size="9pt" fo:font-weight="bold" officeooo:rsid="004d0b5b" officeooo:paragraph-rsid="004fec38" style:font-size-asian="9pt" style:font-weight-asian="bold" style:font-size-complex="9pt" style:font-weight-complex="bold"/>
    </style:style>
    <style:style style:name="P14" style:family="paragraph" style:parent-style-name="Standard">
      <style:text-properties style:font-name="DejaVu Sans Mono" fo:font-size="9pt" fo:font-weight="bold" officeooo:rsid="006dfa16" officeooo:paragraph-rsid="006dfa16" style:font-size-asian="9pt" style:font-weight-asian="bold" style:font-size-complex="9pt" style:font-weight-complex="bold"/>
    </style:style>
    <style:style style:name="P15" style:family="paragraph" style:parent-style-name="Standard">
      <style:text-properties style:font-name="DejaVu Sans Mono" fo:font-size="9pt" fo:font-weight="bold" officeooo:rsid="006f71a9" officeooo:paragraph-rsid="006f71a9" style:font-size-asian="9pt" style:font-weight-asian="bold" style:font-size-complex="9pt" style:font-weight-complex="bold"/>
    </style:style>
    <style:style style:name="P16" style:family="paragraph" style:parent-style-name="Standard">
      <style:text-properties style:font-name="DejaVu Sans Mono" fo:font-size="9pt" fo:font-weight="bold" officeooo:rsid="006f71a9" officeooo:paragraph-rsid="00711cb8" style:font-size-asian="9pt" style:font-weight-asian="bold" style:font-size-complex="9pt" style:font-weight-complex="bold"/>
    </style:style>
    <style:style style:name="P17" style:family="paragraph" style:parent-style-name="Standard">
      <style:text-properties style:font-name="DejaVu Sans Mono" fo:font-size="9pt" fo:font-weight="bold" officeooo:rsid="007583b4" officeooo:paragraph-rsid="007583b4" style:font-size-asian="9pt" style:font-weight-asian="bold" style:font-size-complex="9pt" style:font-weight-complex="bold"/>
    </style:style>
    <style:style style:name="P18" style:family="paragraph" style:parent-style-name="Standard">
      <style:text-properties style:font-name="DejaVu Sans Mono" fo:font-size="9pt" fo:font-weight="normal" officeooo:rsid="0007da95" officeooo:paragraph-rsid="000846bc" style:font-size-asian="9pt" style:font-weight-asian="normal" style:font-size-complex="9pt" style:font-weight-complex="normal"/>
    </style:style>
    <style:style style:name="P19" style:family="paragraph" style:parent-style-name="Standard">
      <style:text-properties style:font-name="DejaVu Sans Mono" fo:font-size="9pt" fo:font-weight="normal" officeooo:rsid="0007da95" officeooo:paragraph-rsid="004fec38" style:font-size-asian="9pt" style:font-weight-asian="normal" style:font-size-complex="9pt" style:font-weight-complex="normal"/>
    </style:style>
    <style:style style:name="P20" style:family="paragraph" style:parent-style-name="Standard">
      <style:text-properties style:font-name="DejaVu Sans Mono" fo:font-size="9pt" fo:font-weight="normal" officeooo:rsid="0007da95" officeooo:paragraph-rsid="006dfa16" style:font-size-asian="9pt" style:font-weight-asian="normal" style:font-size-complex="9pt" style:font-weight-complex="normal"/>
    </style:style>
    <style:style style:name="P21" style:family="paragraph" style:parent-style-name="Standard">
      <style:text-properties style:font-name="DejaVu Sans Mono" fo:font-size="9pt" fo:font-weight="normal" officeooo:rsid="0007da95" officeooo:paragraph-rsid="006f71a9" style:font-size-asian="9pt" style:font-weight-asian="normal" style:font-size-complex="9pt" style:font-weight-complex="normal"/>
    </style:style>
    <style:style style:name="P22" style:family="paragraph" style:parent-style-name="Standard">
      <style:text-properties style:font-name="DejaVu Sans Mono" fo:font-size="9pt" fo:font-weight="normal" officeooo:rsid="0007da95" officeooo:paragraph-rsid="006a3eeb" style:font-size-asian="9pt" style:font-weight-asian="normal" style:font-size-complex="9pt" style:font-weight-complex="normal"/>
    </style:style>
    <style:style style:name="P23" style:family="paragraph" style:parent-style-name="Standard">
      <style:text-properties style:font-name="DejaVu Sans Mono" fo:font-size="9pt" fo:font-weight="normal" officeooo:rsid="000610cd" officeooo:paragraph-rsid="000846bc" style:font-size-asian="9pt" style:font-weight-asian="normal" style:font-size-complex="9pt" style:font-weight-complex="normal"/>
    </style:style>
    <style:style style:name="P24" style:family="paragraph" style:parent-style-name="Standard">
      <style:text-properties style:font-name="DejaVu Sans Mono" fo:font-size="9pt" fo:font-weight="normal" officeooo:rsid="000846bc" officeooo:paragraph-rsid="000846bc" style:font-size-asian="9pt" style:font-weight-asian="normal" style:font-size-complex="9pt" style:font-weight-complex="normal"/>
    </style:style>
    <style:style style:name="P25" style:family="paragraph" style:parent-style-name="Standard">
      <style:text-properties style:font-name="DejaVu Sans Mono" fo:font-size="9pt" fo:font-weight="normal" officeooo:rsid="000d6068" officeooo:paragraph-rsid="0019f274" style:font-size-asian="9pt" style:font-weight-asian="normal" style:font-size-complex="9pt" style:font-weight-complex="normal"/>
    </style:style>
    <style:style style:name="P26" style:family="paragraph" style:parent-style-name="Standard">
      <style:text-properties style:font-name="DejaVu Sans Mono" fo:font-size="9pt" fo:font-weight="normal" officeooo:rsid="0019f274" officeooo:paragraph-rsid="0019f274" style:font-size-asian="9pt" style:font-weight-asian="normal" style:font-size-complex="9pt" style:font-weight-complex="normal"/>
    </style:style>
    <style:style style:name="P27" style:family="paragraph" style:parent-style-name="Standard">
      <style:text-properties style:font-name="DejaVu Sans Mono" fo:font-size="9pt" fo:font-weight="normal" officeooo:rsid="0021bd79" officeooo:paragraph-rsid="0021bd79" style:font-size-asian="9pt" style:font-weight-asian="normal" style:font-size-complex="9pt" style:font-weight-complex="normal"/>
    </style:style>
    <style:style style:name="P28" style:family="paragraph" style:parent-style-name="Standard">
      <style:text-properties style:font-name="DejaVu Sans Mono" fo:font-size="9pt" fo:font-weight="normal" officeooo:rsid="0020d835" officeooo:paragraph-rsid="0007da95" style:font-size-asian="9pt" style:font-weight-asian="normal" style:font-size-complex="9pt" style:font-weight-complex="normal"/>
    </style:style>
    <style:style style:name="P29" style:family="paragraph" style:parent-style-name="Standard">
      <style:text-properties style:font-name="DejaVu Sans Mono" fo:font-size="9pt" fo:font-weight="normal" officeooo:rsid="006dfa16" officeooo:paragraph-rsid="006dfa16" style:font-size-asian="9pt" style:font-weight-asian="normal" style:font-size-complex="9pt" style:font-weight-complex="normal"/>
    </style:style>
    <style:style style:name="P30" style:family="paragraph" style:parent-style-name="Standard">
      <style:text-properties style:font-name="DejaVu Sans Mono" fo:font-size="9pt" fo:font-weight="normal" officeooo:rsid="006f71a9" officeooo:paragraph-rsid="006f71a9" style:font-size-asian="9pt" style:font-weight-asian="normal" style:font-size-complex="9pt" style:font-weight-complex="normal"/>
    </style:style>
    <style:style style:name="P31" style:family="paragraph" style:parent-style-name="Standard">
      <style:text-properties style:font-name="DejaVu Sans Mono" fo:font-size="9pt" fo:font-weight="normal" officeooo:rsid="006f71a9" officeooo:paragraph-rsid="00711cb8" style:font-size-asian="9pt" style:font-weight-asian="normal" style:font-size-complex="9pt" style:font-weight-complex="normal"/>
    </style:style>
    <style:style style:name="P32" style:family="paragraph" style:parent-style-name="Standard">
      <style:text-properties style:font-name="DejaVu Sans Mono" fo:font-size="9pt" fo:font-weight="normal" officeooo:rsid="00711cb8" officeooo:paragraph-rsid="006f71a9" style:font-size-asian="9pt" style:font-weight-asian="normal" style:font-size-complex="9pt" style:font-weight-complex="normal"/>
    </style:style>
    <style:style style:name="P33" style:family="paragraph" style:parent-style-name="Standard">
      <style:text-properties style:font-name="DejaVu Sans Mono" fo:font-size="9pt" fo:font-weight="normal" officeooo:rsid="007583b4" officeooo:paragraph-rsid="007583b4" style:font-size-asian="9pt" style:font-weight-asian="normal" style:font-size-complex="9pt" style:font-weight-complex="normal"/>
    </style:style>
    <style:style style:name="P34" style:family="paragraph" style:parent-style-name="Standard">
      <style:text-properties style:font-name="DejaVu Sans Mono" fo:font-size="9pt" fo:font-style="italic" fo:font-weight="normal" officeooo:rsid="0007da95" officeooo:paragraph-rsid="000846bc" style:font-size-asian="9pt" style:font-style-asian="italic" style:font-weight-asian="normal" style:font-size-complex="9pt" style:font-style-complex="italic" style:font-weight-complex="normal"/>
    </style:style>
    <style:style style:name="P35" style:family="paragraph" style:parent-style-name="Standard">
      <style:text-properties style:font-name="DejaVu Sans Mono" fo:font-size="9pt" fo:font-style="italic" fo:font-weight="normal" officeooo:rsid="0013ca72" officeooo:paragraph-rsid="000846bc" style:font-size-asian="9pt" style:font-style-asian="italic" style:font-weight-asian="normal" style:font-size-complex="9pt" style:font-style-complex="italic" style:font-weight-complex="normal"/>
    </style:style>
    <style:style style:name="P36" style:family="paragraph" style:parent-style-name="Standard">
      <style:text-properties style:font-name="DejaVu Sans Mono" fo:font-size="9pt" fo:font-style="italic" fo:font-weight="normal" officeooo:rsid="004d0b5b" officeooo:paragraph-rsid="004d0b5b" style:font-size-asian="9pt" style:font-style-asian="italic" style:font-weight-asian="normal" style:font-size-complex="9pt" style:font-style-complex="italic" style:font-weight-complex="normal"/>
    </style:style>
    <style:style style:name="P37" style:family="paragraph" style:parent-style-name="Standard">
      <style:text-properties style:font-name="DejaVu Sans Mono" fo:font-size="9pt" fo:font-style="normal" fo:font-weight="normal" officeooo:rsid="004d0b5b" officeooo:paragraph-rsid="004d0b5b" style:font-size-asian="9pt" style:font-style-asian="normal" style:font-weight-asian="normal" style:font-size-complex="9pt" style:font-style-complex="normal" style:font-weight-complex="normal"/>
    </style:style>
    <style:style style:name="P38" style:family="paragraph" style:parent-style-name="Standard">
      <style:text-properties style:font-name="DejaVu Sans Mono" fo:font-size="9pt" fo:font-style="normal" fo:font-weight="normal" officeooo:rsid="004d0b5b" officeooo:paragraph-rsid="004fec38" style:font-size-asian="9pt" style:font-style-asian="normal" style:font-weight-asian="normal" style:font-size-complex="9pt" style:font-style-complex="normal" style:font-weight-complex="normal"/>
    </style:style>
    <style:style style:name="P39" style:family="paragraph" style:parent-style-name="Standard">
      <style:text-properties style:font-name="DejaVu Sans Mono" fo:font-size="9pt" fo:font-style="normal" fo:font-weight="normal" officeooo:rsid="0051b8b4" officeooo:paragraph-rsid="004fec38" style:font-size-asian="9pt" style:font-style-asian="normal" style:font-weight-asian="normal" style:font-size-complex="9pt" style:font-style-complex="normal" style:font-weight-complex="normal"/>
    </style:style>
    <style:style style:name="P40" style:family="paragraph" style:parent-style-name="Standard">
      <style:text-properties style:font-name="DejaVu Sans Mono" fo:font-size="9pt" fo:font-style="normal" fo:font-weight="normal" officeooo:rsid="006dfa16" officeooo:paragraph-rsid="006dfa16" style:font-size-asian="9pt" style:font-style-asian="normal" style:font-weight-asian="normal" style:font-size-complex="9pt" style:font-style-complex="normal" style:font-weight-complex="normal"/>
    </style:style>
    <style:style style:name="P41" style:family="paragraph" style:parent-style-name="Standard">
      <style:text-properties style:font-name="DejaVu Sans Mono" fo:font-size="9pt" fo:font-style="normal" fo:font-weight="normal" officeooo:rsid="006dfa16" officeooo:paragraph-rsid="0086db68" style:font-size-asian="9pt" style:font-style-asian="normal" style:font-weight-asian="normal" style:font-size-complex="9pt" style:font-style-complex="normal" style:font-weight-complex="normal"/>
    </style:style>
    <style:style style:name="P42" style:family="paragraph" style:parent-style-name="Standard">
      <style:text-properties style:font-name="DejaVu Sans Mono" fo:font-size="9pt" fo:font-style="normal" fo:font-weight="bold" officeooo:rsid="004d0b5b" officeooo:paragraph-rsid="004d0b5b" style:font-size-asian="9pt" style:font-style-asian="normal" style:font-weight-asian="bold" style:font-size-complex="9pt" style:font-style-complex="normal" style:font-weight-complex="bold"/>
    </style:style>
    <style:style style:name="P43" style:family="paragraph" style:parent-style-name="Standard">
      <style:text-properties style:font-name="DejaVu Sans Mono" fo:font-size="10pt" fo:font-style="normal" fo:font-weight="normal" officeooo:rsid="0028cd3a" officeooo:paragraph-rsid="0028cd3a" style:font-size-asian="10pt" style:font-style-asian="normal" style:font-weight-asian="normal" style:font-size-complex="10pt" style:font-style-complex="normal" style:font-weight-complex="normal"/>
    </style:style>
    <style:style style:name="P44" style:family="paragraph" style:parent-style-name="Standard">
      <style:text-properties style:font-name="DejaVu Sans Mono" fo:font-size="10pt" fo:font-style="normal" fo:font-weight="normal" officeooo:rsid="00109460" officeooo:paragraph-rsid="00109460" style:font-size-asian="10pt" style:font-style-asian="normal" style:font-weight-asian="normal" style:font-size-complex="10pt" style:font-style-complex="normal" style:font-weight-complex="normal"/>
    </style:style>
    <style:style style:name="P45" style:family="paragraph" style:parent-style-name="Standard">
      <style:text-properties style:font-name="DejaVu Sans Mono" fo:font-size="10pt" fo:font-weight="normal" officeooo:rsid="00109460" officeooo:paragraph-rsid="00109460" style:font-size-asian="10pt" style:font-weight-asian="normal" style:font-size-complex="10pt" style:font-weight-complex="normal"/>
    </style:style>
    <style:style style:name="P46" style:family="paragraph" style:parent-style-name="Standard">
      <style:text-properties style:font-name="DejaVu Sans Mono" fo:font-size="8pt" fo:font-style="normal" fo:font-weight="normal" officeooo:rsid="0028cd3a" officeooo:paragraph-rsid="0028cd3a" style:font-size-asian="8pt" style:font-style-asian="normal" style:font-weight-asian="normal" style:font-size-complex="8pt" style:font-style-complex="normal" style:font-weight-complex="normal"/>
    </style:style>
    <style:style style:name="P47" style:family="paragraph" style:parent-style-name="Standard">
      <style:text-properties style:font-name="DejaVu Sans Mono" fo:font-size="8pt" fo:font-weight="normal" officeooo:rsid="0007da95" officeooo:paragraph-rsid="0007da95" style:font-size-asian="8pt" style:font-weight-asian="normal" style:font-size-complex="8pt" style:font-weight-complex="normal"/>
    </style:style>
    <style:style style:name="P48" style:family="paragraph" style:parent-style-name="Standard">
      <style:text-properties style:font-name="DejaVu Sans Mono" fo:font-size="8pt" fo:font-weight="normal" officeooo:rsid="0007da95" officeooo:paragraph-rsid="007583b4" style:font-size-asian="8pt" style:font-weight-asian="normal" style:font-size-complex="8pt" style:font-weight-complex="normal"/>
    </style:style>
    <style:style style:name="P49" style:family="paragraph" style:parent-style-name="Standard">
      <style:text-properties style:font-name="DejaVu Sans Mono" fo:font-size="8pt" fo:font-weight="normal" officeooo:rsid="0007da95" officeooo:paragraph-rsid="0094a846" style:font-size-asian="8pt" style:font-weight-asian="normal" style:font-size-complex="8pt" style:font-weight-complex="normal"/>
    </style:style>
    <style:style style:name="P50" style:family="paragraph" style:parent-style-name="Standard">
      <style:text-properties style:font-name="DejaVu Sans Mono" fo:font-size="8pt" fo:font-weight="normal" officeooo:rsid="008bbe61" officeooo:paragraph-rsid="0094a846" style:font-size-asian="8pt" style:font-weight-asian="normal" style:font-size-complex="8pt" style:font-weight-complex="normal"/>
    </style:style>
    <style:style style:name="P51" style:family="paragraph" style:parent-style-name="Standard">
      <style:text-properties style:font-name="Liberation Serif1" fo:font-size="12pt" fo:font-weight="bold" officeooo:rsid="000a7e20" officeooo:paragraph-rsid="000a7e20" style:font-size-asian="12pt" style:font-weight-asian="bold" style:font-size-complex="12pt" style:font-weight-complex="bold"/>
    </style:style>
    <style:style style:name="P52" style:family="paragraph" style:parent-style-name="Standard">
      <style:text-properties style:font-name="Liberation Serif1" fo:font-size="12pt" fo:font-weight="bold" officeooo:rsid="000a7e20" officeooo:paragraph-rsid="000ae8db" style:font-size-asian="12pt" style:font-weight-asian="bold" style:font-size-complex="12pt" style:font-weight-complex="bold"/>
    </style:style>
    <style:style style:name="P53" style:family="paragraph" style:parent-style-name="Standard">
      <style:text-properties style:font-name="Liberation Serif1" fo:font-size="12pt" fo:font-weight="bold" officeooo:rsid="000a7e20" officeooo:paragraph-rsid="000d6068" style:font-size-asian="12pt" style:font-weight-asian="bold" style:font-size-complex="12pt" style:font-weight-complex="bold"/>
    </style:style>
    <style:style style:name="P54" style:family="paragraph" style:parent-style-name="Standard">
      <style:text-properties style:font-name="Liberation Serif1" fo:font-size="12pt" fo:font-weight="bold" officeooo:rsid="000ae8db" officeooo:paragraph-rsid="000ae8db" style:font-size-asian="12pt" style:font-weight-asian="bold" style:font-size-complex="12pt" style:font-weight-complex="bold"/>
    </style:style>
    <style:style style:name="P55" style:family="paragraph" style:parent-style-name="Standard">
      <style:text-properties style:font-name="Liberation Serif1" fo:font-size="12pt" fo:font-weight="bold" officeooo:rsid="0040aca1" officeooo:paragraph-rsid="0040aca1" style:font-size-asian="12pt" style:font-weight-asian="bold" style:font-size-complex="12pt" style:font-weight-complex="bold"/>
    </style:style>
    <style:style style:name="P56" style:family="paragraph" style:parent-style-name="Standard">
      <style:text-properties style:font-name="Liberation Serif1" fo:font-size="12pt" fo:font-weight="bold" officeooo:rsid="005e9c4b" officeooo:paragraph-rsid="005e9c4b" style:font-size-asian="12pt" style:font-weight-asian="bold" style:font-size-complex="12pt" style:font-weight-complex="bold"/>
    </style:style>
    <style:style style:name="P57" style:family="paragraph" style:parent-style-name="Standard">
      <style:text-properties style:font-name="Liberation Serif1" fo:font-size="12pt" fo:font-weight="bold" officeooo:rsid="006ad99f" officeooo:paragraph-rsid="006ad99f" style:font-size-asian="12pt" style:font-weight-asian="bold" style:font-size-complex="12pt" style:font-weight-complex="bold"/>
    </style:style>
    <style:style style:name="P58" style:family="paragraph" style:parent-style-name="Standard">
      <style:text-properties style:font-name="Liberation Serif1" fo:font-size="12pt" fo:font-weight="bold" officeooo:rsid="000610cd" officeooo:paragraph-rsid="000846bc" style:font-size-asian="12pt" style:font-weight-asian="bold" style:font-size-complex="12pt" style:font-weight-complex="bold"/>
    </style:style>
    <style:style style:name="P59" style:family="paragraph" style:parent-style-name="Standard">
      <style:text-properties style:font-name="Liberation Serif1" fo:font-size="12pt" fo:font-weight="normal" officeooo:rsid="000ae8db" officeooo:paragraph-rsid="000ae8db" style:font-size-asian="12pt" style:font-weight-asian="normal" style:font-size-complex="12pt" style:font-weight-complex="normal"/>
    </style:style>
    <style:style style:name="P60" style:family="paragraph" style:parent-style-name="Standard">
      <style:text-properties style:font-name="Liberation Serif1" fo:font-size="12pt" fo:font-weight="normal" officeooo:rsid="000ae8db" officeooo:paragraph-rsid="00147986" style:font-size-asian="12pt" style:font-weight-asian="normal" style:font-size-complex="12pt" style:font-weight-complex="normal"/>
    </style:style>
    <style:style style:name="P61" style:family="paragraph" style:parent-style-name="Standard">
      <style:text-properties style:font-name="Liberation Serif1" fo:font-size="12pt" fo:font-weight="normal" officeooo:rsid="000ef7af" officeooo:paragraph-rsid="000ef7af" style:font-size-asian="12pt" style:font-weight-asian="normal" style:font-size-complex="12pt" style:font-weight-complex="normal"/>
    </style:style>
    <style:style style:name="P62" style:family="paragraph" style:parent-style-name="Standard">
      <style:text-properties style:font-name="Liberation Serif1" fo:font-size="12pt" fo:font-weight="normal" officeooo:rsid="00109460" officeooo:paragraph-rsid="00109460" style:font-size-asian="12pt" style:font-weight-asian="normal" style:font-size-complex="12pt" style:font-weight-complex="normal"/>
    </style:style>
    <style:style style:name="P63" style:family="paragraph" style:parent-style-name="Standard">
      <style:text-properties style:font-name="Liberation Serif1" fo:font-size="12pt" fo:font-weight="normal" officeooo:rsid="00109460" officeooo:paragraph-rsid="006c2477" style:font-size-asian="12pt" style:font-weight-asian="normal" style:font-size-complex="12pt" style:font-weight-complex="normal"/>
    </style:style>
    <style:style style:name="P64" style:family="paragraph" style:parent-style-name="Standard">
      <style:text-properties style:font-name="Liberation Serif1" fo:font-size="12pt" fo:font-weight="normal" officeooo:rsid="00132268" officeooo:paragraph-rsid="00132268" style:font-size-asian="12pt" style:font-weight-asian="normal" style:font-size-complex="12pt" style:font-weight-complex="normal"/>
    </style:style>
    <style:style style:name="P65" style:family="paragraph" style:parent-style-name="Standard">
      <style:text-properties style:font-name="Liberation Serif1" fo:font-size="12pt" fo:font-weight="normal" officeooo:rsid="00132268" officeooo:paragraph-rsid="00133bcf" style:font-size-asian="12pt" style:font-weight-asian="normal" style:font-size-complex="12pt" style:font-weight-complex="normal"/>
    </style:style>
    <style:style style:name="P66" style:family="paragraph" style:parent-style-name="Standard">
      <style:text-properties style:font-name="Liberation Serif1" fo:font-size="12pt" fo:font-weight="normal" officeooo:rsid="0013e050" officeooo:paragraph-rsid="00147986" style:font-size-asian="12pt" style:font-weight-asian="normal" style:font-size-complex="12pt" style:font-weight-complex="normal"/>
    </style:style>
    <style:style style:name="P67" style:family="paragraph" style:parent-style-name="Standard">
      <style:text-properties style:font-name="Liberation Serif1" fo:font-size="12pt" fo:font-weight="normal" officeooo:rsid="0013e050" officeooo:paragraph-rsid="0058d1c5" style:font-size-asian="12pt" style:font-weight-asian="normal" style:font-size-complex="12pt" style:font-weight-complex="normal"/>
    </style:style>
    <style:style style:name="P68" style:family="paragraph" style:parent-style-name="Standard">
      <style:text-properties style:font-name="Liberation Serif1" fo:font-size="12pt" fo:font-weight="normal" officeooo:rsid="00147986" officeooo:paragraph-rsid="00147986" style:font-size-asian="12pt" style:font-weight-asian="normal" style:font-size-complex="12pt" style:font-weight-complex="normal"/>
    </style:style>
    <style:style style:name="P69" style:family="paragraph" style:parent-style-name="Standard">
      <style:text-properties style:font-name="Liberation Serif1" fo:font-size="12pt" fo:font-weight="normal" officeooo:rsid="0040aca1" officeooo:paragraph-rsid="0040aca1" style:font-size-asian="12pt" style:font-weight-asian="normal" style:font-size-complex="12pt" style:font-weight-complex="normal"/>
    </style:style>
    <style:style style:name="P70" style:family="paragraph" style:parent-style-name="Standard">
      <style:text-properties style:font-name="Liberation Serif1" fo:font-size="12pt" fo:font-weight="normal" officeooo:rsid="0058d1c5" officeooo:paragraph-rsid="0058d1c5" style:font-size-asian="12pt" style:font-weight-asian="normal" style:font-size-complex="12pt" style:font-weight-complex="normal"/>
    </style:style>
    <style:style style:name="P71" style:family="paragraph" style:parent-style-name="Standard">
      <style:text-properties style:font-name="Liberation Serif1" fo:font-size="12pt" fo:font-weight="normal" officeooo:rsid="006ad99f" officeooo:paragraph-rsid="006ad99f" style:font-size-asian="12pt" style:font-weight-asian="normal" style:font-size-complex="12pt" style:font-weight-complex="normal"/>
    </style:style>
    <style:style style:name="P72" style:family="paragraph" style:parent-style-name="Standard">
      <style:text-properties style:font-name="Liberation Serif1" fo:font-size="12pt" fo:font-weight="normal" officeooo:rsid="005e9c4b" officeooo:paragraph-rsid="0072150f" style:font-size-asian="12pt" style:font-weight-asian="normal" style:font-size-complex="12pt" style:font-weight-complex="normal"/>
    </style:style>
    <style:style style:name="P73" style:family="paragraph" style:parent-style-name="Standard">
      <style:text-properties style:font-name="Liberation Serif1" fo:font-size="12pt" fo:font-weight="normal" officeooo:rsid="00605318" officeooo:paragraph-rsid="0072150f" style:font-size-asian="12pt" style:font-weight-asian="normal" style:font-size-complex="12pt" style:font-weight-complex="normal"/>
    </style:style>
    <style:style style:name="P74" style:family="paragraph" style:parent-style-name="Standard">
      <style:text-properties style:font-name="Liberation Serif1" fo:font-size="12pt" fo:font-weight="normal" officeooo:rsid="007beb1e" officeooo:paragraph-rsid="007beb1e" style:font-size-asian="12pt" style:font-weight-asian="normal" style:font-size-complex="12pt" style:font-weight-complex="normal"/>
    </style:style>
    <style:style style:name="P75" style:family="paragraph" style:parent-style-name="Standard">
      <style:text-properties style:font-name="Liberation Serif1" fo:font-size="12pt" fo:font-weight="normal" officeooo:rsid="0072150f" officeooo:paragraph-rsid="00851523" style:font-size-asian="12pt" style:font-weight-asian="normal" style:font-size-complex="12pt" style:font-weight-complex="normal"/>
    </style:style>
    <style:style style:name="P76" style:family="paragraph" style:parent-style-name="Standard">
      <style:text-properties style:font-name="Liberation Serif1" fo:font-size="12pt" fo:font-weight="normal" officeooo:rsid="007d401c" officeooo:paragraph-rsid="007d401c" style:font-size-asian="12pt" style:font-weight-asian="normal" style:font-size-complex="12pt" style:font-weight-complex="normal"/>
    </style:style>
    <style:style style:name="P77" style:family="paragraph" style:parent-style-name="Standard">
      <style:text-properties style:font-name="Liberation Serif1" fo:font-size="12pt" fo:font-weight="normal" officeooo:rsid="00851523" officeooo:paragraph-rsid="00851523" style:font-size-asian="12pt" style:font-weight-asian="normal" style:font-size-complex="12pt" style:font-weight-complex="normal"/>
    </style:style>
    <style:style style:name="P78" style:family="paragraph" style:parent-style-name="Standard">
      <style:text-properties style:font-name="Liberation Serif1" fo:font-size="12pt" fo:font-style="italic" fo:font-weight="normal" officeooo:rsid="0028cd3a" officeooo:paragraph-rsid="0028cd3a" style:font-size-asian="12pt" style:font-style-asian="italic" style:font-weight-asian="normal" style:font-size-complex="12pt" style:font-style-complex="italic" style:font-weight-complex="normal"/>
    </style:style>
    <style:style style:name="P79" style:family="paragraph" style:parent-style-name="Standard">
      <style:text-properties style:font-name="Liberation Serif1" fo:font-size="12pt" fo:font-style="italic" fo:font-weight="normal" officeooo:rsid="00491ade" officeooo:paragraph-rsid="00491ade" style:font-size-asian="12pt" style:font-style-asian="italic" style:font-weight-asian="normal" style:font-size-complex="12pt" style:font-style-complex="italic" style:font-weight-complex="normal"/>
    </style:style>
    <style:style style:name="P80" style:family="paragraph" style:parent-style-name="Standard">
      <style:text-properties style:font-name="Liberation Serif1" fo:font-size="12pt" fo:font-style="italic" fo:font-weight="bold" officeooo:rsid="000d6068" officeooo:paragraph-rsid="0019346b" style:font-size-asian="12pt" style:font-style-asian="italic" style:font-weight-asian="bold" style:font-size-complex="12pt" style:font-style-complex="italic" style:font-weight-complex="bold"/>
    </style:style>
    <style:style style:name="P81" style:family="paragraph" style:parent-style-name="Standard">
      <style:text-properties style:font-name="Liberation Serif1" fo:font-size="12pt" fo:font-style="normal" fo:font-weight="normal" officeooo:rsid="000ae8db" officeooo:paragraph-rsid="000ae8db" style:font-size-asian="12pt" style:font-style-asian="normal" style:font-weight-asian="normal" style:font-size-complex="12pt" style:font-style-complex="normal" style:font-weight-complex="normal"/>
    </style:style>
    <style:style style:name="P82" style:family="paragraph" style:parent-style-name="Standard">
      <style:text-properties style:font-name="Liberation Serif1" fo:font-size="12pt" fo:font-style="normal" fo:font-weight="normal" officeooo:rsid="000ae8db" officeooo:paragraph-rsid="009d2590" style:font-size-asian="12pt" style:font-style-asian="normal" style:font-weight-asian="normal" style:font-size-complex="12pt" style:font-style-complex="normal" style:font-weight-complex="normal"/>
    </style:style>
    <style:style style:name="P83" style:family="paragraph" style:parent-style-name="Standard">
      <style:text-properties style:font-name="Liberation Serif1" fo:font-size="12pt" fo:font-style="normal" fo:font-weight="normal" officeooo:rsid="000bad6d" officeooo:paragraph-rsid="000bad6d" style:font-size-asian="12pt" style:font-style-asian="normal" style:font-weight-asian="normal" style:font-size-complex="12pt" style:font-style-complex="normal" style:font-weight-complex="normal"/>
    </style:style>
    <style:style style:name="P84" style:family="paragraph" style:parent-style-name="Standard">
      <style:text-properties style:font-name="Liberation Serif1" fo:font-size="12pt" fo:font-style="normal" fo:font-weight="normal" officeooo:rsid="000d6068" officeooo:paragraph-rsid="000d6068" style:font-size-asian="12pt" style:font-style-asian="normal" style:font-weight-asian="normal" style:font-size-complex="12pt" style:font-style-complex="normal" style:font-weight-complex="normal"/>
    </style:style>
    <style:style style:name="P85" style:family="paragraph" style:parent-style-name="Standard">
      <style:text-properties style:font-name="Liberation Serif1" fo:font-size="12pt" fo:font-style="normal" fo:font-weight="normal" officeooo:rsid="000ef7af" officeooo:paragraph-rsid="000ef7af" style:font-size-asian="12pt" style:font-style-asian="normal" style:font-weight-asian="normal" style:font-size-complex="12pt" style:font-style-complex="normal" style:font-weight-complex="normal"/>
    </style:style>
    <style:style style:name="P86" style:family="paragraph" style:parent-style-name="Standard">
      <style:text-properties style:font-name="Liberation Serif1" fo:font-size="12pt" fo:font-style="normal" fo:font-weight="normal" officeooo:rsid="00132268" officeooo:paragraph-rsid="00132268" style:font-size-asian="12pt" style:font-style-asian="normal" style:font-weight-asian="normal" style:font-size-complex="12pt" style:font-style-complex="normal" style:font-weight-complex="normal"/>
    </style:style>
    <style:style style:name="P87" style:family="paragraph" style:parent-style-name="Standard">
      <style:text-properties style:font-name="Liberation Serif1" fo:font-size="12pt" fo:font-style="normal" fo:font-weight="normal" officeooo:rsid="0019346b" officeooo:paragraph-rsid="0019346b" style:font-size-asian="12pt" style:font-style-asian="normal" style:font-weight-asian="normal" style:font-size-complex="12pt" style:font-style-complex="normal" style:font-weight-complex="normal"/>
    </style:style>
    <style:style style:name="P88" style:family="paragraph" style:parent-style-name="Standard">
      <style:text-properties style:font-name="Liberation Serif1" fo:font-size="12pt" fo:font-style="normal" fo:font-weight="normal" officeooo:rsid="001b1268" officeooo:paragraph-rsid="001b1268" style:font-size-asian="12pt" style:font-style-asian="normal" style:font-weight-asian="normal" style:font-size-complex="12pt" style:font-style-complex="normal" style:font-weight-complex="normal"/>
    </style:style>
    <style:style style:name="P89" style:family="paragraph" style:parent-style-name="Standard">
      <style:text-properties style:font-name="Liberation Serif1" fo:font-size="12pt" fo:font-style="normal" fo:font-weight="normal" officeooo:rsid="001b1268" officeooo:paragraph-rsid="00526e51" style:font-size-asian="12pt" style:font-style-asian="normal" style:font-weight-asian="normal" style:font-size-complex="12pt" style:font-style-complex="normal" style:font-weight-complex="normal"/>
    </style:style>
    <style:style style:name="P90" style:family="paragraph" style:parent-style-name="Standard">
      <style:text-properties style:font-name="Liberation Serif1" fo:font-size="12pt" fo:font-style="normal" fo:font-weight="normal" officeooo:rsid="0028cd3a" officeooo:paragraph-rsid="000ef7af" style:font-size-asian="12pt" style:font-style-asian="normal" style:font-weight-asian="normal" style:font-size-complex="12pt" style:font-style-complex="normal" style:font-weight-complex="normal"/>
    </style:style>
    <style:style style:name="P91" style:family="paragraph" style:parent-style-name="Standard">
      <style:text-properties style:font-name="Liberation Serif1" fo:font-size="12pt" fo:font-style="normal" fo:font-weight="normal" officeooo:rsid="0037b8c7" officeooo:paragraph-rsid="0037b8c7" style:font-size-asian="12pt" style:font-style-asian="normal" style:font-weight-asian="normal" style:font-size-complex="12pt" style:font-style-complex="normal" style:font-weight-complex="normal"/>
    </style:style>
    <style:style style:name="P92" style:family="paragraph" style:parent-style-name="Standard">
      <style:text-properties style:font-name="Liberation Serif1" fo:font-size="12pt" fo:font-style="normal" fo:font-weight="normal" officeooo:rsid="00384422" officeooo:paragraph-rsid="0037b8c7" style:font-size-asian="12pt" style:font-style-asian="normal" style:font-weight-asian="normal" style:font-size-complex="12pt" style:font-style-complex="normal" style:font-weight-complex="normal"/>
    </style:style>
    <style:style style:name="P93" style:family="paragraph" style:parent-style-name="Standard">
      <style:text-properties style:font-name="Liberation Serif1" fo:font-size="12pt" fo:font-style="normal" fo:font-weight="normal" officeooo:rsid="003d3431" officeooo:paragraph-rsid="003d3431" style:font-size-asian="12pt" style:font-style-asian="normal" style:font-weight-asian="normal" style:font-size-complex="12pt" style:font-style-complex="normal" style:font-weight-complex="normal"/>
    </style:style>
    <style:style style:name="P94" style:family="paragraph" style:parent-style-name="Standard">
      <style:text-properties style:font-name="Liberation Serif1" fo:font-size="12pt" fo:font-style="normal" fo:font-weight="normal" officeooo:rsid="003d3431" officeooo:paragraph-rsid="00740736" style:font-size-asian="12pt" style:font-style-asian="normal" style:font-weight-asian="normal" style:font-size-complex="12pt" style:font-style-complex="normal" style:font-weight-complex="normal"/>
    </style:style>
    <style:style style:name="P95" style:family="paragraph" style:parent-style-name="Standard">
      <style:text-properties style:font-name="Liberation Serif1" fo:font-size="12pt" fo:font-style="normal" fo:font-weight="normal" officeooo:rsid="00491ade" officeooo:paragraph-rsid="00491ade" style:font-size-asian="12pt" style:font-style-asian="normal" style:font-weight-asian="normal" style:font-size-complex="12pt" style:font-style-complex="normal" style:font-weight-complex="normal"/>
    </style:style>
    <style:style style:name="P96" style:family="paragraph" style:parent-style-name="Standard">
      <style:text-properties style:font-name="Liberation Serif1" fo:font-size="12pt" fo:font-style="normal" fo:font-weight="normal" officeooo:rsid="00133bcf" officeooo:paragraph-rsid="00133bcf" style:font-size-asian="12pt" style:font-style-asian="normal" style:font-weight-asian="normal" style:font-size-complex="12pt" style:font-style-complex="normal" style:font-weight-complex="normal"/>
    </style:style>
    <style:style style:name="P97" style:family="paragraph" style:parent-style-name="Standard">
      <style:text-properties style:font-name="Liberation Serif1" fo:font-size="12pt" fo:font-style="normal" fo:font-weight="normal" officeooo:rsid="00605318" officeooo:paragraph-rsid="009d2590" style:font-size-asian="12pt" style:font-style-asian="normal" style:font-weight-asian="normal" style:font-size-complex="12pt" style:font-style-complex="normal" style:font-weight-complex="normal"/>
    </style:style>
    <style:style style:name="P98" style:family="paragraph" style:parent-style-name="Standard">
      <style:text-properties style:font-name="Liberation Serif1" fo:font-size="12pt" fo:font-style="normal" style:text-underline-style="none" fo:font-weight="normal" officeooo:rsid="000ae8db" officeooo:paragraph-rsid="000ae8db" style:font-size-asian="12pt" style:font-style-asian="normal" style:font-weight-asian="normal" style:font-size-complex="12pt" style:font-style-complex="normal" style:font-weight-complex="normal"/>
    </style:style>
    <style:style style:name="P99" style:family="paragraph" style:parent-style-name="Standard">
      <style:text-properties style:font-name="Liberation Serif1" fo:font-size="12pt" fo:font-style="normal" fo:font-weight="bold" officeooo:rsid="000bad6d" officeooo:paragraph-rsid="000bad6d" style:font-size-asian="12pt" style:font-style-asian="normal" style:font-weight-asian="bold" style:font-size-complex="12pt" style:font-style-complex="normal" style:font-weight-complex="bold"/>
    </style:style>
    <style:style style:name="P100" style:family="paragraph" style:parent-style-name="Standard">
      <style:text-properties style:font-name="Liberation Serif1" fo:font-size="12pt" fo:font-style="normal" fo:font-weight="bold" officeooo:rsid="0037b8c7" officeooo:paragraph-rsid="0037b8c7" style:font-size-asian="12pt" style:font-style-asian="normal" style:font-weight-asian="bold" style:font-size-complex="12pt" style:font-style-complex="normal" style:font-weight-complex="bold"/>
    </style:style>
    <style:style style:name="P101" style:family="paragraph" style:parent-style-name="Standard">
      <style:text-properties style:font-name="Liberation Serif1" fo:font-size="12pt" fo:font-style="normal" fo:font-weight="bold" officeooo:rsid="003d3431" officeooo:paragraph-rsid="0019346b" style:font-size-asian="12pt" style:font-style-asian="normal" style:font-weight-asian="bold" style:font-size-complex="12pt" style:font-style-complex="normal" style:font-weight-complex="bold"/>
    </style:style>
    <style:style style:name="P102" style:family="paragraph" style:parent-style-name="Standard">
      <style:text-properties style:font-name="Liberation Serif1" fo:font-size="12pt" fo:font-style="normal" fo:font-weight="bold" officeooo:rsid="000d6068" officeooo:paragraph-rsid="000d6068" style:font-size-asian="12pt" style:font-style-asian="normal" style:font-weight-asian="bold" style:font-size-complex="12pt" style:font-style-complex="normal" style:font-weight-complex="bold"/>
    </style:style>
    <style:style style:name="P103" style:family="paragraph" style:parent-style-name="Standard">
      <style:text-properties style:font-name="Liberation Serif1" fo:font-size="12pt" fo:font-style="normal" fo:font-weight="bold" officeooo:rsid="000ae8db" officeooo:paragraph-rsid="0058d1c5" style:font-size-asian="12pt" style:font-style-asian="normal" style:font-weight-asian="bold" style:font-size-complex="12pt" style:font-style-complex="normal" style:font-weight-complex="bold"/>
    </style:style>
    <style:style style:name="P104" style:family="paragraph" style:parent-style-name="Standard">
      <style:text-properties style:font-name="Liberation Serif1" fo:font-size="12pt" fo:font-style="normal" fo:font-weight="bold" officeooo:rsid="001b1268" officeooo:paragraph-rsid="001b1268" style:font-size-asian="12pt" style:font-style-asian="normal" style:font-weight-asian="bold" style:font-size-complex="12pt" style:font-style-complex="normal" style:font-weight-complex="bold"/>
    </style:style>
    <style:style style:name="P105" style:family="paragraph" style:parent-style-name="Standard">
      <style:text-properties style:font-name="Liberation Serif1" fo:font-size="12pt" fo:font-style="normal" fo:font-weight="bold" officeooo:rsid="00776231" officeooo:paragraph-rsid="00776231" style:font-size-asian="12pt" style:font-style-asian="normal" style:font-weight-asian="bold" style:font-size-complex="12pt" style:font-style-complex="normal" style:font-weight-complex="bold"/>
    </style:style>
    <style:style style:name="P106" style:family="paragraph" style:parent-style-name="Standard">
      <style:text-properties officeooo:rsid="000865ca" officeooo:paragraph-rsid="000865ca"/>
    </style:style>
    <style:style style:name="P107" style:family="paragraph" style:parent-style-name="Standard">
      <style:text-properties officeooo:rsid="000865ca" officeooo:paragraph-rsid="008e799f"/>
    </style:style>
    <style:style style:name="P108" style:family="paragraph" style:parent-style-name="Standard">
      <style:text-properties fo:font-weight="normal" officeooo:rsid="000865ca" officeooo:paragraph-rsid="000865ca" style:font-weight-asian="normal" style:font-weight-complex="normal"/>
    </style:style>
    <style:style style:name="P109" style:family="paragraph" style:parent-style-name="Standard">
      <style:text-properties fo:font-weight="normal" officeooo:rsid="001d23f3" officeooo:paragraph-rsid="001d23f3" style:font-weight-asian="normal" style:font-weight-complex="normal"/>
    </style:style>
    <style:style style:name="P110" style:family="paragraph" style:parent-style-name="Standard">
      <style:text-properties fo:font-weight="normal" officeooo:rsid="0099fefb" officeooo:paragraph-rsid="0099fefb" style:font-weight-asian="normal" style:font-weight-complex="normal"/>
    </style:style>
    <style:style style:name="P111" style:family="paragraph" style:parent-style-name="Standard">
      <style:text-properties style:font-name="FreeMono" fo:font-size="12pt" fo:font-style="normal" fo:font-weight="normal" officeooo:rsid="000bad6d" officeooo:paragraph-rsid="000bad6d" style:font-size-asian="12pt" style:font-style-asian="normal" style:font-weight-asian="normal" style:font-size-complex="12pt" style:font-style-complex="normal" style:font-weight-complex="normal"/>
    </style:style>
    <style:style style:name="P112" style:family="paragraph" style:parent-style-name="Standard">
      <style:text-properties style:font-name="FreeMono" fo:font-size="9pt" fo:font-weight="normal" officeooo:rsid="00147986" officeooo:paragraph-rsid="00147986" style:font-size-asian="9pt" style:font-weight-asian="normal" style:font-size-complex="9pt" style:font-weight-complex="normal"/>
    </style:style>
    <style:style style:name="P113" style:family="paragraph" style:parent-style-name="Standard">
      <style:text-properties style:font-name="FreeMono" fo:font-size="9pt" fo:font-weight="bold" officeooo:rsid="000865ca" officeooo:paragraph-rsid="009ef950" style:font-size-asian="9pt" style:font-weight-asian="bold" style:font-size-complex="9pt" style:font-weight-complex="bold"/>
    </style:style>
    <style:style style:name="P114" style:family="paragraph" style:parent-style-name="Standard">
      <style:text-properties style:font-name="FreeMono" fo:font-size="9pt" fo:font-weight="bold" officeooo:rsid="007583b4" officeooo:paragraph-rsid="009ef950" style:font-size-asian="9pt" style:font-weight-asian="bold" style:font-size-complex="9pt" style:font-weight-complex="bold"/>
    </style:style>
    <style:style style:name="P115" style:family="paragraph" style:parent-style-name="Standard">
      <style:text-properties style:font-name="FreeMono" fo:font-size="9pt" fo:font-weight="bold" officeooo:rsid="0080a8eb" officeooo:paragraph-rsid="009ef950" style:font-size-asian="9pt" style:font-weight-asian="bold" style:font-size-complex="9pt" style:font-weight-complex="bold"/>
    </style:style>
    <style:style style:name="P116" style:family="paragraph" style:parent-style-name="Standard">
      <style:text-properties style:font-name="FreeMono" fo:font-size="9pt" officeooo:rsid="000865ca" officeooo:paragraph-rsid="009ef950" style:font-size-asian="9pt" style:font-size-complex="9pt"/>
    </style:style>
    <style:style style:name="P117" style:family="paragraph" style:parent-style-name="Standard">
      <style:text-properties style:font-name="FreeMono" fo:font-size="9pt" officeooo:rsid="0075167c" officeooo:paragraph-rsid="009ef950" style:font-size-asian="9pt" style:font-size-complex="9pt"/>
    </style:style>
    <style:style style:name="P118" style:family="paragraph" style:parent-style-name="Standard">
      <style:text-properties style:font-name="FreeMono" fo:font-size="9pt" officeooo:rsid="007583b4" officeooo:paragraph-rsid="009ef950" style:font-size-asian="9pt" style:font-size-complex="9pt"/>
    </style:style>
    <style:style style:name="P119" style:family="paragraph" style:parent-style-name="Standard">
      <style:text-properties style:font-name="FreeMono" fo:font-size="9pt" officeooo:rsid="00864d4a" officeooo:paragraph-rsid="009ef950" style:font-size-asian="9pt" style:font-size-complex="9pt"/>
    </style:style>
    <style:style style:name="P120" style:family="paragraph" style:parent-style-name="Standard">
      <style:text-properties style:font-name="FreeMono" fo:font-size="9pt" officeooo:rsid="0080a8eb" officeooo:paragraph-rsid="009ef950" style:font-size-asian="9pt" style:font-size-complex="9pt"/>
    </style:style>
    <style:style style:name="P121" style:family="paragraph" style:parent-style-name="Standard">
      <style:text-properties style:font-name="FreeMono" fo:font-size="9pt" officeooo:rsid="0091383d" officeooo:paragraph-rsid="009ef950" style:font-size-asian="9pt" style:font-size-complex="9pt"/>
    </style:style>
    <style:style style:name="P122" style:family="paragraph" style:parent-style-name="Standard">
      <style:text-properties style:font-name="FreeMono" fo:font-size="10pt" officeooo:rsid="000865ca" officeooo:paragraph-rsid="000865ca" style:font-size-asian="10pt" style:font-size-complex="10pt"/>
    </style:style>
    <style:style style:name="P123" style:family="paragraph" style:parent-style-name="Standard">
      <style:text-properties style:font-name="FreeMono" fo:font-size="10pt" officeooo:rsid="000865ca" officeooo:paragraph-rsid="003269ba" style:font-size-asian="10pt" style:font-size-complex="10pt"/>
    </style:style>
    <style:style style:name="P124" style:family="paragraph" style:parent-style-name="Standard">
      <style:text-properties style:font-name="FreeMono" fo:font-size="10pt" officeooo:rsid="000865ca" officeooo:paragraph-rsid="008e799f" style:font-size-asian="10pt" style:font-size-complex="10pt"/>
    </style:style>
    <style:style style:name="P125" style:family="paragraph" style:parent-style-name="Standard">
      <style:text-properties style:font-name="FreeMono" fo:font-size="10pt" officeooo:rsid="000865ca" officeooo:paragraph-rsid="00343027" style:font-size-asian="10pt" style:font-size-complex="10pt"/>
    </style:style>
    <style:style style:name="P126" style:family="paragraph" style:parent-style-name="Standard">
      <style:text-properties style:font-name="FreeMono" fo:font-size="10pt" officeooo:rsid="000865ca" officeooo:paragraph-rsid="003385bf" style:font-size-asian="10pt" style:font-size-complex="10pt"/>
    </style:style>
    <style:style style:name="P127" style:family="paragraph" style:parent-style-name="Standard">
      <style:text-properties style:font-name="FreeMono" fo:font-size="10pt" officeooo:rsid="000865ca" officeooo:paragraph-rsid="008fa934" style:font-size-asian="10pt" style:font-size-complex="10pt"/>
    </style:style>
    <style:style style:name="P128" style:family="paragraph" style:parent-style-name="Standard">
      <style:text-properties style:font-name="FreeMono" fo:font-size="10pt" officeooo:rsid="000865ca" officeooo:paragraph-rsid="0091383d" style:font-size-asian="10pt" style:font-size-complex="10pt"/>
    </style:style>
    <style:style style:name="P129" style:family="paragraph" style:parent-style-name="Standard">
      <style:text-properties style:font-name="FreeMono" fo:font-size="10pt" officeooo:rsid="000865ca" officeooo:paragraph-rsid="009ef950" style:font-size-asian="10pt" style:font-size-complex="10pt"/>
    </style:style>
    <style:style style:name="P130" style:family="paragraph" style:parent-style-name="Standard">
      <style:text-properties style:font-name="FreeMono" fo:font-size="10pt" officeooo:rsid="004d0b5b" officeooo:paragraph-rsid="004d0b5b" style:font-size-asian="10pt" style:font-size-complex="10pt"/>
    </style:style>
    <style:style style:name="P131" style:family="paragraph" style:parent-style-name="Standard">
      <style:text-properties style:font-name="FreeMono" fo:font-size="10pt" officeooo:rsid="004d0b5b" officeooo:paragraph-rsid="008e799f" style:font-size-asian="10pt" style:font-size-complex="10pt"/>
    </style:style>
    <style:style style:name="P132" style:family="paragraph" style:parent-style-name="Standard">
      <style:text-properties style:font-name="FreeMono" fo:font-size="10pt" officeooo:rsid="008584ba" officeooo:paragraph-rsid="008584ba" style:font-size-asian="10pt" style:font-size-complex="10pt"/>
    </style:style>
    <style:style style:name="P133" style:family="paragraph" style:parent-style-name="Standard">
      <style:text-properties style:font-name="FreeMono" fo:font-size="10pt" officeooo:rsid="007e2d3a" officeooo:paragraph-rsid="008e799f" style:font-size-asian="10pt" style:font-size-complex="10pt"/>
    </style:style>
    <style:style style:name="P134" style:family="paragraph" style:parent-style-name="Standard">
      <style:text-properties style:font-name="FreeMono" fo:font-size="10pt" officeooo:rsid="007e2d3a" officeooo:paragraph-rsid="009100e1" style:font-size-asian="10pt" style:font-size-complex="10pt"/>
    </style:style>
    <style:style style:name="P135" style:family="paragraph" style:parent-style-name="Standard">
      <style:text-properties style:font-name="FreeMono" fo:font-size="10pt" officeooo:rsid="00757d63" officeooo:paragraph-rsid="008e799f" style:font-size-asian="10pt" style:font-size-complex="10pt"/>
    </style:style>
    <style:style style:name="P136" style:family="paragraph" style:parent-style-name="Standard">
      <style:text-properties style:font-name="FreeMono" fo:font-size="10pt" officeooo:rsid="00757d63" officeooo:paragraph-rsid="00757d63" style:font-size-asian="10pt" style:font-size-complex="10pt"/>
    </style:style>
    <style:style style:name="P137" style:family="paragraph" style:parent-style-name="Standard">
      <style:text-properties style:font-name="FreeMono" fo:font-size="10pt" officeooo:rsid="00864d4a" officeooo:paragraph-rsid="008e799f" style:font-size-asian="10pt" style:font-size-complex="10pt"/>
    </style:style>
    <style:style style:name="P138" style:family="paragraph" style:parent-style-name="Standard">
      <style:text-properties style:font-name="FreeMono" fo:font-size="10pt" officeooo:rsid="00864d4a" officeooo:paragraph-rsid="00864d4a" style:font-size-asian="10pt" style:font-size-complex="10pt"/>
    </style:style>
    <style:style style:name="P139" style:family="paragraph" style:parent-style-name="Standard">
      <style:text-properties style:font-name="FreeMono" fo:font-size="10pt" officeooo:rsid="00864d4a" officeooo:paragraph-rsid="008d4b1d" style:font-size-asian="10pt" style:font-size-complex="10pt"/>
    </style:style>
    <style:style style:name="P140" style:family="paragraph" style:parent-style-name="Standard">
      <style:text-properties style:font-name="FreeMono" fo:font-size="10pt" officeooo:rsid="00864d4a" officeooo:paragraph-rsid="009ef950" style:font-size-asian="10pt" style:font-size-complex="10pt"/>
    </style:style>
    <style:style style:name="P141" style:family="paragraph" style:parent-style-name="Standard">
      <style:text-properties style:font-name="FreeMono" fo:font-size="10pt" officeooo:rsid="0043fe79" officeooo:paragraph-rsid="008e799f" style:font-size-asian="10pt" style:font-size-complex="10pt"/>
    </style:style>
    <style:style style:name="P142" style:family="paragraph" style:parent-style-name="Standard">
      <style:text-properties style:font-name="FreeMono" fo:font-size="10pt" officeooo:rsid="0043fe79" officeooo:paragraph-rsid="008fa934" style:font-size-asian="10pt" style:font-size-complex="10pt"/>
    </style:style>
    <style:style style:name="P143" style:family="paragraph" style:parent-style-name="Standard">
      <style:text-properties style:font-name="FreeMono" fo:font-size="10pt" officeooo:rsid="005aa689" officeooo:paragraph-rsid="005aa689" style:font-size-asian="10pt" style:font-size-complex="10pt"/>
    </style:style>
    <style:style style:name="P144" style:family="paragraph" style:parent-style-name="Standard">
      <style:text-properties style:font-name="FreeMono" fo:font-size="10pt" officeooo:rsid="005aa689" officeooo:paragraph-rsid="008fa934" style:font-size-asian="10pt" style:font-size-complex="10pt"/>
    </style:style>
    <style:style style:name="P145" style:family="paragraph" style:parent-style-name="Standard">
      <style:text-properties style:font-name="FreeMono" fo:font-size="10pt" officeooo:rsid="0075167c" officeooo:paragraph-rsid="008e799f" style:font-size-asian="10pt" style:font-size-complex="10pt"/>
    </style:style>
    <style:style style:name="P146" style:family="paragraph" style:parent-style-name="Standard">
      <style:text-properties style:font-name="FreeMono" fo:font-size="10pt" officeooo:rsid="0075167c" officeooo:paragraph-rsid="0075167c" style:font-size-asian="10pt" style:font-size-complex="10pt"/>
    </style:style>
    <style:style style:name="P147" style:family="paragraph" style:parent-style-name="Standard">
      <style:text-properties style:font-name="FreeMono" fo:font-size="10pt" officeooo:rsid="0075167c" officeooo:paragraph-rsid="008fa934" style:font-size-asian="10pt" style:font-size-complex="10pt"/>
    </style:style>
    <style:style style:name="P148" style:family="paragraph" style:parent-style-name="Standard">
      <style:text-properties style:font-name="FreeMono" fo:font-size="10pt" officeooo:rsid="0075167c" officeooo:paragraph-rsid="009ef950" style:font-size-asian="10pt" style:font-size-complex="10pt"/>
    </style:style>
    <style:style style:name="P149" style:family="paragraph" style:parent-style-name="Standard">
      <style:text-properties style:font-name="FreeMono" fo:font-size="10pt" officeooo:rsid="007e3b86" officeooo:paragraph-rsid="008e799f" style:font-size-asian="10pt" style:font-size-complex="10pt"/>
    </style:style>
    <style:style style:name="P150" style:family="paragraph" style:parent-style-name="Standard">
      <style:text-properties style:font-name="FreeMono" fo:font-size="10pt" officeooo:rsid="007fc44f" officeooo:paragraph-rsid="008e799f" style:font-size-asian="10pt" style:font-size-complex="10pt"/>
    </style:style>
    <style:style style:name="P151" style:family="paragraph" style:parent-style-name="Standard">
      <style:text-properties style:font-name="FreeMono" fo:font-size="10pt" officeooo:rsid="001c4f72" officeooo:paragraph-rsid="008e799f" style:font-size-asian="10pt" style:font-size-complex="10pt"/>
    </style:style>
    <style:style style:name="P152" style:family="paragraph" style:parent-style-name="Standard">
      <style:text-properties style:font-name="FreeMono" fo:font-size="10pt" officeooo:rsid="0081e7c4" officeooo:paragraph-rsid="008e799f" style:font-size-asian="10pt" style:font-size-complex="10pt"/>
    </style:style>
    <style:style style:name="P153" style:family="paragraph" style:parent-style-name="Standard">
      <style:text-properties style:font-name="FreeMono" fo:font-size="10pt" officeooo:rsid="0081e7c4" officeooo:paragraph-rsid="0091383d" style:font-size-asian="10pt" style:font-size-complex="10pt"/>
    </style:style>
    <style:style style:name="P154" style:family="paragraph" style:parent-style-name="Standard">
      <style:text-properties style:font-name="FreeMono" fo:font-size="10pt" officeooo:rsid="005d8ed2" officeooo:paragraph-rsid="008d4b1d" style:font-size-asian="10pt" style:font-size-complex="10pt"/>
    </style:style>
    <style:style style:name="P155" style:family="paragraph" style:parent-style-name="Standard">
      <style:text-properties style:font-name="FreeMono" fo:font-size="10pt" officeooo:rsid="005d8ed2" officeooo:paragraph-rsid="005d8ed2" style:font-size-asian="10pt" style:font-size-complex="10pt"/>
    </style:style>
    <style:style style:name="P156" style:family="paragraph" style:parent-style-name="Standard">
      <style:text-properties style:font-name="FreeMono" fo:font-size="10pt" officeooo:rsid="0062dd7d" officeooo:paragraph-rsid="008e799f" style:font-size-asian="10pt" style:font-size-complex="10pt"/>
    </style:style>
    <style:style style:name="P157" style:family="paragraph" style:parent-style-name="Standard">
      <style:text-properties style:font-name="FreeMono" fo:font-size="10pt" officeooo:rsid="00554353" officeooo:paragraph-rsid="00554353" style:font-size-asian="10pt" style:font-size-complex="10pt"/>
    </style:style>
    <style:style style:name="P158" style:family="paragraph" style:parent-style-name="Standard">
      <style:text-properties style:font-name="FreeMono" fo:font-size="10pt" officeooo:rsid="00554353" officeooo:paragraph-rsid="008d4b1d" style:font-size-asian="10pt" style:font-size-complex="10pt"/>
    </style:style>
    <style:style style:name="P159" style:family="paragraph" style:parent-style-name="Standard">
      <style:text-properties style:font-name="FreeMono" fo:font-size="10pt" officeooo:rsid="00298113" officeooo:paragraph-rsid="00343027" style:font-size-asian="10pt" style:font-size-complex="10pt"/>
    </style:style>
    <style:style style:name="P160" style:family="paragraph" style:parent-style-name="Standard">
      <style:text-properties style:font-name="FreeMono" fo:font-size="10pt" officeooo:rsid="00298113" officeooo:paragraph-rsid="003385bf" style:font-size-asian="10pt" style:font-size-complex="10pt"/>
    </style:style>
    <style:style style:name="P161" style:family="paragraph" style:parent-style-name="Standard">
      <style:text-properties style:font-name="FreeMono" fo:font-size="10pt" officeooo:rsid="004e3b5e" officeooo:paragraph-rsid="008e799f" style:font-size-asian="10pt" style:font-size-complex="10pt"/>
    </style:style>
    <style:style style:name="P162" style:family="paragraph" style:parent-style-name="Standard">
      <style:text-properties style:font-name="FreeMono" fo:font-size="10pt" officeooo:rsid="005d366f" officeooo:paragraph-rsid="005d366f" style:font-size-asian="10pt" style:font-size-complex="10pt"/>
    </style:style>
    <style:style style:name="P163" style:family="paragraph" style:parent-style-name="Standard">
      <style:text-properties style:font-name="FreeMono" fo:font-size="10pt" officeooo:rsid="00920c65" officeooo:paragraph-rsid="00920c65" style:font-size-asian="10pt" style:font-size-complex="10pt"/>
    </style:style>
    <style:style style:name="P164" style:family="paragraph" style:parent-style-name="Standard">
      <style:text-properties style:font-name="FreeMono" fo:font-size="10pt" officeooo:rsid="009d2590" officeooo:paragraph-rsid="009d2590" style:font-size-asian="10pt" style:font-size-complex="10pt"/>
    </style:style>
    <style:style style:name="P165" style:family="paragraph" style:parent-style-name="Standard">
      <style:text-properties style:font-name="FreeMono" fo:font-size="10pt" officeooo:rsid="007583b4" officeooo:paragraph-rsid="009ef950" style:font-size-asian="10pt" style:font-size-complex="10pt"/>
    </style:style>
    <style:style style:name="P166" style:family="paragraph" style:parent-style-name="Standard">
      <style:text-properties style:font-name="FreeMono" fo:font-size="10pt" officeooo:rsid="0080a8eb" officeooo:paragraph-rsid="009ef950" style:font-size-asian="10pt" style:font-size-complex="10pt"/>
    </style:style>
    <style:style style:name="P167" style:family="paragraph" style:parent-style-name="Standard">
      <style:text-properties style:font-name="FreeMono" fo:font-size="10pt" officeooo:rsid="0091383d" officeooo:paragraph-rsid="009ef950" style:font-size-asian="10pt" style:font-size-complex="10pt"/>
    </style:style>
    <style:style style:name="P168" style:family="paragraph" style:parent-style-name="Standard">
      <style:text-properties style:font-name="FreeMono" fo:font-size="10pt" officeooo:rsid="009ef950" officeooo:paragraph-rsid="009ef950" style:font-size-asian="10pt" style:font-size-complex="10pt"/>
    </style:style>
    <style:style style:name="P169" style:family="paragraph" style:parent-style-name="Standard">
      <style:text-properties style:font-name="FreeMono" fo:font-size="10pt" officeooo:rsid="00a0f751" officeooo:paragraph-rsid="00a0f751" style:font-size-asian="10pt" style:font-size-complex="10pt"/>
    </style:style>
    <style:style style:name="P170" style:family="paragraph" style:parent-style-name="Standard">
      <style:text-properties style:font-name="FreeMono" fo:font-size="10pt" fo:font-weight="bold" officeooo:rsid="000865ca" officeooo:paragraph-rsid="000865ca" style:font-size-asian="10pt" style:font-weight-asian="bold" style:font-size-complex="10pt" style:font-weight-complex="bold"/>
    </style:style>
    <style:style style:name="P171" style:family="paragraph" style:parent-style-name="Standard">
      <style:text-properties style:font-name="FreeMono" fo:font-size="10pt" fo:font-weight="bold" officeooo:rsid="000865ca" officeooo:paragraph-rsid="003269ba" style:font-size-asian="10pt" style:font-weight-asian="bold" style:font-size-complex="10pt" style:font-weight-complex="bold"/>
    </style:style>
    <style:style style:name="P172" style:family="paragraph" style:parent-style-name="Standard">
      <style:text-properties style:font-name="FreeMono" fo:font-size="10pt" fo:font-weight="bold" officeooo:rsid="000865ca" officeooo:paragraph-rsid="008e799f" style:font-size-asian="10pt" style:font-weight-asian="bold" style:font-size-complex="10pt" style:font-weight-complex="bold"/>
    </style:style>
    <style:style style:name="P173" style:family="paragraph" style:parent-style-name="Standard">
      <style:text-properties style:font-name="FreeMono" fo:font-size="10pt" fo:font-weight="bold" officeooo:rsid="000865ca" officeooo:paragraph-rsid="0086fd2a" style:font-size-asian="10pt" style:font-weight-asian="bold" style:font-size-complex="10pt" style:font-weight-complex="bold"/>
    </style:style>
    <style:style style:name="P174" style:family="paragraph" style:parent-style-name="Standard">
      <style:text-properties style:font-name="FreeMono" fo:font-size="10pt" fo:font-weight="bold" officeooo:rsid="000865ca" officeooo:paragraph-rsid="0091383d" style:font-size-asian="10pt" style:font-weight-asian="bold" style:font-size-complex="10pt" style:font-weight-complex="bold"/>
    </style:style>
    <style:style style:name="P175" style:family="paragraph" style:parent-style-name="Standard">
      <style:text-properties style:font-name="FreeMono" fo:font-size="10pt" fo:font-weight="bold" officeooo:rsid="000865ca" officeooo:paragraph-rsid="003385bf" style:font-size-asian="10pt" style:font-weight-asian="bold" style:font-size-complex="10pt" style:font-weight-complex="bold"/>
    </style:style>
    <style:style style:name="P176" style:family="paragraph" style:parent-style-name="Standard">
      <style:text-properties style:font-name="FreeMono" fo:font-size="10pt" fo:font-weight="bold" officeooo:rsid="000865ca" officeooo:paragraph-rsid="009d9d5d" style:font-size-asian="10pt" style:font-weight-asian="bold" style:font-size-complex="10pt" style:font-weight-complex="bold"/>
    </style:style>
    <style:style style:name="P177" style:family="paragraph" style:parent-style-name="Standard">
      <style:text-properties style:font-name="FreeMono" fo:font-size="10pt" fo:font-weight="bold" officeooo:rsid="000865ca" officeooo:paragraph-rsid="009ef950" style:font-size-asian="10pt" style:font-weight-asian="bold" style:font-size-complex="10pt" style:font-weight-complex="bold"/>
    </style:style>
    <style:style style:name="P178" style:family="paragraph" style:parent-style-name="Standard">
      <style:text-properties style:font-name="FreeMono" fo:font-size="10pt" fo:font-weight="bold" officeooo:rsid="005aa689" officeooo:paragraph-rsid="008e799f" style:font-size-asian="10pt" style:font-weight-asian="bold" style:font-size-complex="10pt" style:font-weight-complex="bold"/>
    </style:style>
    <style:style style:name="P179" style:family="paragraph" style:parent-style-name="Standard">
      <style:text-properties style:font-name="FreeMono" fo:font-size="10pt" fo:font-weight="bold" officeooo:rsid="005aa689" officeooo:paragraph-rsid="008fa934" style:font-size-asian="10pt" style:font-weight-asian="bold" style:font-size-complex="10pt" style:font-weight-complex="bold"/>
    </style:style>
    <style:style style:name="P180" style:family="paragraph" style:parent-style-name="Standard">
      <style:text-properties style:font-name="FreeMono" fo:font-size="10pt" fo:font-weight="bold" officeooo:rsid="00554353" officeooo:paragraph-rsid="00554353" style:font-size-asian="10pt" style:font-weight-asian="bold" style:font-size-complex="10pt" style:font-weight-complex="bold"/>
    </style:style>
    <style:style style:name="P181" style:family="paragraph" style:parent-style-name="Standard">
      <style:text-properties style:font-name="FreeMono" fo:font-size="10pt" fo:font-weight="bold" officeooo:rsid="00298113" officeooo:paragraph-rsid="00343027" style:font-size-asian="10pt" style:font-weight-asian="bold" style:font-size-complex="10pt" style:font-weight-complex="bold"/>
    </style:style>
    <style:style style:name="P182" style:family="paragraph" style:parent-style-name="Standard">
      <style:text-properties style:font-name="FreeMono" fo:font-size="10pt" fo:font-weight="bold" officeooo:rsid="00298113" officeooo:paragraph-rsid="000865ca" style:font-size-asian="10pt" style:font-weight-asian="bold" style:font-size-complex="10pt" style:font-weight-complex="bold"/>
    </style:style>
    <style:style style:name="P183" style:family="paragraph" style:parent-style-name="Standard">
      <style:text-properties style:font-name="FreeMono" fo:font-size="10pt" fo:font-weight="bold" officeooo:rsid="00298113" officeooo:paragraph-rsid="003385bf" style:font-size-asian="10pt" style:font-weight-asian="bold" style:font-size-complex="10pt" style:font-weight-complex="bold"/>
    </style:style>
    <style:style style:name="P184" style:family="paragraph" style:parent-style-name="Standard">
      <style:text-properties style:font-name="FreeMono" fo:font-size="10pt" fo:font-weight="bold" officeooo:rsid="00298113" officeooo:paragraph-rsid="0093aa72" style:font-size-asian="10pt" style:font-weight-asian="bold" style:font-size-complex="10pt" style:font-weight-complex="bold"/>
    </style:style>
    <style:style style:name="P185" style:family="paragraph" style:parent-style-name="Standard">
      <style:text-properties style:font-name="FreeMono" fo:font-size="10pt" fo:font-weight="bold" officeooo:rsid="00298113" officeooo:paragraph-rsid="008e799f" style:font-size-asian="10pt" style:font-weight-asian="bold" style:font-size-complex="10pt" style:font-weight-complex="bold"/>
    </style:style>
    <style:style style:name="P186" style:family="paragraph" style:parent-style-name="Standard">
      <style:text-properties style:font-name="FreeMono" fo:font-size="10pt" fo:font-weight="bold" officeooo:rsid="007e3b86" officeooo:paragraph-rsid="008e799f" style:font-size-asian="10pt" style:font-weight-asian="bold" style:font-size-complex="10pt" style:font-weight-complex="bold"/>
    </style:style>
    <style:style style:name="P187" style:family="paragraph" style:parent-style-name="Standard">
      <style:text-properties style:font-name="FreeMono" fo:font-size="10pt" fo:font-weight="bold" officeooo:rsid="005d8ed2" officeooo:paragraph-rsid="008e799f" style:font-size-asian="10pt" style:font-weight-asian="bold" style:font-size-complex="10pt" style:font-weight-complex="bold"/>
    </style:style>
    <style:style style:name="P188" style:family="paragraph" style:parent-style-name="Standard">
      <style:text-properties style:font-name="FreeMono" fo:font-size="10pt" fo:font-weight="bold" officeooo:rsid="005d8ed2" officeooo:paragraph-rsid="0091383d" style:font-size-asian="10pt" style:font-weight-asian="bold" style:font-size-complex="10pt" style:font-weight-complex="bold"/>
    </style:style>
    <style:style style:name="P189" style:family="paragraph" style:parent-style-name="Standard">
      <style:text-properties style:font-name="FreeMono" fo:font-size="10pt" fo:font-weight="bold" officeooo:rsid="0075167c" officeooo:paragraph-rsid="008e799f" style:font-size-asian="10pt" style:font-weight-asian="bold" style:font-size-complex="10pt" style:font-weight-complex="bold"/>
    </style:style>
    <style:style style:name="P190" style:family="paragraph" style:parent-style-name="Standard">
      <style:text-properties style:font-name="FreeMono" fo:font-size="10pt" fo:font-weight="bold" officeooo:rsid="00864d4a" officeooo:paragraph-rsid="008e799f" style:font-size-asian="10pt" style:font-weight-asian="bold" style:font-size-complex="10pt" style:font-weight-complex="bold"/>
    </style:style>
    <style:style style:name="P191" style:family="paragraph" style:parent-style-name="Standard">
      <style:text-properties style:font-name="FreeMono" fo:font-size="10pt" fo:font-weight="bold" officeooo:rsid="00920c65" officeooo:paragraph-rsid="00920c65" style:font-size-asian="10pt" style:font-weight-asian="bold" style:font-size-complex="10pt" style:font-weight-complex="bold"/>
    </style:style>
    <style:style style:name="P192" style:family="paragraph" style:parent-style-name="Standard">
      <style:text-properties style:font-name="FreeMono" fo:font-size="10pt" fo:font-weight="bold" officeooo:rsid="004e3b5e" officeooo:paragraph-rsid="008e799f" style:font-size-asian="10pt" style:font-weight-asian="bold" style:font-size-complex="10pt" style:font-weight-complex="bold"/>
    </style:style>
    <style:style style:name="P193" style:family="paragraph" style:parent-style-name="Standard">
      <style:text-properties style:font-name="FreeMono" fo:font-size="10pt" fo:font-weight="bold" officeooo:rsid="008584ba" officeooo:paragraph-rsid="008584ba" style:font-size-asian="10pt" style:font-weight-asian="bold" style:font-size-complex="10pt" style:font-weight-complex="bold"/>
    </style:style>
    <style:style style:name="P194" style:family="paragraph" style:parent-style-name="Standard">
      <style:text-properties style:font-name="FreeMono" fo:font-size="10pt" fo:font-weight="bold" officeooo:rsid="003385bf" officeooo:paragraph-rsid="0093aa72" style:font-size-asian="10pt" style:font-weight-asian="bold" style:font-size-complex="10pt" style:font-weight-complex="bold"/>
    </style:style>
    <style:style style:name="P195" style:family="paragraph" style:parent-style-name="Standard">
      <style:text-properties style:font-name="FreeMono" fo:font-size="10pt" fo:font-weight="bold" officeooo:rsid="005d366f" officeooo:paragraph-rsid="005d366f" style:font-size-asian="10pt" style:font-weight-asian="bold" style:font-size-complex="10pt" style:font-weight-complex="bold"/>
    </style:style>
    <style:style style:name="P196" style:family="paragraph" style:parent-style-name="Standard">
      <style:text-properties style:font-name="FreeMono" fo:font-size="10pt" fo:font-weight="bold" officeooo:rsid="005d366f" officeooo:paragraph-rsid="0093aa72" style:font-size-asian="10pt" style:font-weight-asian="bold" style:font-size-complex="10pt" style:font-weight-complex="bold"/>
    </style:style>
    <style:style style:name="P197" style:family="paragraph" style:parent-style-name="Standard">
      <style:text-properties style:font-name="FreeMono" fo:font-size="10pt" fo:font-weight="bold" officeooo:rsid="00757d63" officeooo:paragraph-rsid="00757d63" style:font-size-asian="10pt" style:font-weight-asian="bold" style:font-size-complex="10pt" style:font-weight-complex="bold"/>
    </style:style>
    <style:style style:name="P198" style:family="paragraph" style:parent-style-name="Standard">
      <style:text-properties style:font-name="FreeMono" fo:font-size="10pt" fo:font-weight="bold" officeooo:rsid="009ef950" officeooo:paragraph-rsid="009ef950" style:font-size-asian="10pt" style:font-weight-asian="bold" style:font-size-complex="10pt" style:font-weight-complex="bold"/>
    </style:style>
    <style:style style:name="P199" style:family="paragraph" style:parent-style-name="Standard">
      <style:text-properties style:font-name="FreeMono" fo:font-size="10pt" fo:font-style="normal" fo:font-weight="bold" officeooo:rsid="005aa689" officeooo:paragraph-rsid="008e799f" style:font-size-asian="10pt" style:font-style-asian="normal" style:font-weight-asian="bold" style:font-size-complex="10pt" style:font-style-complex="normal" style:font-weight-complex="bold"/>
    </style:style>
    <style:style style:name="P200" style:family="paragraph" style:parent-style-name="Standard">
      <style:text-properties style:font-name="FreeMono" fo:font-size="10pt" fo:font-style="normal" fo:font-weight="bold" officeooo:rsid="005aa689" officeooo:paragraph-rsid="008fa934" style:font-size-asian="10pt" style:font-style-asian="normal" style:font-weight-asian="bold" style:font-size-complex="10pt" style:font-style-complex="normal" style:font-weight-complex="bold"/>
    </style:style>
    <style:style style:name="P201" style:family="paragraph" style:parent-style-name="Standard">
      <style:text-properties style:font-name="FreeMono" fo:font-size="10pt" fo:font-style="normal" fo:font-weight="bold" officeooo:rsid="007e2d3a" officeooo:paragraph-rsid="008e799f" style:font-size-asian="10pt" style:font-style-asian="normal" style:font-weight-asian="bold" style:font-size-complex="10pt" style:font-style-complex="normal" style:font-weight-complex="bold"/>
    </style:style>
    <style:style style:name="P202" style:family="paragraph" style:parent-style-name="Standard">
      <style:text-properties style:font-name="FreeMono" fo:font-size="10pt" fo:font-style="normal" fo:font-weight="bold" officeooo:rsid="000610cd" officeooo:paragraph-rsid="008e799f" style:font-size-asian="10pt" style:font-style-asian="normal" style:font-weight-asian="bold" style:font-size-complex="10pt" style:font-style-complex="normal" style:font-weight-complex="bold"/>
    </style:style>
    <style:style style:name="P203" style:family="paragraph" style:parent-style-name="Standard">
      <style:text-properties style:font-name="FreeMono" fo:font-size="10pt" fo:font-style="normal" fo:font-weight="bold" officeooo:rsid="000610cd" officeooo:paragraph-rsid="0086fd2a" style:font-size-asian="10pt" style:font-style-asian="normal" style:font-weight-asian="bold" style:font-size-complex="10pt" style:font-style-complex="normal" style:font-weight-complex="bold"/>
    </style:style>
    <style:style style:name="P204" style:family="paragraph" style:parent-style-name="Standard">
      <style:text-properties style:font-name="FreeMono" fo:font-size="10pt" fo:font-style="normal" fo:font-weight="bold" officeooo:rsid="00864d4a" officeooo:paragraph-rsid="008e799f" style:font-size-asian="10pt" style:font-style-asian="normal" style:font-weight-asian="bold" style:font-size-complex="10pt" style:font-style-complex="normal" style:font-weight-complex="bold"/>
    </style:style>
    <style:style style:name="P205" style:family="paragraph" style:parent-style-name="Standard">
      <style:text-properties style:font-name="FreeMono" fo:font-size="10pt" fo:font-style="normal" fo:font-weight="normal" officeooo:rsid="007e3b86" officeooo:paragraph-rsid="008e799f" style:font-size-asian="10pt" style:font-style-asian="normal" style:font-weight-asian="normal" style:font-size-complex="10pt" style:font-style-complex="normal" style:font-weight-complex="normal"/>
    </style:style>
    <style:style style:name="P206" style:family="paragraph" style:parent-style-name="Standard">
      <style:text-properties style:font-name="FreeMono" fo:font-size="10pt" fo:font-style="normal" fo:font-weight="normal" officeooo:rsid="009ef950" officeooo:paragraph-rsid="009ef950" style:font-size-asian="10pt" style:font-style-asian="normal" style:font-weight-asian="normal" style:font-size-complex="10pt" style:font-style-complex="normal" style:font-weight-complex="normal"/>
    </style:style>
    <style:style style:name="P207" style:family="paragraph" style:parent-style-name="Standard">
      <style:text-properties style:font-name="FreeMono" fo:font-size="10pt" fo:font-weight="normal" officeooo:rsid="005d8ed2" officeooo:paragraph-rsid="0091383d" style:font-size-asian="10pt" style:font-weight-asian="normal" style:font-size-complex="10pt" style:font-weight-complex="normal"/>
    </style:style>
    <style:style style:name="P208" style:family="paragraph" style:parent-style-name="Standard">
      <style:text-properties style:font-name="FreeMono" fo:font-size="10pt" fo:font-weight="normal" officeooo:rsid="0075167c" officeooo:paragraph-rsid="008e799f" style:font-size-asian="10pt" style:font-weight-asian="normal" style:font-size-complex="10pt" style:font-weight-complex="normal"/>
    </style:style>
    <style:style style:name="P209" style:family="paragraph" style:parent-style-name="Standard">
      <style:text-properties style:font-name="FreeMono" fo:font-size="10pt" fo:font-weight="normal" officeooo:rsid="0075167c" officeooo:paragraph-rsid="0091383d" style:font-size-asian="10pt" style:font-weight-asian="normal" style:font-size-complex="10pt" style:font-weight-complex="normal"/>
    </style:style>
    <style:style style:name="P210" style:family="paragraph" style:parent-style-name="Standard">
      <style:text-properties style:font-name="FreeMono" fo:font-size="10pt" fo:font-weight="normal" officeooo:rsid="00864d4a" officeooo:paragraph-rsid="0091383d" style:font-size-asian="10pt" style:font-weight-asian="normal" style:font-size-complex="10pt" style:font-weight-complex="normal"/>
    </style:style>
    <style:style style:name="P211" style:family="paragraph" style:parent-style-name="Standard">
      <style:text-properties style:font-name="FreeMono" fo:font-size="10pt" fo:font-weight="normal" officeooo:rsid="007e2d3a" officeooo:paragraph-rsid="0091383d" style:font-size-asian="10pt" style:font-weight-asian="normal" style:font-size-complex="10pt" style:font-weight-complex="normal"/>
    </style:style>
    <style:style style:name="P212" style:family="paragraph" style:parent-style-name="Standard">
      <style:text-properties style:font-name="FreeMono" fo:font-size="10pt" fo:font-weight="normal" officeooo:rsid="00a0f751" officeooo:paragraph-rsid="00a0f751" style:font-size-asian="10pt" style:font-weight-asian="normal" style:font-size-complex="10pt" style:font-weight-complex="normal"/>
    </style:style>
    <style:style style:name="P213" style:family="paragraph" style:parent-style-name="Standard">
      <style:text-properties fo:font-style="normal" fo:font-weight="normal" officeooo:rsid="001d23f3" officeooo:paragraph-rsid="001d23f3" style:font-style-asian="normal" style:font-weight-asian="normal" style:font-style-complex="normal" style:font-weight-complex="normal"/>
    </style:style>
    <style:style style:name="P214" style:family="paragraph" style:parent-style-name="Standard">
      <style:text-properties officeooo:rsid="0042c1d3" officeooo:paragraph-rsid="0042c1d3"/>
    </style:style>
    <style:style style:name="P215" style:family="paragraph" style:parent-style-name="Standard">
      <style:text-properties officeooo:rsid="000e4d29" officeooo:paragraph-rsid="00837756"/>
    </style:style>
    <style:style style:name="P216" style:family="paragraph" style:parent-style-name="Standard">
      <style:text-properties officeooo:paragraph-rsid="0007da95"/>
    </style:style>
    <style:style style:name="P217" style:family="paragraph" style:parent-style-name="Standard">
      <style:paragraph-properties fo:break-before="page"/>
      <style:text-properties fo:font-weight="bold" officeooo:rsid="000610cd" officeooo:paragraph-rsid="000610cd" style:font-weight-asian="bold" style:font-weight-complex="bold"/>
    </style:style>
    <style:style style:name="P218" style:family="paragraph" style:parent-style-name="Standard">
      <style:paragraph-properties fo:break-before="page"/>
      <style:text-properties style:font-name="Liberation Serif1" fo:font-size="12pt" fo:font-weight="bold" officeooo:rsid="000ae8db" officeooo:paragraph-rsid="000ae8db" style:font-size-asian="12pt" style:font-weight-asian="bold" style:font-size-complex="12pt" style:font-weight-complex="bold"/>
    </style:style>
    <style:style style:name="P219" style:family="paragraph" style:parent-style-name="Standard">
      <style:paragraph-properties fo:break-before="page"/>
      <style:text-properties style:font-name="Liberation Serif1" fo:font-size="12pt" fo:font-style="normal" fo:font-weight="bold" officeooo:rsid="003d3431" officeooo:paragraph-rsid="003d3431" style:font-size-asian="12pt" style:font-style-asian="normal" style:font-weight-asian="bold" style:font-size-complex="12pt" style:font-style-complex="normal" style:font-weight-complex="bold"/>
    </style:style>
    <style:style style:name="P220" style:family="paragraph" style:parent-style-name="Standard">
      <style:paragraph-properties fo:break-before="page"/>
      <style:text-properties style:font-name="Liberation Serif1" fo:font-size="12pt" fo:font-style="normal" fo:font-weight="bold" officeooo:rsid="0037b8c7" officeooo:paragraph-rsid="0037b8c7" style:font-size-asian="12pt" style:font-style-asian="normal" style:font-weight-asian="bold" style:font-size-complex="12pt" style:font-style-complex="normal" style:font-weight-complex="bold"/>
    </style:style>
    <style:style style:name="P221" style:family="paragraph" style:parent-style-name="Standard">
      <style:paragraph-properties fo:break-before="page"/>
      <style:text-properties style:font-name="Liberation Serif1" fo:font-size="12pt" fo:font-style="normal" style:text-underline-style="none" fo:font-weight="bold" officeooo:rsid="000ae8db" officeooo:paragraph-rsid="000ae8db" style:font-size-asian="12pt" style:font-style-asian="normal" style:font-weight-asian="bold" style:font-size-complex="12pt" style:font-style-complex="normal" style:font-weight-complex="bold"/>
    </style:style>
    <style:style style:name="P222" style:family="paragraph" style:parent-style-name="Standard">
      <style:paragraph-properties fo:break-before="page"/>
      <style:text-properties style:font-name="DejaVu Sans Mono" fo:font-size="9pt" fo:font-weight="bold" officeooo:rsid="000846bc" officeooo:paragraph-rsid="000846bc" style:font-size-asian="9pt" style:font-weight-asian="bold" style:font-size-complex="9pt" style:font-weight-complex="bold"/>
    </style:style>
    <style:style style:name="P223" style:family="paragraph" style:parent-style-name="Standard">
      <style:paragraph-properties fo:break-before="page"/>
      <style:text-properties style:font-name="FreeMono" fo:font-size="10pt" fo:font-weight="bold" officeooo:rsid="000865ca" officeooo:paragraph-rsid="008e799f" style:font-size-asian="10pt" style:font-weight-asian="bold" style:font-size-complex="10pt" style:font-weight-complex="bold"/>
    </style:style>
    <style:style style:name="P224" style:family="paragraph" style:parent-style-name="Table_20_Contents">
      <style:text-properties style:font-name="DejaVu Sans Mono" fo:font-size="10pt" officeooo:rsid="001c4f72" officeooo:paragraph-rsid="001c4f72" style:font-size-asian="10pt" style:font-size-complex="10pt"/>
    </style:style>
    <style:style style:name="P225" style:family="paragraph" style:parent-style-name="Table_20_Contents">
      <style:text-properties style:font-name="DejaVu Sans Mono" fo:font-size="10pt" officeooo:rsid="001d23f3" officeooo:paragraph-rsid="001d23f3" style:font-size-asian="10pt" style:font-size-complex="10pt"/>
    </style:style>
    <style:style style:name="P226" style:family="paragraph" style:parent-style-name="Table_20_Contents">
      <style:text-properties style:font-name="DejaVu Sans Mono" fo:font-size="10pt" officeooo:rsid="001d23f3" officeooo:paragraph-rsid="001f17fc" style:font-size-asian="10pt" style:font-size-complex="10pt"/>
    </style:style>
    <style:style style:name="P227" style:family="paragraph" style:parent-style-name="Table_20_Contents">
      <style:text-properties style:font-name="DejaVu Sans Mono" fo:font-size="10pt" officeooo:rsid="001d23f3" officeooo:paragraph-rsid="001c4f72" style:font-size-asian="10pt" style:font-size-complex="10pt"/>
    </style:style>
    <style:style style:name="P228" style:family="paragraph" style:parent-style-name="Table_20_Contents">
      <style:text-properties style:font-name="DejaVu Sans Mono" fo:font-size="10pt" officeooo:rsid="001f17fc" officeooo:paragraph-rsid="001f17fc" style:font-size-asian="10pt" style:font-size-complex="10pt"/>
    </style:style>
    <style:style style:name="P229" style:family="paragraph" style:parent-style-name="Table_20_Contents">
      <style:text-properties style:font-name="DejaVu Sans Mono" fo:font-size="10pt" officeooo:rsid="0020c19c" officeooo:paragraph-rsid="0020c19c" style:font-size-asian="10pt" style:font-size-complex="10pt"/>
    </style:style>
    <style:style style:name="P230" style:family="paragraph" style:parent-style-name="Table_20_Contents">
      <style:text-properties fo:font-size="10pt" officeooo:rsid="002f3307" officeooo:paragraph-rsid="002f3307" style:font-size-asian="10pt" style:font-size-complex="10pt"/>
    </style:style>
    <style:style style:name="P231" style:family="paragraph" style:parent-style-name="Table_20_Contents">
      <style:text-properties fo:font-size="10pt" officeooo:rsid="0030e2e8" officeooo:paragraph-rsid="0030e2e8" style:font-size-asian="10pt" style:font-size-complex="10pt"/>
    </style:style>
    <style:style style:name="P232" style:family="paragraph" style:parent-style-name="Table_20_Contents">
      <style:text-properties fo:font-size="10pt" officeooo:rsid="0072150f" officeooo:paragraph-rsid="0072150f" style:font-size-asian="10pt" style:font-size-complex="10pt"/>
    </style:style>
    <style:style style:name="P233" style:family="paragraph" style:parent-style-name="Table_20_Contents">
      <style:text-properties fo:font-size="10pt" officeooo:rsid="007beb1e" officeooo:paragraph-rsid="007beb1e" style:font-size-asian="10pt" style:font-size-complex="10pt"/>
    </style:style>
    <style:style style:name="P234" style:family="paragraph" style:parent-style-name="Table_20_Contents">
      <style:text-properties fo:font-size="10pt" fo:font-weight="bold" officeooo:rsid="002f3307" officeooo:paragraph-rsid="002f3307" style:font-size-asian="10pt" style:font-weight-asian="bold" style:font-size-complex="10pt" style:font-weight-complex="bold"/>
    </style:style>
    <style:style style:name="P235" style:family="paragraph" style:parent-style-name="Table_20_Contents">
      <style:text-properties fo:font-size="10pt" fo:font-weight="bold" officeooo:rsid="0030e2e8" officeooo:paragraph-rsid="0030e2e8" style:font-size-asian="10pt" style:font-weight-asian="bold" style:font-size-complex="10pt" style:font-weight-complex="bold"/>
    </style:style>
    <style:style style:name="P236" style:family="paragraph" style:parent-style-name="Table_20_Contents">
      <style:text-properties fo:font-size="10pt" fo:font-weight="bold" officeooo:rsid="0072150f" officeooo:paragraph-rsid="0072150f" style:font-size-asian="10pt" style:font-weight-asian="bold" style:font-size-complex="10pt" style:font-weight-complex="bold"/>
    </style:style>
    <style:style style:name="P237" style:family="paragraph" style:parent-style-name="Table_20_Contents">
      <style:text-properties fo:font-size="10pt" fo:font-weight="bold" officeooo:rsid="007beb1e" officeooo:paragraph-rsid="007beb1e" style:font-size-asian="10pt" style:font-weight-asian="bold" style:font-size-complex="10pt" style:font-weight-complex="bold"/>
    </style:style>
    <style:style style:name="P238" style:family="paragraph" style:parent-style-name="Table_20_Contents">
      <style:text-properties fo:font-weight="bold" officeooo:rsid="006ad99f" officeooo:paragraph-rsid="001d23f3" style:font-weight-asian="bold" style:font-weight-complex="bold"/>
    </style:style>
    <style:style style:name="P239" style:family="paragraph" style:parent-style-name="Table_20_Contents">
      <style:text-properties officeooo:rsid="000610cd" officeooo:paragraph-rsid="001d23f3"/>
    </style:style>
    <style:style style:name="P240" style:family="paragraph" style:parent-style-name="Table_20_Contents">
      <style:text-properties style:font-name="FreeMono" fo:font-size="10pt" officeooo:rsid="003269ba" officeooo:paragraph-rsid="008e799f" style:font-size-asian="10pt" style:font-size-complex="10pt"/>
    </style:style>
    <style:style style:name="P241" style:family="paragraph" style:parent-style-name="Heading_20_4">
      <style:text-properties fo:font-size="10pt" fo:font-weight="normal" style:font-size-asian="10pt" style:font-weight-asian="normal" style:font-size-complex="10pt" style:font-weight-complex="normal"/>
    </style:style>
    <style:style style:name="P242" style:family="paragraph" style:parent-style-name="Heading_20_4">
      <style:text-properties fo:font-size="10pt" fo:font-weight="normal" officeooo:rsid="002f3307" officeooo:paragraph-rsid="002f3307" style:font-size-asian="10pt" style:font-weight-asian="normal" style:font-size-complex="10pt" style:font-weight-complex="normal"/>
    </style:style>
    <style:style style:name="P243" style:family="paragraph" style:parent-style-name="Heading_20_4">
      <style:text-properties fo:font-size="10pt" fo:font-weight="normal" officeooo:rsid="0030e2e8" officeooo:paragraph-rsid="0030e2e8" style:font-size-asian="10pt" style:font-weight-asian="normal" style:font-size-complex="10pt" style:font-weight-complex="normal"/>
    </style:style>
    <style:style style:name="P244" style:family="paragraph" style:parent-style-name="Text_20_body">
      <style:text-properties style:font-name="Liberation Serif" fo:font-size="10pt" style:font-size-asian="10pt" style:font-size-complex="10pt"/>
    </style:style>
    <style:style style:name="P245" style:family="paragraph" style:parent-style-name="Text_20_body">
      <style:text-properties style:font-name="Liberation Serif" fo:font-size="10pt" officeooo:rsid="007beb1e" officeooo:paragraph-rsid="007beb1e" style:font-size-asian="10pt" style:font-size-complex="10pt"/>
    </style:style>
    <style:style style:name="P246" style:family="paragraph" style:parent-style-name="Standard">
      <loext:graphic-properties draw:fill-image-width="0cm" draw:fill-image-height="0cm"/>
      <style:paragraph-properties style:border-line-width="0.018cm 0.004cm 0.018cm" fo:padding="0.049cm" fo:border="1.11pt double-thin #3465a4" style:shadow="none" style:writing-mode="page"/>
      <style:text-properties officeooo:rsid="0007da95" officeooo:paragraph-rsid="0007da95"/>
    </style:style>
    <style:style style:name="P247" style:family="paragraph" style:parent-style-name="Standard">
      <loext:graphic-properties draw:fill-image-width="0cm" draw:fill-image-height="0cm"/>
      <style:paragraph-properties fo:text-align="center" style:justify-single-word="false" style:border-line-width="0.018cm 0.004cm 0.018cm" fo:padding="0.049cm" fo:border="1.11pt double-thin #3465a4" style:shadow="none" style:writing-mode="page"/>
      <style:text-properties officeooo:rsid="0007da95" officeooo:paragraph-rsid="0007da95"/>
    </style:style>
    <style:style style:name="P248" style:family="paragraph" style:parent-style-name="Standard">
      <loext:graphic-properties draw:fill-image-width="0cm" draw:fill-image-height="0cm"/>
      <style:paragraph-properties fo:text-align="center" style:justify-single-word="false" style:border-line-width="0.018cm 0.004cm 0.018cm" fo:padding="0.049cm" fo:border="1.11pt double-thin #3465a4" style:shadow="none" style:writing-mode="page"/>
      <style:text-properties officeooo:rsid="000610cd" officeooo:paragraph-rsid="000610cd"/>
    </style:style>
    <style:style style:name="P249" style:family="paragraph" style:parent-style-name="Standard">
      <loext:graphic-properties draw:fill-image-width="0cm" draw:fill-image-height="0cm"/>
      <style:paragraph-properties fo:text-align="center" style:justify-single-word="false" style:border-line-width="0.018cm 0.004cm 0.018cm" fo:padding="0.049cm" fo:border="1.11pt double-thin #3465a4" style:shadow="none" style:writing-mode="page"/>
      <style:text-properties fo:font-style="italic" officeooo:rsid="0007da95" officeooo:paragraph-rsid="0007da95" style:font-style-asian="italic" style:font-style-complex="italic"/>
    </style:style>
    <style:style style:name="P250" style:family="paragraph" style:parent-style-name="Standard">
      <loext:graphic-properties draw:fill-image-width="0cm" draw:fill-image-height="0cm"/>
      <style:paragraph-properties fo:text-align="center" style:justify-single-word="false" style:border-line-width="0.018cm 0.004cm 0.018cm" fo:padding="0.049cm" fo:border="1.11pt double-thin #3465a4" style:shadow="none" style:writing-mode="page"/>
      <style:text-properties fo:font-size="10pt" fo:font-style="italic" officeooo:rsid="0072150f" officeooo:paragraph-rsid="0072150f" style:font-size-asian="10pt" style:font-style-asian="italic" style:font-size-complex="10pt" style:font-style-complex="italic"/>
    </style:style>
    <style:style style:name="P251" style:family="paragraph" style:parent-style-name="Standard" style:master-page-name="">
      <loext:graphic-properties draw:fill-image-width="0cm" draw:fill-image-height="0cm"/>
      <style:paragraph-properties fo:text-align="center" style:justify-single-word="false" style:page-number="auto" style:border-line-width="0.018cm 0.004cm 0.018cm" fo:padding="0.049cm" fo:border="1.11pt double-thin #3465a4" style:shadow="none" style:writing-mode="page"/>
      <style:text-properties officeooo:rsid="000610cd" officeooo:paragraph-rsid="000610cd"/>
    </style:style>
    <style:style style:name="P252" style:family="paragraph" style:parent-style-name="Standard" style:list-style-name="L1">
      <style:text-properties officeooo:rsid="0007da95" officeooo:paragraph-rsid="0007da95"/>
    </style:style>
    <style:style style:name="P253" style:family="paragraph" style:parent-style-name="Standard" style:list-style-name="L1">
      <style:text-properties officeooo:rsid="0007da95" officeooo:paragraph-rsid="00270bac"/>
    </style:style>
    <style:style style:name="P254" style:family="paragraph" style:parent-style-name="Standard">
      <style:text-properties officeooo:rsid="0007da95" officeooo:paragraph-rsid="00a31177"/>
    </style:style>
    <style:style style:name="P255" style:family="paragraph" style:parent-style-name="Standard" style:list-style-name="L1">
      <style:text-properties officeooo:rsid="000ae8db" officeooo:paragraph-rsid="000ae8db"/>
    </style:style>
    <style:style style:name="P256" style:family="paragraph" style:parent-style-name="Standard">
      <style:text-properties officeooo:paragraph-rsid="0042c1d3"/>
    </style:style>
    <style:style style:name="P257" style:family="paragraph" style:parent-style-name="Standard">
      <style:text-properties officeooo:paragraph-rsid="0040aca1"/>
    </style:style>
    <style:style style:name="P258" style:family="paragraph" style:parent-style-name="Standard">
      <style:text-properties style:font-name="Liberation Serif1" fo:font-size="12pt" fo:font-weight="normal" officeooo:rsid="006ad99f" officeooo:paragraph-rsid="006ad99f" style:font-size-asian="12pt" style:font-weight-asian="normal" style:font-size-complex="12pt" style:font-weight-complex="normal"/>
    </style:style>
    <style:style style:name="P259" style:family="paragraph" style:parent-style-name="Standard">
      <style:text-properties style:font-name="DejaVu Sans Mono" fo:font-size="9pt" fo:font-weight="normal" officeooo:rsid="0007da95" officeooo:paragraph-rsid="0021bd79" style:font-size-asian="9pt" style:font-weight-asian="normal" style:font-size-complex="9pt" style:font-weight-complex="normal"/>
    </style:style>
    <style:style style:name="P260" style:family="paragraph" style:parent-style-name="Standard">
      <style:text-properties style:font-name="FreeMono" fo:font-size="10pt" fo:font-weight="normal" officeooo:rsid="00a6b91d" officeooo:paragraph-rsid="00a6b91d" style:font-size-asian="10pt" style:font-weight-asian="normal" style:font-size-complex="10pt" style:font-weight-complex="normal"/>
    </style:style>
    <style:style style:name="P261" style:family="paragraph" style:parent-style-name="Standard">
      <style:text-properties style:font-name="FreeMono" fo:font-size="10pt" fo:font-weight="normal" officeooo:rsid="00a96b84" officeooo:paragraph-rsid="00a96b84" style:font-size-asian="10pt" style:font-weight-asian="normal" style:font-size-complex="10pt" style:font-weight-complex="normal"/>
    </style:style>
    <style:style style:name="P262" style:family="paragraph" style:parent-style-name="Standard">
      <style:text-properties style:font-name="FreeMono" fo:font-size="10pt" officeooo:rsid="00a83ebe" officeooo:paragraph-rsid="00a83ebe" style:font-size-asian="10pt" style:font-size-complex="10pt"/>
    </style:style>
    <style:style style:name="P263" style:family="paragraph" style:parent-style-name="Standard">
      <style:text-properties style:font-name="FreeMono" fo:font-size="10pt" officeooo:rsid="000865ca" officeooo:paragraph-rsid="009ef950" style:font-size-asian="10pt" style:font-size-complex="10pt"/>
    </style:style>
    <style:style style:name="P264" style:family="paragraph" style:parent-style-name="Standard">
      <style:text-properties style:font-name="FreeMono" fo:font-size="10pt" officeooo:rsid="00a96b84" officeooo:paragraph-rsid="00a96b84" style:font-size-asian="10pt" style:font-size-complex="10pt"/>
    </style:style>
    <style:style style:name="P265" style:family="paragraph" style:parent-style-name="Standard">
      <style:text-properties style:font-name="FreeMono" fo:font-size="10pt" officeooo:rsid="005d366f" officeooo:paragraph-rsid="005d366f" style:font-size-asian="10pt" style:font-size-complex="10pt"/>
    </style:style>
    <style:style style:name="P266" style:family="paragraph" style:parent-style-name="Standard">
      <style:text-properties style:font-name="FreeMono" fo:font-size="10pt" officeooo:rsid="00ab29c0" officeooo:paragraph-rsid="00ab29c0" style:font-size-asian="10pt" style:font-size-complex="10pt"/>
    </style:style>
    <style:style style:name="P267" style:family="paragraph" style:parent-style-name="Standard">
      <style:text-properties style:font-name="FreeMono" fo:font-size="10pt" fo:font-style="normal" fo:font-weight="bold" officeooo:rsid="00a6b91d" officeooo:paragraph-rsid="00a6b91d" style:font-size-asian="10pt" style:font-style-asian="normal" style:font-weight-asian="bold" style:font-size-complex="10pt" style:font-style-complex="normal" style:font-weight-complex="bold"/>
    </style:style>
    <style:style style:name="P268" style:family="paragraph" style:parent-style-name="Standard">
      <style:text-properties style:font-name="FreeMono" fo:font-size="10pt" fo:font-style="normal" fo:font-weight="bold" officeooo:rsid="00a83ebe" officeooo:paragraph-rsid="00a83ebe" style:font-size-asian="10pt" style:font-style-asian="normal" style:font-weight-asian="bold" style:font-size-complex="10pt" style:font-style-complex="normal" style:font-weight-complex="bold"/>
    </style:style>
    <style:style style:name="P269" style:family="paragraph" style:parent-style-name="Standard">
      <style:text-properties style:font-name="FreeMono" fo:font-size="10pt" fo:font-weight="bold" officeooo:rsid="00a96b84" officeooo:paragraph-rsid="00a96b84" style:font-size-asian="10pt" style:font-weight-asian="bold" style:font-size-complex="10pt" style:font-weight-complex="bold"/>
    </style:style>
    <style:style style:name="P270" style:family="paragraph" style:parent-style-name="Standard">
      <style:text-properties style:font-name="FreeMono" fo:font-size="10pt" fo:font-weight="bold" officeooo:rsid="005d366f" officeooo:paragraph-rsid="0093aa72" style:font-size-asian="10pt" style:font-weight-asian="bold" style:font-size-complex="10pt" style:font-weight-complex="bold"/>
    </style:style>
    <style:style style:name="P271" style:family="paragraph" style:parent-style-name="Standard">
      <style:text-properties style:font-name="FreeMono" fo:font-size="10pt" fo:font-style="italic" fo:font-weight="normal" officeooo:rsid="00a96b84" officeooo:paragraph-rsid="00a96b84" style:font-size-asian="10pt" style:font-style-asian="italic" style:font-weight-asian="normal" style:font-size-complex="10pt" style:font-style-complex="italic" style:font-weight-complex="normal"/>
    </style:style>
    <style:style style:name="P272" style:family="paragraph" style:parent-style-name="Standard">
      <style:text-properties officeooo:paragraph-rsid="00a6b91d"/>
    </style:style>
    <style:style style:name="P273" style:family="paragraph" style:parent-style-name="Standard">
      <style:text-properties fo:font-style="normal" fo:font-weight="bold" officeooo:rsid="000610cd" officeooo:paragraph-rsid="007e2d3a" style:font-style-asian="normal" style:font-weight-asian="bold" style:font-style-complex="normal" style:font-weight-complex="bold"/>
    </style:style>
    <style:style style:name="P274" style:family="paragraph" style:parent-style-name="Standard">
      <style:paragraph-properties fo:break-before="page"/>
      <style:text-properties style:font-name="Liberation Serif1" fo:font-size="12pt" fo:font-weight="bold" officeooo:rsid="0058d1c5" officeooo:paragraph-rsid="0058d1c5" style:font-size-asian="12pt" style:font-weight-asian="bold" style:font-size-complex="12pt" style:font-weight-complex="bold"/>
    </style:style>
    <style:style style:name="P275" style:family="paragraph" style:parent-style-name="Standard">
      <style:paragraph-properties fo:break-before="page"/>
      <style:text-properties fo:font-style="normal" fo:font-weight="bold" officeooo:rsid="000610cd" officeooo:paragraph-rsid="007e2d3a" style:font-style-asian="normal" style:font-weight-asian="bold" style:font-style-complex="normal" style:font-weight-complex="bold"/>
    </style:style>
    <style:style style:name="T1" style:family="text">
      <style:text-properties officeooo:rsid="0007da95"/>
    </style:style>
    <style:style style:name="T2" style:family="text">
      <style:text-properties fo:font-weight="normal" style:font-weight-asian="normal" style:font-weight-complex="normal"/>
    </style:style>
    <style:style style:name="T3" style:family="text">
      <style:text-properties fo:font-weight="normal" officeooo:rsid="000846bc" style:font-weight-asian="normal" style:font-weight-complex="normal"/>
    </style:style>
    <style:style style:name="T4" style:family="text">
      <style:text-properties fo:font-weight="normal" officeooo:rsid="0019346b" style:font-weight-asian="normal" style:font-weight-complex="normal"/>
    </style:style>
    <style:style style:name="T5" style:family="text">
      <style:text-properties fo:font-weight="normal" officeooo:rsid="0019f274" style:font-weight-asian="normal" style:font-weight-complex="normal"/>
    </style:style>
    <style:style style:name="T6" style:family="text">
      <style:text-properties fo:font-weight="normal" officeooo:rsid="00384422" style:font-weight-asian="normal" style:font-weight-complex="normal"/>
    </style:style>
    <style:style style:name="T7" style:family="text">
      <style:text-properties fo:font-weight="normal" officeooo:rsid="00711cb8" style:font-weight-asian="normal" style:font-weight-complex="normal"/>
    </style:style>
    <style:style style:name="T8" style:family="text">
      <style:text-properties fo:font-weight="normal" officeooo:rsid="00776231" style:font-weight-asian="normal" style:font-weight-complex="normal"/>
    </style:style>
    <style:style style:name="T9" style:family="text">
      <style:text-properties fo:font-weight="normal" officeooo:rsid="00740736" style:font-weight-asian="normal" style:font-weight-complex="normal"/>
    </style:style>
    <style:style style:name="T10" style:family="text">
      <style:text-properties fo:font-weight="normal" officeooo:rsid="008d4b1d" style:font-weight-asian="normal" style:font-weight-complex="normal"/>
    </style:style>
    <style:style style:name="T11" style:family="text">
      <style:text-properties fo:font-weight="normal" officeooo:rsid="0091383d" style:font-weight-asian="normal" style:font-weight-complex="normal"/>
    </style:style>
    <style:style style:name="T12" style:family="text">
      <style:text-properties fo:font-weight="normal" officeooo:rsid="00920c65" style:font-weight-asian="normal" style:font-weight-complex="normal"/>
    </style:style>
    <style:style style:name="T13" style:family="text">
      <style:text-properties fo:font-weight="normal" officeooo:rsid="0093aa72" style:font-weight-asian="normal" style:font-weight-complex="normal"/>
    </style:style>
    <style:style style:name="T14" style:family="text">
      <style:text-properties fo:font-weight="normal" officeooo:rsid="00a96b84" style:font-weight-asian="normal" style:font-weight-complex="normal"/>
    </style:style>
    <style:style style:name="T15" style:family="text">
      <style:text-properties fo:font-weight="normal" officeooo:rsid="00ab29c0" style:font-weight-asian="normal"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846bc" style:font-style-asian="italic" style:font-weight-asian="normal" style:font-style-complex="italic" style:font-weight-complex="normal"/>
    </style:style>
    <style:style style:name="T18" style:family="text">
      <style:text-properties fo:font-style="italic" fo:font-weight="normal" officeooo:rsid="00161351" style:font-style-asian="italic" style:font-weight-asian="normal" style:font-style-complex="italic" style:font-weight-complex="normal"/>
    </style:style>
    <style:style style:name="T19" style:family="text">
      <style:text-properties fo:font-style="italic" fo:font-weight="normal" officeooo:rsid="0019f274" style:font-style-asian="italic" style:font-weight-asian="normal" style:font-style-complex="italic" style:font-weight-complex="normal"/>
    </style:style>
    <style:style style:name="T20" style:family="text">
      <style:text-properties fo:font-style="italic" fo:font-weight="normal" officeooo:rsid="004fec38" style:font-style-asian="italic" style:font-weight-asian="normal" style:font-style-complex="italic" style:font-weight-complex="normal"/>
    </style:style>
    <style:style style:name="T21" style:family="text">
      <style:text-properties fo:font-style="italic" fo:font-weight="normal" officeooo:rsid="0051b8b4" style:font-style-asian="italic" style:font-weight-asian="normal" style:font-style-complex="italic" style:font-weight-complex="normal"/>
    </style:style>
    <style:style style:name="T22" style:family="text">
      <style:text-properties fo:font-style="italic" fo:font-weight="normal" officeooo:rsid="00740736" style:font-style-asian="italic" style:font-weight-asian="normal" style:font-style-complex="italic" style:font-weight-complex="normal"/>
    </style:style>
    <style:style style:name="T23" style:family="text">
      <style:text-properties fo:font-style="italic" fo:font-weight="normal" officeooo:rsid="008584ba" style:font-style-asian="italic" style:font-weight-asian="normal"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italic" officeooo:rsid="0013ca72" style:font-style-asian="italic" style:font-style-complex="italic"/>
    </style:style>
    <style:style style:name="T26" style:family="text">
      <style:text-properties fo:font-style="italic" officeooo:rsid="00161351" style:font-style-asian="italic" style:font-style-complex="italic"/>
    </style:style>
    <style:style style:name="T27" style:family="text">
      <style:text-properties fo:font-style="italic" officeooo:rsid="0019f274" style:font-style-asian="italic" style:font-style-complex="italic"/>
    </style:style>
    <style:style style:name="T28" style:family="text">
      <style:text-properties fo:font-style="italic" officeooo:rsid="00298113" style:font-style-asian="italic" style:font-style-complex="italic"/>
    </style:style>
    <style:style style:name="T29" style:family="text">
      <style:text-properties fo:font-style="italic" officeooo:rsid="00343027" style:font-style-asian="italic" style:font-style-complex="italic"/>
    </style:style>
    <style:style style:name="T30" style:family="text">
      <style:text-properties fo:font-style="italic" officeooo:rsid="004cdb4a" style:font-style-asian="italic" style:font-style-complex="italic"/>
    </style:style>
    <style:style style:name="T31" style:family="text">
      <style:text-properties fo:font-style="italic" officeooo:rsid="00605318" style:font-style-asian="italic" style:font-style-complex="italic"/>
    </style:style>
    <style:style style:name="T32" style:family="text">
      <style:text-properties fo:font-style="italic" officeooo:rsid="006952a3" style:font-style-asian="italic" style:font-style-complex="italic"/>
    </style:style>
    <style:style style:name="T33" style:family="text">
      <style:text-properties fo:font-style="italic" officeooo:rsid="006dfa16" style:font-style-asian="italic" style:font-style-complex="italic"/>
    </style:style>
    <style:style style:name="T34" style:family="text">
      <style:text-properties fo:font-style="italic" officeooo:rsid="006f71a9" style:font-style-asian="italic" style:font-style-complex="italic"/>
    </style:style>
    <style:style style:name="T35" style:family="text">
      <style:text-properties fo:font-style="italic" officeooo:rsid="0072150f" style:font-style-asian="italic" style:font-style-complex="italic"/>
    </style:style>
    <style:style style:name="T36" style:family="text">
      <style:text-properties fo:font-style="italic" officeooo:rsid="00740736" style:font-style-asian="italic" style:font-style-complex="italic"/>
    </style:style>
    <style:style style:name="T37" style:family="text">
      <style:text-properties fo:font-style="italic" officeooo:rsid="008584ba" style:font-style-asian="italic" style:font-style-complex="italic"/>
    </style:style>
    <style:style style:name="T38" style:family="text">
      <style:text-properties fo:font-style="italic" officeooo:rsid="002abd1e" style:font-style-asian="italic" style:font-style-complex="italic"/>
    </style:style>
    <style:style style:name="T39" style:family="text">
      <style:text-properties fo:font-style="italic" officeooo:rsid="00864d4a" style:font-style-asian="italic" style:font-style-complex="italic"/>
    </style:style>
    <style:style style:name="T40" style:family="text">
      <style:text-properties fo:font-style="italic" officeooo:rsid="0086db68" style:font-style-asian="italic" style:font-style-complex="italic"/>
    </style:style>
    <style:style style:name="T41" style:family="text">
      <style:text-properties fo:font-style="italic" officeooo:rsid="0086fd2a" style:font-style-asian="italic" style:font-style-complex="italic"/>
    </style:style>
    <style:style style:name="T42" style:family="text">
      <style:text-properties fo:font-style="italic" officeooo:rsid="008d4b1d" style:font-style-asian="italic" style:font-style-complex="italic"/>
    </style:style>
    <style:style style:name="T43" style:family="text">
      <style:text-properties fo:font-style="italic" officeooo:rsid="0093aa72" style:font-style-asian="italic" style:font-style-complex="italic"/>
    </style:style>
    <style:style style:name="T44" style:family="text">
      <style:text-properties fo:font-style="italic" officeooo:rsid="0096052e" style:font-style-asian="italic" style:font-style-complex="italic"/>
    </style:style>
    <style:style style:name="T45" style:family="text">
      <style:text-properties fo:font-style="italic" officeooo:rsid="00a4dc78"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864d4a" style:font-style-asian="italic" style:font-weight-asian="bold" style:font-style-complex="italic" style:font-weight-complex="bold"/>
    </style:style>
    <style:style style:name="T48" style:family="text">
      <style:text-properties fo:font-style="italic" fo:font-weight="bold" officeooo:rsid="008584ba" style:font-style-asian="italic" style:font-weight-asian="bold" style:font-style-complex="italic" style:font-weight-complex="bold"/>
    </style:style>
    <style:style style:name="T49" style:family="text">
      <style:text-properties fo:font-style="italic" fo:font-weight="bold" officeooo:rsid="002abd1e" style:font-style-asian="italic" style:font-weight-asian="bold" style:font-style-complex="italic" style:font-weight-complex="bold"/>
    </style:style>
    <style:style style:name="T50" style:family="text">
      <style:text-properties fo:font-style="italic" fo:font-weight="bold" officeooo:rsid="00298113" style:font-style-asian="italic" style:font-weight-asian="bold" style:font-style-complex="italic" style:font-weight-complex="bold"/>
    </style:style>
    <style:style style:name="T51" style:family="text">
      <style:text-properties fo:font-style="italic" fo:font-weight="bold" officeooo:rsid="005aa689" style:font-style-asian="italic" style:font-weight-asian="bold" style:font-style-complex="italic" style:font-weight-complex="bold"/>
    </style:style>
    <style:style style:name="T52" style:family="text">
      <style:text-properties fo:font-style="italic" fo:font-weight="bold" officeooo:rsid="0091383d" style:font-style-asian="italic" style:font-weight-asian="bold" style:font-style-complex="italic" style:font-weight-complex="bold"/>
    </style:style>
    <style:style style:name="T53" style:family="text">
      <style:text-properties fo:font-style="italic" fo:font-weight="bold" officeooo:rsid="007fc44f" style:font-style-asian="italic" style:font-weight-asian="bold" style:font-style-complex="italic" style:font-weight-complex="bold"/>
    </style:style>
    <style:style style:name="T54" style:family="text">
      <style:text-properties fo:font-style="italic" fo:font-weight="bold" officeooo:rsid="00343027" style:font-style-asian="italic" style:font-weight-asian="bold" style:font-style-complex="italic" style:font-weight-complex="bold"/>
    </style:style>
    <style:style style:name="T55" style:family="text">
      <style:text-properties fo:font-style="italic" style:text-underline-style="none" fo:font-weight="bold" style:font-style-asian="italic" style:font-weight-asian="bold" style:font-style-complex="italic" style:font-weight-complex="bold"/>
    </style:style>
    <style:style style:name="T56" style:family="text">
      <style:text-properties fo:font-style="normal" style:font-style-asian="normal" style:font-style-complex="normal"/>
    </style:style>
    <style:style style:name="T57" style:family="text">
      <style:text-properties fo:font-style="normal" officeooo:rsid="00133bcf" style:font-style-asian="normal" style:font-style-complex="normal"/>
    </style:style>
    <style:style style:name="T58" style:family="text">
      <style:text-properties fo:font-style="normal" officeooo:rsid="00298113" style:font-style-asian="normal" style:font-style-complex="normal"/>
    </style:style>
    <style:style style:name="T59" style:family="text">
      <style:text-properties fo:font-style="normal" officeooo:rsid="003269ba" style:font-style-asian="normal" style:font-style-complex="normal"/>
    </style:style>
    <style:style style:name="T60" style:family="text">
      <style:text-properties fo:font-style="normal" officeooo:rsid="006952a3" style:font-style-asian="normal" style:font-style-complex="normal"/>
    </style:style>
    <style:style style:name="T61" style:family="text">
      <style:text-properties fo:font-style="normal" officeooo:rsid="006dfa16" style:font-style-asian="normal" style:font-style-complex="normal"/>
    </style:style>
    <style:style style:name="T62" style:family="text">
      <style:text-properties fo:font-style="normal" officeooo:rsid="006f71a9" style:font-style-asian="normal" style:font-style-complex="normal"/>
    </style:style>
    <style:style style:name="T63" style:family="text">
      <style:text-properties fo:font-style="normal" officeooo:rsid="008584ba" style:font-style-asian="normal" style:font-style-complex="normal"/>
    </style:style>
    <style:style style:name="T64" style:family="text">
      <style:text-properties fo:font-style="normal" officeooo:rsid="00864d4a" style:font-style-asian="normal" style:font-style-complex="normal"/>
    </style:style>
    <style:style style:name="T65" style:family="text">
      <style:text-properties fo:font-style="normal" officeooo:rsid="0086fd2a" style:font-style-asian="normal" style:font-style-complex="normal"/>
    </style:style>
    <style:style style:name="T66" style:family="text">
      <style:text-properties fo:font-style="normal" officeooo:rsid="008d4b1d" style:font-style-asian="normal" style:font-style-complex="normal"/>
    </style:style>
    <style:style style:name="T67" style:family="text">
      <style:text-properties fo:font-style="normal" officeooo:rsid="007e2d3a"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0e4d29" style:font-style-asian="normal" style:font-weight-asian="normal" style:font-style-complex="normal" style:font-weight-complex="normal"/>
    </style:style>
    <style:style style:name="T70" style:family="text">
      <style:text-properties fo:font-style="normal" fo:font-weight="normal" officeooo:rsid="0019346b" style:font-style-asian="normal" style:font-weight-asian="normal" style:font-style-complex="normal" style:font-weight-complex="normal"/>
    </style:style>
    <style:style style:name="T71" style:family="text">
      <style:text-properties fo:font-style="normal" fo:font-weight="normal" officeooo:rsid="0019f274" style:font-style-asian="normal" style:font-weight-asian="normal" style:font-style-complex="normal" style:font-weight-complex="normal"/>
    </style:style>
    <style:style style:name="T72" style:family="text">
      <style:text-properties fo:font-style="normal" fo:font-weight="normal" officeooo:rsid="0021bd79" style:font-style-asian="normal" style:font-weight-asian="normal" style:font-style-complex="normal" style:font-weight-complex="normal"/>
    </style:style>
    <style:style style:name="T73" style:family="text">
      <style:text-properties fo:font-style="normal" fo:font-weight="normal" officeooo:rsid="004fec38" style:font-style-asian="normal" style:font-weight-asian="normal" style:font-style-complex="normal" style:font-weight-complex="normal"/>
    </style:style>
    <style:style style:name="T74" style:family="text">
      <style:text-properties fo:font-style="normal" fo:font-weight="normal" officeooo:rsid="0051b8b4" style:font-style-asian="normal" style:font-weight-asian="normal" style:font-style-complex="normal" style:font-weight-complex="normal"/>
    </style:style>
    <style:style style:name="T75" style:family="text">
      <style:text-properties fo:font-style="normal" fo:font-weight="normal" officeooo:rsid="00740736" style:font-style-asian="normal" style:font-weight-asian="normal" style:font-style-complex="normal" style:font-weight-complex="normal"/>
    </style:style>
    <style:style style:name="T76" style:family="text">
      <style:text-properties fo:font-style="normal" fo:font-weight="normal" officeooo:rsid="008fa934" style:font-style-asian="normal" style:font-weight-asian="normal" style:font-style-complex="normal" style:font-weight-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officeooo:rsid="006dfa16" style:font-style-asian="normal" style:font-weight-asian="bold" style:font-style-complex="normal" style:font-weight-complex="bold"/>
    </style:style>
    <style:style style:name="T79" style:family="text">
      <style:text-properties fo:font-style="normal" fo:font-weight="bold" officeooo:rsid="006f71a9" style:font-style-asian="normal" style:font-weight-asian="bold" style:font-style-complex="normal" style:font-weight-complex="bold"/>
    </style:style>
    <style:style style:name="T80" style:family="text">
      <style:text-properties fo:font-style="normal" fo:font-weight="bold" officeooo:rsid="00920c65" style:font-style-asian="normal" style:font-weight-asian="bold" style:font-style-complex="normal" style:font-weight-complex="bold"/>
    </style:style>
    <style:style style:name="T81" style:family="text">
      <style:text-properties officeooo:rsid="000d6068"/>
    </style:style>
    <style:style style:name="T82" style:family="text">
      <style:text-properties officeooo:rsid="000e4d29"/>
    </style:style>
    <style:style style:name="T83" style:family="text">
      <style:text-properties officeooo:rsid="00132268"/>
    </style:style>
    <style:style style:name="T84" style:family="text">
      <style:text-properties officeooo:rsid="00133bcf"/>
    </style:style>
    <style:style style:name="T85" style:family="text">
      <style:text-properties officeooo:rsid="0013ca72"/>
    </style:style>
    <style:style style:name="T86" style:family="text">
      <style:text-properties officeooo:rsid="00161351"/>
    </style:style>
    <style:style style:name="T87" style:family="text">
      <style:text-properties officeooo:rsid="0019346b"/>
    </style:style>
    <style:style style:name="T88" style:family="text">
      <style:text-properties officeooo:rsid="001b1268"/>
    </style:style>
    <style:style style:name="T89" style:family="text">
      <style:text-properties officeooo:rsid="001c4f72"/>
    </style:style>
    <style:style style:name="T90" style:family="text">
      <style:text-properties fo:font-weight="bold" style:font-weight-asian="bold" style:font-weight-complex="bold"/>
    </style:style>
    <style:style style:name="T91" style:family="text">
      <style:text-properties fo:font-weight="bold" officeooo:rsid="00298113" style:font-weight-asian="bold" style:font-weight-complex="bold"/>
    </style:style>
    <style:style style:name="T92" style:family="text">
      <style:text-properties fo:font-weight="bold" officeooo:rsid="0013ca72" style:font-weight-asian="bold" style:font-weight-complex="bold"/>
    </style:style>
    <style:style style:name="T93" style:family="text">
      <style:text-properties fo:font-weight="bold" officeooo:rsid="006dfa16" style:font-weight-asian="bold" style:font-weight-complex="bold"/>
    </style:style>
    <style:style style:name="T94" style:family="text">
      <style:text-properties fo:font-weight="bold" officeooo:rsid="008d4b1d" style:font-weight-asian="bold" style:font-weight-complex="bold"/>
    </style:style>
    <style:style style:name="T95" style:family="text">
      <style:text-properties fo:font-weight="bold" officeooo:rsid="002abd1e" style:font-weight-asian="bold" style:font-weight-complex="bold"/>
    </style:style>
    <style:style style:name="T96" style:family="text">
      <style:text-properties fo:font-weight="bold" officeooo:rsid="008584ba" style:font-weight-asian="bold" style:font-weight-complex="bold"/>
    </style:style>
    <style:style style:name="T97" style:family="text">
      <style:text-properties fo:font-weight="bold" officeooo:rsid="005aa689" style:font-weight-asian="bold" style:font-weight-complex="bold"/>
    </style:style>
    <style:style style:name="T98" style:family="text">
      <style:text-properties fo:font-weight="bold" officeooo:rsid="00864d4a" style:font-weight-asian="bold" style:font-weight-complex="bold"/>
    </style:style>
    <style:style style:name="T99" style:family="text">
      <style:text-properties fo:font-weight="bold" officeooo:rsid="00920c65" style:font-weight-asian="bold" style:font-weight-complex="bold"/>
    </style:style>
    <style:style style:name="T100" style:family="text">
      <style:text-properties fo:font-weight="bold" officeooo:rsid="00343027" style:font-weight-asian="bold" style:font-weight-complex="bold"/>
    </style:style>
    <style:style style:name="T101" style:family="text">
      <style:text-properties officeooo:rsid="001f17fc"/>
    </style:style>
    <style:style style:name="T102" style:family="text">
      <style:text-properties fo:color="#ffff66" fo:font-style="italic" style:font-style-asian="italic" style:font-style-complex="italic"/>
    </style:style>
    <style:style style:name="T103" style:family="text">
      <style:text-properties officeooo:rsid="00298113"/>
    </style:style>
    <style:style style:name="T104" style:family="text">
      <style:text-properties officeooo:rsid="002abd1e"/>
    </style:style>
    <style:style style:name="T105" style:family="text">
      <style:text-properties officeooo:rsid="002efcd3"/>
    </style:style>
    <style:style style:name="T106" style:family="text">
      <style:text-properties fo:font-size="10pt" style:font-size-asian="10pt" style:font-size-complex="10pt"/>
    </style:style>
    <style:style style:name="T107" style:family="text">
      <style:text-properties officeooo:rsid="003269ba"/>
    </style:style>
    <style:style style:name="T108" style:family="text">
      <style:text-properties officeooo:rsid="003a9c95"/>
    </style:style>
    <style:style style:name="T109" style:family="text">
      <style:text-properties officeooo:rsid="0045d945"/>
    </style:style>
    <style:style style:name="T110" style:family="text">
      <style:text-properties officeooo:rsid="004c716c"/>
    </style:style>
    <style:style style:name="T111" style:family="text">
      <style:text-properties officeooo:rsid="004cdb4a"/>
    </style:style>
    <style:style style:name="T112" style:family="text">
      <style:text-properties officeooo:rsid="004fec38"/>
    </style:style>
    <style:style style:name="T113" style:family="text">
      <style:text-properties officeooo:rsid="0051b8b4"/>
    </style:style>
    <style:style style:name="T114" style:family="text">
      <style:text-properties officeooo:rsid="00526e51"/>
    </style:style>
    <style:style style:name="T115" style:family="text">
      <style:text-properties officeooo:rsid="0058d1c5"/>
    </style:style>
    <style:style style:name="T116" style:family="text">
      <style:text-properties officeooo:rsid="005c3d45"/>
    </style:style>
    <style:style style:name="T117" style:family="text">
      <style:text-properties officeooo:rsid="005e9c4b"/>
    </style:style>
    <style:style style:name="T118" style:family="text">
      <style:text-properties officeooo:rsid="00605318"/>
    </style:style>
    <style:style style:name="T119" style:family="text">
      <style:text-properties officeooo:rsid="006952a3"/>
    </style:style>
    <style:style style:name="T120" style:family="text">
      <style:text-properties officeooo:rsid="006a3eeb"/>
    </style:style>
    <style:style style:name="T121" style:family="text">
      <style:text-properties officeooo:rsid="006c2477"/>
    </style:style>
    <style:style style:name="T122" style:family="text">
      <style:text-properties officeooo:rsid="006dfa16"/>
    </style:style>
    <style:style style:name="T123" style:family="text">
      <style:text-properties officeooo:rsid="006f71a9"/>
    </style:style>
    <style:style style:name="T124" style:family="text">
      <style:text-properties officeooo:rsid="0072150f"/>
    </style:style>
    <style:style style:name="T125" style:family="text">
      <style:text-properties officeooo:rsid="00740736"/>
    </style:style>
    <style:style style:name="T126" style:family="text">
      <style:text-properties officeooo:rsid="0075167c"/>
    </style:style>
    <style:style style:name="T127" style:family="text">
      <style:text-properties officeooo:rsid="007583b4"/>
    </style:style>
    <style:style style:name="T128" style:family="text">
      <style:text-properties officeooo:rsid="007d401c"/>
    </style:style>
    <style:style style:name="T129" style:family="text">
      <style:text-properties officeooo:rsid="007e3b86"/>
    </style:style>
    <style:style style:name="T130" style:family="text">
      <style:text-properties officeooo:rsid="007fc44f"/>
    </style:style>
    <style:style style:name="T131" style:family="text">
      <style:text-properties officeooo:rsid="0081e7c4"/>
    </style:style>
    <style:style style:name="T132" style:family="text">
      <style:text-properties officeooo:rsid="00837756"/>
    </style:style>
    <style:style style:name="T133" style:family="text">
      <style:text-properties officeooo:rsid="008513ef"/>
    </style:style>
    <style:style style:name="T134" style:family="text">
      <style:text-properties style:font-name="DejaVu Sans Mono" fo:font-size="8pt" fo:font-weight="normal" officeooo:rsid="0007da95" style:font-size-asian="8pt" style:font-weight-asian="normal" style:font-size-complex="8pt" style:font-weight-complex="normal"/>
    </style:style>
    <style:style style:name="T135" style:family="text">
      <style:text-properties style:font-name="DejaVu Sans Mono1" fo:font-size="8pt" style:font-size-asian="8pt" style:font-size-complex="8pt"/>
    </style:style>
    <style:style style:name="T136" style:family="text">
      <style:text-properties officeooo:rsid="00851523"/>
    </style:style>
    <style:style style:name="T137" style:family="text">
      <style:text-properties officeooo:rsid="008584ba"/>
    </style:style>
    <style:style style:name="T138" style:family="text">
      <style:text-properties officeooo:rsid="00864d4a"/>
    </style:style>
    <style:style style:name="T139" style:family="text">
      <style:text-properties officeooo:rsid="0086db68"/>
    </style:style>
    <style:style style:name="T140" style:family="text">
      <style:text-properties officeooo:rsid="0086fd2a"/>
    </style:style>
    <style:style style:name="T141" style:family="text">
      <style:text-properties officeooo:rsid="008bbe61"/>
    </style:style>
    <style:style style:name="T142" style:family="text">
      <style:text-properties officeooo:rsid="008d4b1d"/>
    </style:style>
    <style:style style:name="T143" style:family="text">
      <style:text-properties style:font-name="FreeMono" fo:font-size="10pt" fo:font-weight="bold" style:font-size-asian="10pt" style:font-weight-asian="bold" style:font-size-complex="10pt" style:font-weight-complex="bold"/>
    </style:style>
    <style:style style:name="T144" style:family="text">
      <style:text-properties style:font-name="FreeMono" fo:font-size="10pt" fo:font-weight="bold" officeooo:rsid="00298113" style:font-size-asian="10pt" style:font-weight-asian="bold" style:font-size-complex="10pt" style:font-weight-complex="bold"/>
    </style:style>
    <style:style style:name="T145" style:family="text">
      <style:text-properties style:font-name="FreeMono" fo:font-size="10pt" fo:font-weight="bold" officeooo:rsid="00757d63" style:font-size-asian="10pt" style:font-weight-asian="bold" style:font-size-complex="10pt" style:font-weight-complex="bold"/>
    </style:style>
    <style:style style:name="T146" style:family="text">
      <style:text-properties style:font-name="FreeMono" fo:font-size="10pt" officeooo:rsid="00a6b91d" style:font-size-asian="10pt" style:font-size-complex="10pt"/>
    </style:style>
    <style:style style:name="T147" style:family="text">
      <style:text-properties officeooo:rsid="008e799f"/>
    </style:style>
    <style:style style:name="T148" style:family="text">
      <style:text-properties officeooo:rsid="008fa934"/>
    </style:style>
    <style:style style:name="T149" style:family="text">
      <style:text-properties officeooo:rsid="009100e1"/>
    </style:style>
    <style:style style:name="T150" style:family="text">
      <style:text-properties officeooo:rsid="0091383d"/>
    </style:style>
    <style:style style:name="T151" style:family="text">
      <style:text-properties officeooo:rsid="00920c65"/>
    </style:style>
    <style:style style:name="T152" style:family="text">
      <style:text-properties officeooo:rsid="0093aa72"/>
    </style:style>
    <style:style style:name="T153" style:family="text">
      <style:text-properties officeooo:rsid="00945e64"/>
    </style:style>
    <style:style style:name="T154" style:family="text">
      <style:text-properties officeooo:rsid="009570a9"/>
    </style:style>
    <style:style style:name="T155" style:family="text">
      <style:text-properties officeooo:rsid="0096052e"/>
    </style:style>
    <style:style style:name="T156" style:family="text">
      <style:text-properties officeooo:rsid="009d2590"/>
    </style:style>
    <style:style style:name="T157" style:family="text">
      <style:text-properties officeooo:rsid="009d9d5d"/>
    </style:style>
    <style:style style:name="T158" style:family="text">
      <style:text-properties officeooo:rsid="009ef950"/>
    </style:style>
    <style:style style:name="T159" style:family="text">
      <style:text-properties style:text-underline-style="none" fo:font-weight="bold" style:font-weight-asian="bold" style:font-weight-complex="bold"/>
    </style:style>
    <style:style style:name="T160" style:family="text">
      <style:text-properties officeooo:rsid="00a31177"/>
    </style:style>
    <style:style style:name="T161" style:family="text">
      <style:text-properties officeooo:rsid="0042c1d3"/>
    </style:style>
    <style:style style:name="T162" style:family="text">
      <style:text-properties style:font-name="Liberation Serif1" fo:font-size="12pt" fo:font-weight="normal" officeooo:rsid="0040aca1" style:font-size-asian="12pt" style:font-weight-asian="normal" style:font-size-complex="12pt" style:font-weight-complex="normal"/>
    </style:style>
    <style:style style:name="T163" style:family="text">
      <style:text-properties style:font-name="Liberation Serif1" fo:font-size="12pt" fo:font-weight="normal" officeooo:rsid="0040e532" style:font-size-asian="12pt" style:font-weight-asian="normal" style:font-size-complex="12pt" style:font-weight-complex="normal"/>
    </style:style>
    <style:style style:name="T164" style:family="text">
      <style:text-properties style:font-name="Liberation Serif1" fo:font-size="12pt" fo:font-weight="normal" officeooo:rsid="0094a846" style:font-size-asian="12pt" style:font-weight-asian="normal" style:font-size-complex="12pt" style:font-weight-complex="normal"/>
    </style:style>
    <style:style style:name="T165" style:family="text">
      <style:text-properties style:font-name="Liberation Serif1" fo:font-size="12pt" fo:font-weight="normal" officeooo:rsid="00a31177" style:font-size-asian="12pt" style:font-weight-asian="normal" style:font-size-complex="12pt" style:font-weight-complex="normal"/>
    </style:style>
    <style:style style:name="T166" style:family="text">
      <style:text-properties officeooo:rsid="00a83ebe"/>
    </style:style>
    <style:style style:name="T167" style:family="text">
      <style:text-properties officeooo:rsid="00a96b84"/>
    </style:style>
    <style:style style:name="T168" style:family="text">
      <style:text-properties officeooo:rsid="00ab29c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1"/>
      <text:p text:style-name="P248"/>
      <text:p text:style-name="P248"/>
      <text:p text:style-name="P248"><text:span text:style-name="T141">Za</text:span> Manual</text:p>
      <text:p text:style-name="P248"/>
      <text:p text:style-name="P247">Daniel Horsley -- <text:span text:style-name="T141">October</text:span> 2019</text:p>
      <text:p text:style-name="P248"/>
      <text:p text:style-name="P249"><text:span text:style-name="T120">for Za v. 1.0.0</text:span></text:p>
      <text:p text:style-name="P250">Updated <text:span text:style-name="T160">April</text:span> 20<text:span text:style-name="T160">20</text:span></text:p>
      <text:p text:style-name="P246"/>
      <text:p text:style-name="P246"/>
      <text:p text:style-name="P246"/>
      <text:p text:style-name="P2"/>
      <text:p text:style-name="P2"/>
      <text:p text:style-name="P2"/>
      <text:p text:style-name="P6">Contents</text:p>
      <text:p text:style-name="P2"/>
      <text:list xml:id="list4262919629" text:style-name="L1">
        <text:list-item>
          <text:p text:style-name="P252">Introduction</text:p>
        </text:list-item>
        <text:list-item>
          <text:p text:style-name="P255">Language and Type Behaviour</text:p>
        </text:list-item>
        <text:list-item>
          <text:p text:style-name="P252">Language Syntax</text:p>
        </text:list-item>
        <text:list-item>
          <text:p text:style-name="P253">Standard Library</text:p>
        </text:list-item>
        <text:list-item>
          <text:p text:style-name="P252">Appendices</text:p>
        </text:list-item>
      </text:list>
      <text:p text:style-name="P1"/>
      <text:p text:style-name="P1"/>
      <text:p text:style-name="P1"/>
      <text:p text:style-name="P4">Introduction</text:p>
      <text:p text:style-name="P1"/>
      <text:p text:style-name="P1">Za is an interpreted scripting language designed to interoperate with the shell in an efficient manner <text:span text:style-name="T87">and </text:span>to perform common installation and system preparation tasks. Some general use may also be found for <text:span text:style-name="T114">other</text:span> scripting tasks.</text:p>
      <text:p text:style-name="P1"/>
      <text:p text:style-name="P1">The language is not intended to out<text:span text:style-name="T87">-</text:span>perform other languages nor to replace them. It may be seen as an attempt to clean up the syntax <text:span text:style-name="T1">of common scripting tasks which must be maintained over time.</text:span></text:p>
      <text:p text:style-name="P1"/>
      <text:p text:style-name="P215">The primary dependency of the language is the availability of Bash on the system path. <text:s/><text:span text:style-name="T132">Other shells may be used by setting a command line argument, but support for them is limited.</text:span></text:p>
      <text:p text:style-name="P3"/>
      <text:p text:style-name="P254">The language design is highly opinionated, with the author having considered many of the tasks he has needed to routinely perform with a mixture of other scripting tools and tried to unify the ones which made sense to co-opt. </text:p>
      <text:p text:style-name="P254"/>
      <text:p text:style-name="P254"><text:span text:style-name="T117">This is not to say that the shell should be avoided, only that we have tried to include the common small tasks which generally require sub-shell instantiation or unreadable syntax. </text:span></text:p>
      <text:p text:style-name="P1"/>
      <text:p text:style-name="P256"><text:span text:style-name="T161">There is no intention to make breaking changes to the language post version 1.0.</text:span></text:p>
      <text:p text:style-name="P214"/>
      <text:p text:style-name="P214">The provided standard library however will evolve over time as new basic tasks are added. As the standard library evolves, each category of library call will be versioned and checkable through the REQUIRE command. Existing library calls will <text:span text:style-name="T117">not</text:span> be removed <text:span text:style-name="T141">post version 1.0.</text:span></text:p>
      <text:p text:style-name="P214"/>
      <text:p text:style-name="P214">Should you ever need the <text:span text:style-name="T110">updated</text:span> library features it should be a simple task to replace the <text:span text:style-name="T160">Z</text:span>a binary in your installation repositories for deployment. </text:p>
      <text:p text:style-name="P214"><text:soft-page-break/></text:p>
      <text:p text:style-name="P8"/>
      <text:p text:style-name="P7">Source Credits</text:p>
      <text:p text:style-name="P7"/>
      <text:p text:style-name="P108">Za has been written using the Go language and much of its standard library implementation. Some third-party libraries <text:span text:style-name="T153">and modules </text:span>have been used which require credit, primarily:</text:p>
      <text:p text:style-name="P108"/>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30">Debugging</text:p>
          </table:table-cell>
          <table:table-cell table:style-name="Table4.A1" office:value-type="string">
            <text:p text:style-name="P234">pprof</text:p>
          </table:table-cell>
          <table:table-cell table:style-name="Table4.A1" office:value-type="string">
            <text:h text:style-name="P242" text:outline-level="4">Google</text:h>
          </table:table-cell>
          <table:table-cell table:style-name="Table4.A1" office:value-type="string">
            <text:h text:style-name="P242" text:outline-level="4">Apache License 2.0</text:h>
          </table:table-cell>
          <table:table-cell table:style-name="Table4.E1" office:value-type="string">
            <text:p text:style-name="Table_20_Contents"><text:a xlink:type="simple" xlink:href="https://github.com/google/pprof" text:style-name="Internet_20_link" text:visited-style-name="Visited_20_Internet_20_Link"><text:span text:style-name="T106">https://github.com/google/pprof</text:span></text:a></text:p>
          </table:table-cell>
        </table:table-row>
        <table:table-row>
          <table:table-cell table:style-name="Table4.A2" office:value-type="string">
            <text:p text:style-name="P230">Database</text:p>
          </table:table-cell>
          <table:table-cell table:style-name="Table4.A2" office:value-type="string">
            <text:p text:style-name="P234">go-sql-driver</text:p>
          </table:table-cell>
          <table:table-cell table:style-name="Table4.A2" office:value-type="string">
            <text:p text:style-name="P231">various</text:p>
          </table:table-cell>
          <table:table-cell table:style-name="Table4.A2" office:value-type="string">
            <text:h text:style-name="P241" text:outline-level="4">Mozilla Public License 2.0</text:h>
          </table:table-cell>
          <table:table-cell table:style-name="Table4.E2" office:value-type="string">
            <text:p text:style-name="Table_20_Contents"><text:a xlink:type="simple" xlink:href="https://github.com/go-sql-driver/mysql" text:style-name="Internet_20_link" text:visited-style-name="Visited_20_Internet_20_Link"><text:span text:style-name="T106">https://github.com/go-sql-driver/mysql</text:span></text:a></text:p>
          </table:table-cell>
        </table:table-row>
        <table:table-row>
          <table:table-cell table:style-name="Table4.A2" office:value-type="string">
            <text:p text:style-name="P231">Evaluation</text:p>
          </table:table-cell>
          <table:table-cell table:style-name="Table4.A2" office:value-type="string">
            <text:p text:style-name="P235">goval</text:p>
          </table:table-cell>
          <table:table-cell table:style-name="Table4.A2" office:value-type="string">
            <text:p text:style-name="P231">maja42</text:p>
          </table:table-cell>
          <table:table-cell table:style-name="Table4.A2" office:value-type="string">
            <text:h text:style-name="P243" text:outline-level="4">MIT License</text:h>
          </table:table-cell>
          <table:table-cell table:style-name="Table4.E2" office:value-type="string">
            <text:p text:style-name="Table_20_Contents"><text:a xlink:type="simple" xlink:href="https://github.com/maja42/goval" text:style-name="Internet_20_link" text:visited-style-name="Visited_20_Internet_20_Link"><text:span text:style-name="T106">https://github.com/maja42/goval</text:span></text:a></text:p>
          </table:table-cell>
        </table:table-row>
        <table:table-row>
          <table:table-cell table:style-name="Table4.A2" office:value-type="string">
            <text:p text:style-name="P232">String</text:p>
          </table:table-cell>
          <table:table-cell table:style-name="Table4.A2" office:value-type="string">
            <text:p text:style-name="P236">RenderFloat Fn</text:p>
          </table:table-cell>
          <table:table-cell table:style-name="Table4.A2" office:value-type="string">
            <text:p text:style-name="P232">gorhill</text:p>
          </table:table-cell>
          <table:table-cell table:style-name="Table4.A2" office:value-type="string">
            <text:p text:style-name="P244">DO WHAT THE FUCK YOU WANT TO</text:p>
          </table:table-cell>
          <table:table-cell table:style-name="Table4.E2" office:value-type="string">
            <text:p text:style-name="Table_20_Contents"><text:a xlink:type="simple" xlink:href="https://gist.github.com/gorhill/5285193" text:style-name="Internet_20_link" text:visited-style-name="Visited_20_Internet_20_Link"><text:span text:style-name="T106">https://gist.github.com/gorhill/5285193</text:span></text:a></text:p>
          </table:table-cell>
        </table:table-row>
        <table:table-row>
          <table:table-cell table:style-name="Table4.A2" office:value-type="string">
            <text:p text:style-name="P233">Image</text:p>
          </table:table-cell>
          <table:table-cell table:style-name="Table4.A2" office:value-type="string">
            <text:p text:style-name="P237">svgo</text:p>
          </table:table-cell>
          <table:table-cell table:style-name="Table4.A2" office:value-type="string">
            <text:p text:style-name="P233">ajstarks</text:p>
          </table:table-cell>
          <table:table-cell table:style-name="Table4.A2" office:value-type="string">
            <text:p text:style-name="P245">Creative Commons 3.0</text:p>
          </table:table-cell>
          <table:table-cell table:style-name="Table4.E2" office:value-type="string">
            <text:p text:style-name="Table_20_Contents"><text:a xlink:type="simple" xlink:href="https://github.com/ajstarks/svgo" text:style-name="Internet_20_link" text:visited-style-name="Visited_20_Internet_20_Link"><text:span text:style-name="T106">https://github.com/ajstarks/svgo</text:span></text:a></text:p>
          </table:table-cell>
        </table:table-row>
      </table:table>
      <text:p text:style-name="P6"/>
      <text:p text:style-name="P110">Should the above form of credit be insufficient for any third-party dependency then please contact the Za maintainer to arrange an alternative form. The current maintainer should be listed in the INSTALL document.</text:p>
      <text:p text:style-name="P6"/>
      <text:p text:style-name="P6">Usage</text:p>
      <text:p text:style-name="P28"/>
      <text:p text:style-name="P47"/>
      <text:p text:style-name="P48">Za [-v] [-h] [-i] [-t] <text:span text:style-name="T127">[-m] [-A] <text:tab/><text:tab/>\</text:span></text:p>
      <text:p text:style-name="P48"><text:tab/>[-O tval ] [-G &lt;group_filter&gt;] <text:tab/><text:span text:style-name="T127">\</text:span></text:p>
      <text:p text:style-name="P48"><text:tab/><text:span text:style-name="T131">[-s /path/to/shell] <text:tab/><text:tab/><text:tab/>\</text:span></text:p>
      <text:p text:style-name="P48"><text:tab/>[-o test_output_file] <text:tab/><text:tab/><text:tab/><text:span text:style-name="T127">\</text:span></text:p>
      <text:p text:style-name="P48"><text:tab/>[-T time_out] <text:tab/><text:tab/><text:tab/><text:tab/><text:span text:style-name="T127">\</text:span></text:p>
      <text:p text:style-name="P48"><text:tab/><text:span text:style-name="T141">[ -e ‘source’ ] [ -r ] [ -F “fs” ]<text:tab/>\</text:span></text:p>
      <text:p text:style-name="P50"><text:tab/>[ -c ] [ -l ] [ -s path/to/shell ]<text:tab/>\</text:p>
      <text:p text:style-name="P49"><text:tab/><text:span text:style-name="T127">[ </text:span>[-f<text:span text:style-name="T127">]</text:span> input_file]</text:p>
      <text:p text:style-name="P47"/>
      <text:p text:style-name="P47"><text:s text:c="4"/>-v : Version</text:p>
      <text:p text:style-name="P47"><text:s text:c="4"/>-h : Help</text:p>
      <text:p text:style-name="P47"><text:s text:c="4"/>-f : Process script &lt;input_file&gt; <text:span text:style-name="T127">(optional)</text:span></text:p>
      <text:p text:style-name="P47"><text:s text:c="4"/>-i : Interactive mode</text:p>
      <text:p text:style-name="P47"><text:s text:c="4"/>-<text:span text:style-name="T131">s : specify an alternative shell for the coprocess.</text:span></text:p>
      <text:p text:style-name="P47"><text:s text:c="4"/>-t : Test mode</text:p>
      <text:p text:style-name="P47"><text:s text:c="4"/>-O : Test override value tval</text:p>
      <text:p text:style-name="P47"><text:s text:c="4"/>-o : Name the test file &lt;test_output_file&gt;</text:p>
      <text:p text:style-name="P47"><text:s text:c="4"/>-G : Test group filter &lt;group_filter&gt;</text:p>
      <text:p text:style-name="P47"><text:s text:c="4"/>-T : Sets the time_out duration, in milliseconds, for calls to the co-process</text:p>
      <text:p text:style-name="P47"><text:s text:c="4"/>-<text:span text:style-name="T127">m : Shows update marks in the console while waiting for co-process tasks to complete.</text:span></text:p>
      <text:p text:style-name="P47"><text:s text:c="4"/>-<text:span text:style-name="T127">A : Disables safety checks on identifier names.</text:span></text:p>
      <text:p text:style-name="P47"><text:s text:c="4"/>-<text:span text:style-name="T133">c : Disable [#..] ANSI code support. (ie. disable colour output)</text:span></text:p>
      <text:p text:style-name="P216"><text:span text:style-name="T134"><text:s text:c="4"/></text:span><text:span text:style-name="T135">-l : Enable thread-safety locks</text:span></text:p>
      <text:p text:style-name="P47"><text:s text:c="4"/>-<text:span text:style-name="T141">e : Provide source code in a string for interpretation. Stdin becomes available for input.</text:span></text:p>
      <text:p text:style-name="P47"><text:s text:c="4"/>-<text:span text:style-name="T141">r : Wraps a -e argument in a loop iterating over standard input.</text:span></text:p>
      <text:p text:style-name="P47"><text:s text:c="4"/>-<text:span text:style-name="T141">F : Provides a field separator character for -r.</text:span></text:p>
      <text:p text:style-name="P47"/>
      <text:p text:style-name="P47"/>
      <text:p text:style-name="P218">Language and Type Behaviour</text:p>
      <text:p text:style-name="P52"/>
      <text:p text:style-name="P55">Error Handling</text:p>
      <text:p text:style-name="P69"/>
      <text:p text:style-name="P257"><text:span text:style-name="T162">As this is an early release, there are still unhandled error cases. You’ll likely see a number of Go derived errors in places where language syntax hasn’t been checked robustly. Please report these.</text:span><text:span text:style-name="T163"> It is important </text:span><text:span text:style-name="T164">for us</text:span><text:span text:style-name="T163"> to present errors correctly and </text:span><text:span text:style-name="T164">we wish to r</text:span><text:span text:style-name="T165">emain</text:span><text:span text:style-name="T164"> </text:span><text:span text:style-name="T163">on top of these.</text:span></text:p>
      <text:p text:style-name="P52"/>
      <text:p text:style-name="P52"/>
      <text:p text:style-name="P54">Data Types</text:p>
      <text:p text:style-name="P54"/>
      <text:p text:style-name="P59">The language supports integer, float, string and bool<text:span text:style-name="T108">ean</text:span> types in function calls, expressions and assignment expressions. <text:span text:style-name="T109">Type width is 64-bit maximum for numeric values. Larger width support would be possible but there is really no need within intended use cases for the language.</text:span></text:p>
      <text:p text:style-name="P59"/>
      <text:p text:style-name="P59">There <text:span text:style-name="T117">are currently only a few </text:span>compound type<text:span text:style-name="T117">s</text:span> as <text:span text:style-name="T115">described below. Complex compound types are not really n</text:span>ecessary given the caveat<text:span text:style-name="T82">s</text:span> below.</text:p>
      <text:p text:style-name="P59"/>
      <text:p text:style-name="P59">Za treats multi-line string values as <text:span text:style-name="T115">lists</text:span> for iteration purposes and during standard library calls, where appropriate.</text:p>
      <text:p text:style-name="P59"/>
      <text:p text:style-name="P68">A typical snippet of code is shown below to illustrate this:</text:p>
      <text:p text:style-name="P68"/>
      <text:p text:style-name="P112"># read username, gid and description from password file for all users</text:p>
      <text:p text:style-name="P112"/>
      <text:p text:style-name="P112">foreach li in read<text:span text:style-name="T120">_</text:span>file("/etc/passwd")</text:p>
      <text:p text:style-name="P112"><text:s text:c="4"/>fields(gsub(li,":"," "))</text:p>
      <text:p text:style-name="P112"><text:s text:c="4"/>print "{F1},{F4},{F5}\n"</text:p>
      <text:p text:style-name="P112">endfor</text:p>
      <text:p text:style-name="P66"/>
      <text:p text:style-name="P68">In this example, the returned value of read<text:span text:style-name="T120">_</text:span>file is a multi-line string. This is automatically split by FOREACH for line-by-line processing. The fields() library call has no return value but creates the F1..Fx variables. The return of gsub is a string value.</text:p>
      <text:p text:style-name="P68"/>
      <text:p text:style-name="P68">It should be fairly obvious what is going on in the snippet for most readers, if they have any famililarity with basic Unix scripting tools. </text:p>
      <text:p text:style-name="P68"/>
      <text:p text:style-name="P68">Fields() and gsub() mimic aspects of AWK. Foreach is a typical construct in many languages. read_file() functionality can be checked with a funcs(“read_file”) call, but should also be obvious. </text:p>
      <text:p text:style-name="P68"/>
      <text:p text:style-name="P68">The only noteworthy thing to mention here is that {}s encapsulate interpolation of <text:span text:style-name="T133">simple data type </text:span>variables. </text:p>
      <text:p text:style-name="P60"/>
      <text:p text:style-name="P57">Variable Interpolation</text:p>
      <text:p text:style-name="P71"/>
      <text:p text:style-name="P71">As mentioned above, encapsulating a Za variable name in curly braces {} inside a string will cause the variable to be substituted at run-time for it’s current value. </text:p>
      <text:p text:style-name="P71"/>
      <text:p text:style-name="P74">This can be done in a few places, including `` or “” quoted strings, anywhere in a co-process call statement ( | / <text:span text:style-name="T128">=|</text:span> ) and in identifier names and indices ( both left- and right-hand side of assignments). </text:p>
      <text:p text:style-name="P71"/>
      <text:p text:style-name="P71"/>
      <text:p text:style-name="P274">Lists</text:p>
      <text:p text:style-name="P67"/>
      <text:p text:style-name="P67"><text:span text:style-name="T124">Simple t</text:span>ypes are not declared and the best fit should be chosen on assignment. Internally, variables are store<text:span text:style-name="T87">d</text:span> in appropriate types, but their use should be transparent. However, standard library calls should fail if incorrect types are used as arguments.</text:p>
      <text:p text:style-name="P67"/>
      <text:p text:style-name="P70">When <text:span text:style-name="T117">a list is required</text:span>, there are various supporting tools to deal with them.</text:p>
      <text:p text:style-name="P70"/>
      <text:p text:style-name="P70">In expressions, array elements may be directly addressed using the ary[element] syntax. This has 0-based indexing.</text:p>
      <text:p text:style-name="P70"/>
      <text:p text:style-name="P70">Preferably, there are a number of standard library calls for dealing with lists. The standard library calls cover treating internal arrays as lists, stacks and queues in a very basic manner. They also allow for splitting and joining lists and match finding.</text:p>
      <text:p text:style-name="P70"/>
      <text:p text:style-name="P70"><text:span text:style-name="T128">Some</text:span> library calls use <text:span text:style-name="T128">1</text:span>-based indexing <text:span text:style-name="T128">where it is more meaningful to do so</text:span>. <text:s/><text:span text:style-name="T136">( Eg. fields() )</text:span></text:p>
      <text:p text:style-name="P70"/>
      <text:p text:style-name="P70"/>
      <text:p text:style-name="P56"><text:span text:style-name="T124">Fixed-length and </text:span>Associative Arrays</text:p>
      <text:p text:style-name="P67"/>
      <text:p text:style-name="P72"><text:span text:style-name="T124">Fixed-length arrays </text:span>are generally instantiated <text:span text:style-name="T119">using the </text:span><text:span text:style-name="T32">init</text:span><text:span text:style-name="T119"> command</text:span>. <text:span text:style-name="T124">Associative arrays do not require initialising.</text:span></text:p>
      <text:p text:style-name="P72"/>
      <text:p text:style-name="P72">The array key <text:span text:style-name="T124">for associative arrays </text:span>must be a string. The value type is in line with whatever is assigned on the right-hand side.</text:p>
      <text:p text:style-name="P72"/>
      <text:p text:style-name="P73">Arrays can be disposed of either by returning from a function or explicit use of the UNSET command. </text:p>
      <text:p text:style-name="P72"/>
      <text:p text:style-name="P72"><text:span text:style-name="T118">Arrays are referenced using the typical </text:span><text:span text:style-name="T31">ary[key/</text:span><text:span text:style-name="T35">index]</text:span><text:span text:style-name="T31"> </text:span><text:span text:style-name="T118">format. </text:span></text:p>
      <text:p text:style-name="P72"/>
      <text:p text:style-name="P75">Only 1-<text:span text:style-name="T128">dimensional</text:span> fixed-length arrays are currently supported. <text:s/>This is likely to remain the case, there’s not much justification for n-dimension arrays for <text:span text:style-name="T136">our </text:span>use case.</text:p>
      <text:p text:style-name="P75"/>
      <text:p text:style-name="P76">There is effectively pseudo-support for 2 dimensions, as the data type of the arrays can be untyped (i.e. “mixed” as the INIT type). This effectively allows the assignment of other lists to the array, but it is of limited flexibility.</text:p>
      <text:p text:style-name="P76"/>
      <text:p text:style-name="P77">Also, a compound type stored inside an array may be assigned to another variable then processed as a separate array should the need arise. </text:p>
      <text:p text:style-name="P67"/>
      <text:p text:style-name="P67"/>
      <text:p text:style-name="P103">Iteration</text:p>
      <text:p text:style-name="P81"/>
      <text:p text:style-name="P82">When the expression result to be iterated over in a FOREACH loop is a string value, iteration is <text:span text:style-name="T156">line-by-line.</text:span> </text:p>
      <text:p text:style-name="P82"/>
      <text:p text:style-name="P97">Should an array or list be iterated over, it should act, as expected, upon each element of the type.</text:p>
      <text:p text:style-name="P81"/>
      <text:p text:style-name="P81">It should also be noted that the normal FOR loop construction currently only supports integer values.</text:p>
      <text:p text:style-name="P221">Library Calls</text:p>
      <text:p text:style-name="P98"/>
      <text:p text:style-name="P98">For many of the library calls, for example, the lines() function, the input string is <text:span text:style-name="T154">treated like</text:span> an array. <text:span text:style-name="T82">For some other functions, the behaviour is input-dependant. </text:span>Notes should be present in documentation where this occurs.</text:p>
      <text:p text:style-name="P81"/>
      <text:p text:style-name="P99"><text:span text:style-name="T136">Shell I/O </text:span>Behaviour</text:p>
      <text:p text:style-name="P83"/>
      <text:p text:style-name="P83">Before Za begins to process a script an instance of Bash <text:span text:style-name="T136">(or the nominated shell) </text:span>is executed concurrently, which is terminated at the same time as Za.</text:p>
      <text:p text:style-name="P83"/>
      <text:p text:style-name="P83">The pipe command ( | ) is used to feed commands into the co-process for execution. For example:</text:p>
      <text:p text:style-name="P83"/>
      <text:p text:style-name="P111">| ls -lh /etc </text:p>
      <text:p text:style-name="P83"/>
      <text:p text:style-name="P83">… would, as expected, execute a directory listing, with options, of the /etc directory.</text:p>
      <text:p text:style-name="P83"/>
      <text:p text:style-name="P83">The standard output of the <text:span text:style-name="T136">co-</text:span>process is captured and presented on the standard output device of the Za process. </text:p>
      <text:p text:style-name="P83"/>
      <text:p text:style-name="P83">Anything caught on the standard error channel of <text:span text:style-name="T136">the shell, during a command execution,</text:span> is captured <text:span text:style-name="T111">and made available through the library call </text:span><text:span text:style-name="T30">last_out().</text:span></text:p>
      <text:p text:style-name="P83"/>
      <text:p text:style-name="P83">Normal Za variables may be used in forming <text:span text:style-name="T136">shell</text:span> commands and are interpolated before execution. For example:</text:p>
      <text:p text:style-name="P111"/>
      <text:p text:style-name="P111">dir_param=”/etc”</text:p>
      <text:p text:style-name="P111">| ls -lh {dir_param}</text:p>
      <text:p text:style-name="P83"/>
      <text:p text:style-name="P83">… to achieve the same result as before.</text:p>
      <text:p text:style-name="P83"/>
      <text:p text:style-name="P83">The output of a command may be captured instead of printed by using the command assignment construct ( =| ). For example:</text:p>
      <text:p text:style-name="P83"/>
      <text:p text:style-name="P111">listing =| ls -lh /etc</text:p>
      <text:p text:style-name="P83"/>
      <text:p text:style-name="P80"><text:span text:style-name="T68">The error code returned by the command will be capture</text:span><text:span text:style-name="T69">d</text:span><text:span text:style-name="T68"> and </text:span><text:span text:style-name="T70">will be accessible through the </text:span><text:span text:style-name="T4">last()</text:span><text:span text:style-name="T68"> </text:span><text:span text:style-name="T70">library call. </text:span><text:span text:style-name="T75">The stderr channel output is accessible through the </text:span><text:span text:style-name="T9">last_out()</text:span><text:span text:style-name="T75"> library call.</text:span></text:p>
      <text:p text:style-name="P84"/>
      <text:p text:style-name="P87">Care should be taken due to the above behaviour to formulate commands allowing for the handling of stderr and stdout.</text:p>
      <text:p text:style-name="P101"/>
      <text:p text:style-name="P79">Search Paths</text:p>
      <text:p text:style-name="P95"/>
      <text:p text:style-name="P95">It should be noted that Za maintains two distinct search paths. One is internal to Za, from which all Za library functions will derive their file paths, when an absolute path is not used. This generally should default to the current working directory at the moment the Za binary was executed.</text:p>
      <text:p text:style-name="P95"/>
      <text:p text:style-name="P79"><text:span text:style-name="T56">The second path is maintained by the co-process in the usual manner for the shell. This path is tracked by the Za system variable</text:span> pwd<text:span text:style-name="T56">. </text:span><text:s/></text:p>
      <text:p text:style-name="P79"/>
      <text:p text:style-name="P219">Evaluation Limitations</text:p>
      <text:p text:style-name="P93"/>
      <text:p text:style-name="P93">As we are using a third-party evaluator for expressions a limitation exists in distinguishing between standard library functions and Za functions within expressions. <text:span text:style-name="T125">We have been hacking away at the third-party evaluation routines to better incorporate them with Za and it is currently unlikely that we will switch to a new evaluator without good cause. Speed isn’t one of those reasons we would switch.</text:span></text:p>
      <text:p text:style-name="P93"/>
      <text:p text:style-name="P94">To summarise, we have to pre-evaluate Za functions and put their results back into expressions. <text:span text:style-name="T111">This is, of course, not ideal, </text:span>but it <text:span text:style-name="T125">works well enough for our ends.</text:span></text:p>
      <text:p text:style-name="P94"/>
      <text:p text:style-name="P104">Statement Separation</text:p>
      <text:p text:style-name="P88"/>
      <text:p text:style-name="P88">Statements are terminated by Unix line-feed characters (\n). <text:s text:c="2"/>Carriage-return characters (\r) found in token space during parsing are discarded. </text:p>
      <text:p text:style-name="P88"/>
      <text:p text:style-name="P88">It is also possible to use the alternative statement end token, a semi-colon, to terminate a statement. This allows for multiple statements per line.</text:p>
      <text:p text:style-name="P88"/>
      <text:p text:style-name="P89"><text:span text:style-name="T154">A</text:span>s a matter of style, rather than syntax, it would <text:span text:style-name="T154">normally </text:span>be best to not mix <text:span text:style-name="T136">shell</text:span> and Za commands within the same line. </text:p>
      <text:p text:style-name="P89"/>
      <text:p text:style-name="P102">Variable Scope</text:p>
      <text:p text:style-name="P81"/>
      <text:p text:style-name="P84">Please note, all variables have local scope only, except for a few system variable<text:span text:style-name="T83">s</text:span> which will be detailed later. <text:s/>The range of local scope is the entire function, and <text:span text:style-name="T88">is </text:span>not further restricted in any more granular way.</text:p>
      <text:p text:style-name="P84"/>
      <text:p text:style-name="P84">Therefore, defined functions must receive their input exclusively from caller arguments, system variables or external input (like Bash, files, network, etc).</text:p>
      <text:p text:style-name="P53"/>
      <text:p text:style-name="P51"><text:span text:style-name="T81">P</text:span>ane <text:span text:style-name="T81">S</text:span>upport</text:p>
      <text:p text:style-name="P51"/>
      <text:p text:style-name="P61">At launch, all PROMPT and PRINT activity is performed in the <text:span text:style-name="T24">global</text:span><text:span text:style-name="T56"> pane. This is a structure describing the entire terminal window dimensions.</text:span></text:p>
      <text:p text:style-name="P85"/>
      <text:p text:style-name="P85">Through use of variants of the PANE command additional pseudo-windows can be created and switched to. The AT command is always relative to the top-left of the current window pane. Row and column numbering starts at 1.</text:p>
      <text:p text:style-name="P90"/>
      <text:p text:style-name="P78">Example</text:p>
      <text:p text:style-name="P46"/>
      <text:p text:style-name="P46">cls</text:p>
      <text:p text:style-name="P46">pane define "envs", 2, 10, 12, 50, " [#6][#i1]Environment[#-][##] ", “double”</text:p>
      <text:p text:style-name="P46">pane select "envs"</text:p>
      <text:p text:style-name="P46"/>
      <text:p text:style-name="P46">at <text:s/>2,3; print "Bash Version <text:s text:c="8"/>: "+bash_version()</text:p>
      <text:p text:style-name="P46">at <text:s/>3,3; print "Bash Major Version <text:s text:c="2"/>: "+bash_versinfo()</text:p>
      <text:p text:style-name="P46">at <text:s/>4,3; print "User <text:s text:c="16"/>: "+user()</text:p>
      <text:p text:style-name="P46">at <text:s/>5,3; print "OS <text:s text:c="18"/>: "+os()</text:p>
      <text:p text:style-name="P46">at <text:s/>6,3; print "Home <text:s text:c="16"/>: "+home()</text:p>
      <text:p text:style-name="P46">at <text:s/>7,3; print "Locale <text:s text:c="14"/>: "+lang()</text:p>
      <text:p text:style-name="P46">at <text:s/>8,3; print "Distribution <text:s text:c="8"/>: "+release_name()</text:p>
      <text:p text:style-name="P46">at <text:s/>9,3; print "Distribution ID <text:s text:c="5"/>: "+release_id() </text:p>
      <text:p text:style-name="P46">at 10,3; print "Distribution Version : "+release_version()</text:p>
      <text:p text:style-name="P46"/>
      <text:p text:style-name="P46">pane select "global"</text:p>
      <text:p text:style-name="P46">at 17,1</text:p>
      <text:p text:style-name="P85"><text:soft-page-break/></text:p>
      <text:p text:style-name="P78">Example output</text:p>
      <text:p text:style-name="P78"/>
      <table:table table:name="Table3" table:style-name="Table3">
        <table:table-column table:style-name="Table3.A"/>
        <table:table-row>
          <table:table-cell table:style-name="Table3.A1" office:value-type="string">
            <text:p text:style-name="P43"/>
            <text:p text:style-name="P43"><text:s text:c="9"/>╔══ <text:span text:style-name="T102">Environment</text:span> ═════════════════════════════════╗</text:p>
            <text:p text:style-name="P43"><text:s text:c="9"/>║ <text:s text:c="47"/>║</text:p>
            <text:p text:style-name="P43"><text:s text:c="9"/>║ <text:s/>Bash Version <text:s text:c="8"/>: 4.4.12(1)-release <text:s text:c="5"/>║</text:p>
            <text:p text:style-name="P43"><text:s text:c="9"/>║ <text:s/>Bash Major Version <text:s text:c="2"/>: 4 <text:s text:c="21"/>║</text:p>
            <text:p text:style-name="P43"><text:s text:c="9"/>║ <text:s/>User <text:s text:c="16"/>: daniel <text:s text:c="16"/>║</text:p>
            <text:p text:style-name="P43"><text:s text:c="9"/>║ <text:s/>OS <text:s text:c="18"/>: linux-gnu <text:s text:c="13"/>║</text:p>
            <text:p text:style-name="P43"><text:s text:c="9"/>║ <text:s/>Home <text:s text:c="16"/>: /home/daniel <text:s text:c="10"/>║</text:p>
            <text:p text:style-name="P43"><text:s text:c="9"/>║ <text:s/>Locale <text:s text:c="14"/>: en_GB.UTF-8 <text:s text:c="11"/>║</text:p>
            <text:p text:style-name="P43"><text:s text:c="9"/>║ <text:s/>Distribution <text:s text:c="8"/>: Debian GNU/Linux <text:s text:c="6"/>║</text:p>
            <text:p text:style-name="P43"><text:s text:c="9"/>║ <text:s/>Distribution ID <text:s text:c="5"/>: debian <text:s text:c="16"/>║</text:p>
            <text:p text:style-name="P43"><text:s text:c="9"/>║ <text:s/>Distribution Version : 9 <text:s text:c="21"/>║</text:p>
            <text:p text:style-name="P43"><text:s text:c="9"/>║ <text:s text:c="47"/>║</text:p>
            <text:p text:style-name="P43"><text:s text:c="9"/>╚════════════════════════════════════════════════╝</text:p>
            <text:p text:style-name="P85"/>
          </table:table-cell>
        </table:table-row>
      </table:table>
      <text:p text:style-name="P43"/>
      <text:p text:style-name="P51"><text:span text:style-name="T81">W</text:span>hen <text:span text:style-name="T81">S</text:span>tatement</text:p>
      <text:p text:style-name="P51"/>
      <text:p text:style-name="P62">The WHEN statement is the Za variant of the switch/case construct.</text:p>
      <text:p text:style-name="P62"/>
      <text:p text:style-name="P45">WHEN <text:span text:style-name="T24">expression</text:span></text:p>
      <text:p text:style-name="P44">[ IS <text:span text:style-name="T24">condition</text:span></text:p>
      <text:p text:style-name="P44"><text:tab/><text:span text:style-name="T24">action </text:span>]</text:p>
      <text:p text:style-name="P44">[ CONTAINS<text:span text:style-name="T24"> regex_condition</text:span></text:p>
      <text:p text:style-name="P44"><text:tab/><text:span text:style-name="T24">action </text:span>]</text:p>
      <text:p text:style-name="P45">[ OR</text:p>
      <text:p text:style-name="P45"><text:tab/><text:span text:style-name="T24">default_action </text:span><text:span text:style-name="T56">]</text:span></text:p>
      <text:p text:style-name="P44">ENDWHEN</text:p>
      <text:p text:style-name="P51"/>
      <text:p text:style-name="P63">Each IS/CONTAINS clause will <text:span text:style-name="T121">not </text:span>fall-through to the subsequent condition on completion. <text:span text:style-name="T121">A BREAK statement only ends the clause early. Fall-through is not permitted!</text:span></text:p>
      <text:p text:style-name="P63"/>
      <text:p text:style-name="P63">On BREAK, execution continues from the ENDWHEN statement.</text:p>
      <text:p text:style-name="P62"/>
      <text:p text:style-name="P62">WHEN statement blocks may be nested, within pre-defined limits. (All nesting is currently limited to a depth of 1000).</text:p>
      <text:p text:style-name="P51"/>
      <text:p text:style-name="P51"><text:span text:style-name="T81">I</text:span>nteractive <text:span text:style-name="T81">M</text:span>ode</text:p>
      <text:p text:style-name="P51"/>
      <text:p text:style-name="P65">Za may be started in interactive mode using the <text:span text:style-name="T24">-i</text:span><text:span text:style-name="T56"> argument. </text:span><text:span text:style-name="T57">This mode is intended for debugging and single-line task activities. <text:s/></text:span><text:span text:style-name="T56">In interactive mode, a prompt is presented for user input commands.</text:span></text:p>
      <text:p text:style-name="P86"/>
      <text:p text:style-name="P64"><text:span text:style-name="T56">This mode currently treats each line as </text:span><text:span text:style-name="T59">part of a single function in global namespace</text:span><text:span text:style-name="T56"> internally. </text:span><text:span text:style-name="T59">Additionally, </text:span><text:span text:style-name="T56">conditional structure must all be on the same line. This restriction </text:span><text:span text:style-name="T57">may</text:span><text:span text:style-name="T56"> be lifted in a future version. <text:s/></text:span><text:span text:style-name="T59">We </text:span><text:span text:style-name="T63">have only limited</text:span><text:span text:style-name="T59"> support </text:span><text:span text:style-name="T63">for </text:span><text:span text:style-name="T59">multi-line statements. </text:span><text:span text:style-name="T60">There are some workarounds in place, but they should generally be avoided.</text:span></text:p>
      <text:p text:style-name="P86"/>
      <text:p text:style-name="P86">Additionally, PRINT commands have an additional line-feed character appended to <text:span text:style-name="T107">their output </text:span>in interactive mode.</text:p>
      <text:p text:style-name="P86"/>
      <text:p text:style-name="P96">The entire interactive mode is experimental at this stage.</text:p>
      <text:p text:style-name="P96"/>
      <text:p text:style-name="P220">Modules</text:p>
      <text:p text:style-name="P91"/>
      <text:p text:style-name="P91">The MODULE command has been included to permit separating source into workable chunks and allow for re-use.</text:p>
      <text:p text:style-name="P91"/>
      <text:p text:style-name="P100"><text:span text:style-name="T2">By default, Za will look for modules in the path </text:span><text:span text:style-name="T16">$HOME/.za/modules</text:span><text:span text:style-name="T2">. This may be overridden by setting the environmental variable ZA_MODPATH.</text:span></text:p>
      <text:p text:style-name="P91"/>
      <text:p text:style-name="P100"><text:span text:style-name="T2">If a path containing forward slashes is provided by the MODULE command, </text:span><text:span text:style-name="T8">and </text:span><text:span text:style-name="T2">it is an absolute path </text:span><text:span text:style-name="T8">it will be </text:span><text:span text:style-name="T6">used instead of the ZA_MODPATH or home path to retrieve the module.</text:span></text:p>
      <text:p text:style-name="P92"/>
      <text:p text:style-name="P105"><text:span text:style-name="T6">I</text:span><text:span text:style-name="T2">f the path is relative, it is joined onto the absolute path of the source file which was executed.</text:span></text:p>
      <text:p text:style-name="P92"/>
      <text:p text:style-name="P58"/>
      <text:p text:style-name="P58">Language Syntax</text:p>
      <text:p text:style-name="P23"/>
      <text:p text:style-name="P23"/>
      <text:p text:style-name="P11"><text:span text:style-name="T84">Function </text:span>Statements</text:p>
      <text:p text:style-name="P23"/>
      <text:p text:style-name="P26">Functions may be defined using the syntax below. Arguments presented during a call are evaluated before the function call is executed.</text:p>
      <text:p text:style-name="P25"/>
      <text:p text:style-name="P18"><text:span text:style-name="T90">DEFINE</text:span> <text:span text:style-name="T24">name</text:span>(arg1,...,argN)</text:p>
      <text:p text:style-name="P18">- create a <text:span text:style-name="T84">function</text:span>.</text:p>
      <text:p text:style-name="P18"/>
      <text:p text:style-name="P10">ENDDEF</text:p>
      <text:p text:style-name="P18">- end a <text:span text:style-name="T84">function</text:span> definition.</text:p>
      <text:p text:style-name="P18"/>
      <text:p text:style-name="P18"><text:span text:style-name="T90">SHOWDEF</text:span> [ <text:span text:style-name="T24">name</text:span> ]</text:p>
      <text:p text:style-name="P18">- display a single <text:span text:style-name="T84">function</text:span> definition, or all functions.</text:p>
      <text:p text:style-name="P18"/>
      <text:p text:style-name="P18"><text:span text:style-name="T90">RETURN</text:span> <text:span text:style-name="T154">[ </text:span><text:span text:style-name="T24">retval1</text:span> [ , <text:span text:style-name="T24">retvalN</text:span> ... ] <text:span text:style-name="T154">]</text:span></text:p>
      <text:p text:style-name="P18">- return from <text:span text:style-name="T84">function </text:span>with <text:span text:style-name="T154">an optional </text:span>value.</text:p>
      <text:p text:style-name="P18"/>
      <text:p text:style-name="P10"><text:span text:style-name="T71">[</text:span><text:span text:style-name="T19"> r1</text:span><text:span text:style-name="T71"> = ]</text:span><text:span text:style-name="T19"> </text:span><text:span text:style-name="T17">function_</text:span><text:span text:style-name="T16">name</text:span><text:span text:style-name="T2">( </text:span><text:span text:style-name="T5">[ </text:span><text:span text:style-name="T19">p1</text:span><text:span text:style-name="T5"> </text:span><text:span text:style-name="T71">[ ,</text:span><text:span text:style-name="T19">p2</text:span><text:span text:style-name="T71">,…,</text:span><text:span text:style-name="T19">pX</text:span><text:span text:style-name="T71"> ] ] </text:span><text:span text:style-name="T2">) <text:s text:c="35"/></text:span></text:p>
      <text:p text:style-name="P10"><text:span text:style-name="T2">- call a </text:span><text:span text:style-name="T3">function</text:span><text:span text:style-name="T2">, with parameters </text:span><text:span text:style-name="T16">p</text:span><text:span text:style-name="T23">1[..pX]</text:span></text:p>
      <text:p text:style-name="P26">- assigned values <text:span text:style-name="T142">of </text:span><text:span text:style-name="T42">r1</text:span><text:span text:style-name="T66"> </text:span><text:span text:style-name="T56">are</text:span> typed according to the RETURN’ed values.</text:p>
      <text:p text:style-name="P18"/>
      <text:p text:style-name="P22"/>
      <text:p text:style-name="P11">Selection Statements</text:p>
      <text:p text:style-name="P18"/>
      <text:p text:style-name="P18"><text:span text:style-name="T90">IF</text:span> <text:span text:style-name="T24">condition</text:span> <text:s text:c="35"/></text:p>
      <text:p text:style-name="P18">- test condition and start execution block if true.</text:p>
      <text:p text:style-name="P18"/>
      <text:p text:style-name="P18"><text:tab/><text:span text:style-name="T27">execution_block</text:span></text:p>
      <text:p text:style-name="P18"/>
      <text:p text:style-name="P18"><text:tab/><text:span text:style-name="T90">ELSE</text:span> <text:s text:c="43"/></text:p>
      <text:p text:style-name="P18"><text:tab/>- start execution block for false state.</text:p>
      <text:p text:style-name="P18"/>
      <text:p text:style-name="P18"><text:tab/><text:span text:style-name="T27">execution_block</text:span></text:p>
      <text:p text:style-name="P18"/>
      <text:p text:style-name="P18"><text:span text:style-name="T90">ENDIF</text:span> <text:s text:c="42"/></text:p>
      <text:p text:style-name="P18">- terminate IF execution block.</text:p>
      <text:p text:style-name="P18"/>
      <text:p text:style-name="P14">ON<text:span text:style-name="T2"> </text:span><text:span text:style-name="T16">expression</text:span><text:span text:style-name="T68"> </text:span><text:span text:style-name="T56">DO</text:span><text:span text:style-name="T68"> command</text:span></text:p>
      <text:p text:style-name="P14"><text:span text:style-name="T68">- the equivalent of IF </text:span><text:span text:style-name="T16">expression==true</text:span><text:span text:style-name="T68">; </text:span><text:span text:style-name="T16">command</text:span><text:span text:style-name="T68">; ENDIF for single commands.</text:span></text:p>
      <text:p text:style-name="P18"/>
      <text:p text:style-name="P18"><text:span text:style-name="T90">WHEN</text:span> <text:span text:style-name="T24">expr</text:span><text:span text:style-name="T26">ession</text:span></text:p>
      <text:p text:style-name="P18">- switch-like structure.</text:p>
      <text:p text:style-name="P18"/>
      <text:p text:style-name="P10"><text:span text:style-name="T2"><text:tab/></text:span>IS<text:span text:style-name="T2"> </text:span><text:span text:style-name="T17">expr</text:span><text:span text:style-name="T18">ession</text:span></text:p>
      <text:p text:style-name="P18"><text:tab/><text:span text:style-name="T90">CONTAINS</text:span> <text:span text:style-name="T24">expr</text:span><text:span text:style-name="T26">ession</text:span></text:p>
      <text:p text:style-name="P10"><text:span text:style-name="T2"><text:tab/>- when expr matches value </text:span><text:span text:style-name="T3">(IS) </text:span><text:span text:style-name="T2">or regex </text:span><text:span text:style-name="T3">(CONTAINS)</text:span><text:span text:style-name="T2">.</text:span></text:p>
      <text:p text:style-name="P18"/>
      <text:p text:style-name="P18"><text:soft-page-break/><text:tab/><text:span text:style-name="T90">OR</text:span> <text:s text:c="45"/></text:p>
      <text:p text:style-name="P18"><text:tab/>- default WHEN case.</text:p>
      <text:p text:style-name="P18"/>
      <text:p text:style-name="P18"><text:span text:style-name="T90">ENDWHEN</text:span> <text:s text:c="40"/></text:p>
      <text:p text:style-name="P18">- terminates the WHEN block.</text:p>
      <text:p text:style-name="P18"/>
      <text:p text:style-name="P11"/>
      <text:p text:style-name="P11">Iteration Statements</text:p>
      <text:p text:style-name="P24"/>
      <text:p text:style-name="P18"><text:span text:style-name="T90">WHILE</text:span> <text:span text:style-name="T24">condition</text:span> <text:s text:c="32"/></text:p>
      <text:p text:style-name="P18">- start while...end loop block.</text:p>
      <text:p text:style-name="P18"/>
      <text:p text:style-name="P34"><text:tab/><text:span text:style-name="T89">statement_block</text:span></text:p>
      <text:p text:style-name="P18"/>
      <text:p text:style-name="P10">ENDWHILE</text:p>
      <text:p text:style-name="P18">- end of while...end loop block.</text:p>
      <text:p text:style-name="P18"/>
      <text:p text:style-name="P18"/>
      <text:p text:style-name="P18"><text:span text:style-name="T90">FOR</text:span> <text:span text:style-name="T24">var</text:span> <text:span text:style-name="T90">=</text:span> <text:span text:style-name="T24">start</text:span> <text:span text:style-name="T90">TO</text:span> <text:span text:style-name="T24">end</text:span> [ <text:span text:style-name="T90">STEP</text:span> <text:span text:style-name="T24">step</text:span> ] <text:s text:c="11"/></text:p>
      <text:p text:style-name="P18">- start FOR loop block. (integer iteration only)</text:p>
      <text:p text:style-name="P18"/>
      <text:p text:style-name="P10">FOREACH<text:span text:style-name="T2"> </text:span><text:span text:style-name="T16">var</text:span><text:span text:style-name="T2"> </text:span>IN<text:span text:style-name="T2"> </text:span><text:span text:style-name="T17">expr</text:span><text:span text:style-name="T2"> | </text:span><text:span text:style-name="T16">fn(expr</text:span><text:span text:style-name="T2">) | </text:span><text:span text:style-name="T16">"literal"</text:span><text:span text:style-name="T2"> <text:s text:c="6"/></text:span></text:p>
      <text:p text:style-name="P18">- iterate over variable content lines.</text:p>
      <text:p text:style-name="P18"/>
      <text:p text:style-name="P18"><text:span text:style-name="T90">ENDFOR</text:span> <text:s text:c="41"/></text:p>
      <text:p text:style-name="P18">- terminate <text:span text:style-name="T89">the nearest active previous </text:span>FOR <text:span text:style-name="T89">or FOREACH </text:span>execution block.</text:p>
      <text:p text:style-name="P18"/>
      <text:p text:style-name="P18"/>
      <text:p text:style-name="P11">Flow Control Statements</text:p>
      <text:p text:style-name="P11"/>
      <text:p text:style-name="P18"><text:span text:style-name="T90">BREAK</text:span> <text:s text:c="42"/></text:p>
      <text:p text:style-name="P18">- exit a loop or WHEN clause immediately.</text:p>
      <text:p text:style-name="P18"/>
      <text:p text:style-name="P18"><text:span text:style-name="T90">CONTINUE</text:span> <text:s text:c="39"/></text:p>
      <text:p text:style-name="P18">- proceed to next loop iteration immediately.</text:p>
      <text:p text:style-name="P18"/>
      <text:p text:style-name="P18"><text:span text:style-name="T90">EXIT</text:span> <text:span text:style-name="T24">code</text:span> <text:s text:c="38"/></text:p>
      <text:p text:style-name="P18">- exit script with status code.</text:p>
      <text:p text:style-name="P18"/>
      <text:p text:style-name="P18"/>
      <text:p text:style-name="P11">Output Control Statements</text:p>
      <text:p text:style-name="P18"/>
      <text:p text:style-name="P18"><text:span text:style-name="T90">PRINT</text:span><text:span text:style-name="T94">[LN] </text:span><text:span text:style-name="T142">e</text:span><text:span text:style-name="T24">xpression</text:span></text:p>
      <text:p text:style-name="P18">- local echo.</text:p>
      <text:p text:style-name="P18">- <text:span text:style-name="T142">Println appends a newline to the final output.</text:span></text:p>
      <text:p text:style-name="P26">- ANSI codes are conveniently interpolated as part of output expression evaluation.</text:p>
      <text:p text:style-name="P26">- Please see the appendices for a list of available code representations.</text:p>
      <text:p text:style-name="P18"/>
      <text:p text:style-name="P18"><text:span text:style-name="T90">LOG</text:span> <text:span text:style-name="T26">expression</text:span></text:p>
      <text:p text:style-name="P18">- local echo plus pre-named destination log file.</text:p>
      <text:p text:style-name="P18"/>
      <text:p text:style-name="P18"><text:span text:style-name="T90">LOGGING</text:span> <text:span text:style-name="T90">OFF</text:span> | <text:span text:style-name="T90">ON</text:span> <text:span text:style-name="T24">name </text:span><text:span text:style-name="T33">| </text:span><text:span text:style-name="T78">QUIET</text:span><text:span text:style-name="T61"> | </text:span><text:span text:style-name="T78">LOUD</text:span><text:span text:style-name="T61"> </text:span><text:span text:style-name="T62">| </text:span><text:span text:style-name="T79">SUBJECT</text:span><text:span text:style-name="T62"> </text:span><text:span text:style-name="T34">subject_string</text:span></text:p>
      <text:p text:style-name="P18">- disable or enable logging and specify the log file name.</text:p>
      <text:p text:style-name="P18">- <text:span text:style-name="T122">stops (quiet) or enables (loud) local echo of LOG commands.</text:span></text:p>
      <text:p text:style-name="P18">- <text:span text:style-name="T123">set the start-of-line “subject” in log entries. Defaults to an empty string.</text:span></text:p>
      <text:p text:style-name="P18"/>
      <text:p text:style-name="P17">LOGGING WEB 0|OFF|DISABLE</text:p>
      <text:p text:style-name="P33">- disable the web server log file.</text:p>
      <text:p text:style-name="P17">LOGGING WEB 1|ON|ENABLE</text:p>
      <text:p text:style-name="P33">- enable the web server log file.</text:p>
      <text:p text:style-name="P17">LOGGING ACCESSFILE <text:span text:style-name="T16">path</text:span></text:p>
      <text:p text:style-name="P33">- sets the location of the web server log file.</text:p>
      <text:p text:style-name="P18"/>
      <text:p text:style-name="P18"><text:span text:style-name="T90">CLS</text:span> <text:s text:c="44"/></text:p>
      <text:p text:style-name="P18">- clear console screen, <text:span text:style-name="T86">or the current pane</text:span>.</text:p>
      <text:p text:style-name="P18"/>
      <text:p text:style-name="P18"><text:span text:style-name="T90">AT</text:span> <text:span text:style-name="T24">row,column</text:span> <text:s text:c="34"/></text:p>
      <text:p text:style-name="P18">- move cursor to row,column.</text:p>
      <text:p text:style-name="P18"/>
      <text:p text:style-name="P20"><text:soft-page-break/><text:span text:style-name="T90">PANE</text:span> <text:span text:style-name="T90">OFF</text:span> | <text:span text:style-name="T90">SELECT</text:span> <text:span text:style-name="T24">name</text:span> | <text:span text:style-name="T90">DEFINE</text:span> <text:span text:style-name="T24">name, x, y, w, h, </text:span><text:span text:style-name="T41">[title [,</text:span><text:span text:style-name="T40">type</text:span><text:span text:style-name="T41">] ]</text:span> <text:span text:style-name="T122">| </text:span><text:span text:style-name="T93">REDRAW</text:span></text:p>
      <text:p text:style-name="P29">- disable windows</text:p>
      <text:p text:style-name="P20">- <text:span text:style-name="T122">change current window</text:span></text:p>
      <text:p text:style-name="P20">- <text:span text:style-name="T122">define a new window</text:span></text:p>
      <text:p text:style-name="P20">- <text:span text:style-name="T122">redraw the current window</text:span></text:p>
      <text:p text:style-name="P20">- <text:span text:style-name="T139">type may be </text:span><text:span text:style-name="T41">none, rounddot, round, square, double, </text:span><text:span text:style-name="T45">topline</text:span><text:span text:style-name="T41"> </text:span><text:span text:style-name="T65">or </text:span><text:span text:style-name="T41">sparse</text:span><text:span text:style-name="T65">. Defaults to </text:span><text:span text:style-name="T41">round</text:span><text:span text:style-name="T65">.</text:span></text:p>
      <text:p text:style-name="P18">- <text:span text:style-name="T140">title specifies an optional label for the pane.</text:span></text:p>
      <text:p text:style-name="P18"/>
      <text:p text:style-name="P18"/>
      <text:p text:style-name="P11">Input Control Statements</text:p>
      <text:p text:style-name="P18"/>
      <text:p text:style-name="P18"><text:span text:style-name="T90">INPUT</text:span> <text:span text:style-name="T24">id</text:span> <text:span text:style-name="T24">type</text:span> <text:span text:style-name="T25">position/name</text:span></text:p>
      <text:p text:style-name="P35"/>
      <text:p text:style-name="P18">- set variable <text:span text:style-name="T24">id</text:span> from external value or exit. <text:span text:style-name="T85">Type may be one of the following:</text:span></text:p>
      <text:p text:style-name="P18"><text:tab/>- <text:span text:style-name="T92">PARAM</text:span><text:span text:style-name="T85"><text:tab/><text:tab/>: for mandatory positional CLI arguments</text:span></text:p>
      <text:p text:style-name="P18"><text:tab/>- <text:span text:style-name="T92">OPTARG</text:span><text:span text:style-name="T85"><text:tab/><text:tab/>: for optional positional CLI arguments</text:span></text:p>
      <text:p text:style-name="P18"><text:tab/>- <text:span text:style-name="T92">ENV</text:span><text:span text:style-name="T85"><text:tab/><text:tab/><text:tab/>: for mandatory environmental variables</text:span></text:p>
      <text:p text:style-name="P18"/>
      <text:p text:style-name="P18"><text:span text:style-name="T90">PROMPT</text:span> <text:span text:style-name="T24">var</text:span> <text:span text:style-name="T24">prompt</text:span> [ <text:span text:style-name="T24">validator</text:span> ] <text:s text:c="16"/></text:p>
      <text:p text:style-name="P10"><text:span text:style-name="T2">- set var from stdin. loops until </text:span><text:span text:style-name="T16">validator</text:span><text:span text:style-name="T2"> satisfied.</text:span></text:p>
      <text:p text:style-name="P18"/>
      <text:p text:style-name="P18"/>
      <text:p text:style-name="P11">Assignment Expressions</text:p>
      <text:p text:style-name="P18"/>
      <text:p text:style-name="P18"><text:span text:style-name="T24">var</text:span> = <text:span text:style-name="T24">value</text:span> <text:s text:c="36"/></text:p>
      <text:p text:style-name="P18">- assign to variable.</text:p>
      <text:p text:style-name="P18"/>
      <text:p text:style-name="P18"><text:span text:style-name="T24">var</text:span> =| <text:span text:style-name="T24">expression</text:span> <text:s text:c="30"/></text:p>
      <text:p text:style-name="P18">- store result of a local shell command to variable.</text:p>
      <text:p text:style-name="P18"/>
      <text:p text:style-name="P27">N.B.: pre- and post-decrement/increment are not supported, nor are C-like compound math assignment statements such as +=, *=.</text:p>
      <text:p text:style-name="P27"/>
      <text:p text:style-name="P14">INIT<text:span text:style-name="T2"> </text:span><text:span text:style-name="T16">var </text:span><text:span text:style-name="T22">type dimensions size</text:span></text:p>
      <text:p text:style-name="P40">- Initialise a new <text:span text:style-name="T125">fixed-length</text:span> array</text:p>
      <text:p text:style-name="P40">- <text:span text:style-name="T36">type</text:span><text:span text:style-name="T125"> can be int, float, bool, string or mixed. </text:span></text:p>
      <text:p text:style-name="P40">- <text:span text:style-name="T125">mixed allows for any type.</text:span></text:p>
      <text:p text:style-name="P41">- <text:span text:style-name="T36">dimensions</text:span><text:span text:style-name="T125"> must currently be set to 1.</text:span></text:p>
      <text:p text:style-name="P41"/>
      <text:p text:style-name="P14"><text:span text:style-name="T56">UNSET</text:span><text:span text:style-name="T68"> </text:span><text:span text:style-name="T16">var</text:span></text:p>
      <text:p text:style-name="P40">- delete a local variable</text:p>
      <text:p text:style-name="P40"/>
      <text:p text:style-name="P14"><text:span text:style-name="T56">SETGLOB</text:span><text:span text:style-name="T68"> </text:span><text:span text:style-name="T16">var</text:span><text:span text:style-name="T68"> </text:span><text:span text:style-name="T16">expression</text:span></text:p>
      <text:p text:style-name="P14"><text:span text:style-name="T68">- Assign the result of </text:span><text:span text:style-name="T16">expression</text:span><text:span text:style-name="T68"> to the global variable </text:span><text:span text:style-name="T16">var</text:span></text:p>
      <text:p text:style-name="P27"/>
      <text:p text:style-name="P27"/>
      <text:p text:style-name="P11">Counter Statements</text:p>
      <text:p text:style-name="P18"/>
      <text:p text:style-name="P18"><text:span text:style-name="T90">ZERO</text:span> <text:span text:style-name="T24">var</text:span> <text:s text:c="39"/></text:p>
      <text:p text:style-name="P18">- set var to zero</text:p>
      <text:p text:style-name="P18"/>
      <text:p text:style-name="P18"><text:span text:style-name="T90">INC</text:span> <text:span text:style-name="T24">var</text:span> [ <text:span text:style-name="T24">step</text:span> ] <text:s text:c="31"/></text:p>
      <text:p text:style-name="P18">- increment <text:span text:style-name="T24">var</text:span> by 1 (or <text:span text:style-name="T24">step</text:span>)</text:p>
      <text:p text:style-name="P18"/>
      <text:p text:style-name="P18"><text:span text:style-name="T90">DEC</text:span> <text:span text:style-name="T24">var</text:span> [ <text:span text:style-name="T24">step</text:span> ] <text:s text:c="31"/></text:p>
      <text:p text:style-name="P18">- decrement <text:span text:style-name="T24">var</text:span> by 1 (or <text:span text:style-name="T24">step</text:span>)</text:p>
      <text:p text:style-name="P259"/>
      <text:p text:style-name="P18"/>
      <text:p text:style-name="P222">Miscellan<text:span text:style-name="T113">eous</text:span></text:p>
      <text:p text:style-name="P18"/>
      <text:p text:style-name="P18"><text:span text:style-name="T90">MODULE</text:span> <text:span text:style-name="T24">modname</text:span> <text:s text:c="33"/></text:p>
      <text:p text:style-name="P18">- reads in <text:span text:style-name="T155">and executes source</text:span> from a module file.</text:p>
      <text:p text:style-name="P18"/>
      <text:p text:style-name="P18"><text:span text:style-name="T90">REQUIRE</text:span> <text:span text:style-name="T24">feature</text:span> [ <text:span text:style-name="T24">num</text:span> ] <text:s text:c="24"/></text:p>
      <text:p text:style-name="P18">- assert feature availability and optional version level, or exit.</text:p>
      <text:p text:style-name="P12"/>
      <text:p text:style-name="P12">ASSERT <text:span text:style-name="T16">expression</text:span></text:p>
      <text:p text:style-name="P37">- assert expression is true, or exit.</text:p>
      <text:p text:style-name="P37"/>
      <text:p text:style-name="P12"><text:span text:style-name="T56">DOC</text:span><text:span text:style-name="T68"> [ </text:span><text:span text:style-name="T16">function_name </text:span><text:span text:style-name="T68">]</text:span><text:span text:style-name="T16"> comment</text:span></text:p>
      <text:p text:style-name="P36"/>
      <text:p text:style-name="P37">- <text:span text:style-name="T112">exportable </text:span>documentation comment. Will be treated by context when processed.</text:p>
      <text:p text:style-name="P37">- <text:span text:style-name="T112">When inside a TEST..ENDTEST block it will be included in the test output file.</text:span></text:p>
      <text:p text:style-name="P37"/>
      <text:p text:style-name="P12"><text:span text:style-name="T56">TEST</text:span><text:span text:style-name="T68"> </text:span><text:span text:style-name="T16">name</text:span><text:span text:style-name="T68"> </text:span><text:span text:style-name="T56">GROUP</text:span><text:span text:style-name="T68"> </text:span><text:span text:style-name="T16">gname</text:span><text:span text:style-name="T68"> [ </text:span><text:span text:style-name="T56">ASSERT</text:span><text:span text:style-name="T68"> </text:span><text:span text:style-name="T56">FAIL</text:span><text:span text:style-name="T68">|</text:span><text:span text:style-name="T56">CONTINUE</text:span><text:span text:style-name="T68"> ]</text:span></text:p>
      <text:p text:style-name="P12"><text:span text:style-name="T68"><text:tab/></text:span><text:span text:style-name="T16">code_block</text:span></text:p>
      <text:p text:style-name="P42">ENDTEST</text:p>
      <text:p text:style-name="P42"/>
      <text:p text:style-name="P38">These blocks are ignored during normal execution. <text:s/>They must however still be processed by the interpreter. <text:s/>Don’t leave them inside loops!</text:p>
      <text:p text:style-name="P38"/>
      <text:p text:style-name="P13"><text:span text:style-name="T73">Use the CLI flag </text:span><text:span text:style-name="T20">-t</text:span><text:span text:style-name="T73"> to enable test mode. </text:span><text:span text:style-name="T74">Use the CLI flag -o to direct test output to a specific file. Output normally goes to a file named </text:span><text:span text:style-name="T21">za_test.out</text:span><text:span text:style-name="T74"> in the current directory.</text:span></text:p>
      <text:p text:style-name="P39"/>
      <text:p text:style-name="P13"><text:span text:style-name="T74">Use </text:span><text:span text:style-name="T21">-G</text:span><text:span text:style-name="T74"> to filter the performed tests by their group name. <text:s/>Use </text:span><text:span text:style-name="T21">-O</text:span><text:span text:style-name="T74"> to override each test’s ASSERT value with a global value.</text:span></text:p>
      <text:p text:style-name="P19"/>
      <text:p text:style-name="P18"><text:span text:style-name="T90">PAUSE</text:span> <text:span text:style-name="T24">timer_ms </text:span><text:s text:c="33"/></text:p>
      <text:p text:style-name="P18">- delay timer_ms milliseconds.</text:p>
      <text:p text:style-name="P18"/>
      <text:p text:style-name="P18"><text:span text:style-name="T90">NOP</text:span> <text:s text:c="44"/></text:p>
      <text:p text:style-name="P18">- dummy 100 millisecond command.</text:p>
      <text:p text:style-name="P34"/>
      <text:p text:style-name="P18"><text:span text:style-name="T90">|</text:span> <text:span text:style-name="T24">command</text:span> <text:s text:c="38"/></text:p>
      <text:p text:style-name="P18">- execute shell command.</text:p>
      <text:p text:style-name="P18"/>
      <text:p text:style-name="P18"><text:span text:style-name="T90">VERSION</text:span> <text:s text:c="40"/></text:p>
      <text:p text:style-name="P18">- show Za version.</text:p>
      <text:p text:style-name="P18"/>
      <text:p text:style-name="P15">HIST</text:p>
      <text:p text:style-name="P30">- in interactive mode, displays the command history.</text:p>
      <text:p text:style-name="P30">- command history is navigable using the up/down cursor keys.</text:p>
      <text:p text:style-name="P30">- other line editing options:</text:p>
      <text:p text:style-name="P30"/>
      <text:p text:style-name="P30"><text:tab/>- ctrl-a : start of line <text:span text:style-name="T156">(or home)</text:span></text:p>
      <text:p text:style-name="P30"><text:tab/>- ctrl-e : end of line <text:span text:style-name="T156">(or end)</text:span></text:p>
      <text:p text:style-name="P30"><text:tab/>- tab <text:s text:c="3"/>: enters/leaves completion mode</text:p>
      <text:p text:style-name="P15"><text:span text:style-name="T2"><text:tab/>- </text:span><text:span text:style-name="T7">ctrl-c : break</text:span></text:p>
      <text:p text:style-name="P32"><text:tab/>- ctrl-d : end input/quit</text:p>
      <text:p text:style-name="P32"><text:tab/>- ctrl-u : delete to start of line</text:p>
      <text:p text:style-name="P18"/>
      <text:p text:style-name="P16"><text:span text:style-name="T7">Le</text:span><text:span text:style-name="T2">ft/right move through completion options </text:span><text:span text:style-name="T7">(in completion mode) or move the cursor by character in normal mode.</text:span></text:p>
      <text:p text:style-name="P31"/>
      <text:p text:style-name="P18"/>
      <text:p text:style-name="P18"><text:span text:style-name="T90">HELP</text:span> <text:s text:c="43"/></text:p>
      <text:p text:style-name="P21">- <text:span text:style-name="T123">returns calling syntax for Za.</text:span></text:p>
      <text:p text:style-name="P21"/>
      <text:p text:style-name="P18"><text:span text:style-name="T90">#</text:span> <text:span text:style-name="T24">comment</text:span> <text:s text:c="38"/></text:p>
      <text:p text:style-name="P18">- comment to end of line.</text:p>
      <text:p text:style-name="P5"/>
      <text:p text:style-name="P5"/>
      <text:p text:style-name="P217">Standard Library</text:p>
      <text:p text:style-name="P1"/>
      <text:p text:style-name="P106">This section will be growing over time, but the current list is below. <text:span text:style-name="T137">There are currently approximately 200 library functions.</text:span></text:p>
      <text:p text:style-name="P106"/>
      <text:p text:style-name="P106">Each category is marked internally with a version number and the REQUIRE command may be used to catch out-of-date category versions in-script as assertions.</text:p>
      <text:p text:style-name="P1"/>
      <text:p text:style-name="P106">The required arguments and return values can be checked in interactive mode using the <text:span text:style-name="T24">funcs()</text:span> library call, which takes a string <text:span text:style-name="T89">argument </text:span>to filter by. <text:span text:style-name="T137">Additionally, the </text:span><text:span text:style-name="T37">help</text:span><text:span text:style-name="T63"> command may be followed by a keyword or function name to get the same information.</text:span></text:p>
      <text:p text:style-name="P1"/>
      <text:p text:style-name="P185"/>
      <text:p text:style-name="P107"><text:span text:style-name="T144">C</text:span><text:span text:style-name="T143">ategory: </text:span><text:span text:style-name="T145">conversion</text:span></text:p>
      <text:p text:style-name="P124"/>
      <table:table table:name="Table6" table:style-name="Table6">
        <table:table-column table:style-name="Table6.A"/>
        <table:table-column table:style-name="Table6.B"/>
        <table:table-row>
          <table:table-cell table:style-name="Table6.A1" office:value-type="string">
            <text:p text:style-name="P135"><text:span text:style-name="T147">int = </text:span><text:span text:style-name="T90">int(</text:span><text:span text:style-name="T46">val</text:span><text:span text:style-name="T90">)</text:span></text:p>
          </table:table-cell>
          <table:table-cell table:style-name="Table6.B1" office:value-type="string">
            <text:p text:style-name="P135">convert value to integer</text:p>
          </table:table-cell>
        </table:table-row>
        <table:table-row>
          <table:table-cell table:style-name="Table6.A2" office:value-type="string">
            <text:p text:style-name="P137"><text:span text:style-name="T147">int = </text:span><text:span text:style-name="T90">byte(</text:span><text:span text:style-name="T46">val</text:span><text:span text:style-name="T90">)</text:span></text:p>
          </table:table-cell>
          <table:table-cell table:style-name="Table6.B2" office:value-type="string">
            <text:p text:style-name="P137">Convert to a uint8.</text:p>
          </table:table-cell>
        </table:table-row>
        <table:table-row>
          <table:table-cell table:style-name="Table6.A2" office:value-type="string">
            <text:p text:style-name="P135"><text:span text:style-name="T147">f = </text:span><text:span text:style-name="T90">float(</text:span><text:span text:style-name="T46">val</text:span><text:span text:style-name="T90">)</text:span></text:p>
          </table:table-cell>
          <table:table-cell table:style-name="Table6.B2" office:value-type="string">
            <text:p text:style-name="P135">convert value to floating point</text:p>
          </table:table-cell>
        </table:table-row>
        <table:table-row>
          <table:table-cell table:style-name="Table6.A2" office:value-type="string">
            <text:p text:style-name="P135"><text:span text:style-name="T147">str = </text:span><text:span text:style-name="T90">string(</text:span><text:span text:style-name="T46">val</text:span><text:span text:style-name="T90">)</text:span></text:p>
          </table:table-cell>
          <table:table-cell table:style-name="Table6.B2" office:value-type="string">
            <text:p text:style-name="P135">convert value to string</text:p>
          </table:table-cell>
        </table:table-row>
        <table:table-row>
          <table:table-cell table:style-name="Table6.A2" office:value-type="string">
            <text:p text:style-name="P135"><text:span text:style-name="T147">str = </text:span><text:span text:style-name="T90">kind(</text:span><text:span text:style-name="T46">val</text:span><text:span text:style-name="T90">)</text:span></text:p>
          </table:table-cell>
          <table:table-cell table:style-name="Table6.B2" office:value-type="string">
            <text:p text:style-name="P135">return a string representing <text:span text:style-name="T24">val</text:span><text:span text:style-name="T56">’s type</text:span></text:p>
          </table:table-cell>
        </table:table-row>
        <table:table-row>
          <table:table-cell table:style-name="Table6.A2" office:value-type="string">
            <text:p text:style-name="P135"><text:span text:style-name="T147">str = </text:span><text:span text:style-name="T90">chr(</text:span><text:span text:style-name="T46">val</text:span><text:span text:style-name="T90">)</text:span></text:p>
          </table:table-cell>
          <table:table-cell table:style-name="Table6.B2" office:value-type="string">
            <text:p text:style-name="P135">convert a number to it’s ASCII character.</text:p>
          </table:table-cell>
        </table:table-row>
        <table:table-row>
          <table:table-cell table:style-name="Table6.A2" office:value-type="string">
            <text:p text:style-name="P135"><text:span text:style-name="T147">int = </text:span><text:span text:style-name="T90">ascii(</text:span><text:span text:style-name="T46">val</text:span><text:span text:style-name="T90">)</text:span></text:p>
          </table:table-cell>
          <table:table-cell table:style-name="Table6.B2" office:value-type="string">
            <text:p text:style-name="P135">return a decimal number representing an input ASCII <text:span text:style-name="T56">character.</text:span></text:p>
          </table:table-cell>
        </table:table-row>
        <table:table-row>
          <table:table-cell table:style-name="Table6.A2" office:value-type="string">
            <text:p text:style-name="P135"><text:span text:style-name="T147">b = </text:span><text:span text:style-name="T90">is_number(</text:span><text:span text:style-name="T46">val</text:span><text:span text:style-name="T90">)</text:span></text:p>
          </table:table-cell>
          <table:table-cell table:style-name="Table6.B2" office:value-type="string">
            <text:p text:style-name="P135">is this a number?</text:p>
          </table:table-cell>
        </table:table-row>
        <table:table-row>
          <table:table-cell table:style-name="Table6.A2" office:value-type="string">
            <text:p text:style-name="P137"><text:span text:style-name="T147">str = </text:span><text:span text:style-name="T90">base64e(</text:span><text:span text:style-name="T46">string</text:span><text:span text:style-name="T90">)</text:span></text:p>
          </table:table-cell>
          <table:table-cell table:style-name="Table6.B2" office:value-type="string">
            <text:p text:style-name="P137">Returns a base64 encoding of <text:span text:style-name="T24">string</text:span></text:p>
          </table:table-cell>
        </table:table-row>
        <table:table-row>
          <table:table-cell table:style-name="Table6.A2" office:value-type="string">
            <text:p text:style-name="P137"><text:span text:style-name="T147">str = </text:span><text:span text:style-name="T90">base64d(</text:span><text:span text:style-name="T46">string</text:span><text:span text:style-name="T90">)</text:span></text:p>
          </table:table-cell>
          <table:table-cell table:style-name="Table6.B2" office:value-type="string">
            <text:p text:style-name="P137">Returns a decoded version of base64 string.</text:p>
          </table:table-cell>
        </table:table-row>
      </table:table>
      <text:p text:style-name="P172"/>
      <text:p text:style-name="P172"/>
      <text:p text:style-name="P170">Category: date</text:p>
      <text:p text:style-name="P122"/>
      <table:table table:name="Table7" table:style-name="Table7">
        <table:table-column table:style-name="Table7.A"/>
        <table:table-column table:style-name="Table7.B"/>
        <table:table-row>
          <table:table-cell table:style-name="Table7.A1" office:value-type="string">
            <text:p text:style-name="P123"><text:span text:style-name="T142">int = </text:span><text:span text:style-name="T90">epoch_time</text:span><text:span text:style-name="T95">()</text:span></text:p>
          </table:table-cell>
          <table:table-cell table:style-name="Table7.B1" office:value-type="string">
            <text:p text:style-name="P123">Returns the current epoch (Unix) time in seconds.</text:p>
          </table:table-cell>
        </table:table-row>
        <table:table-row>
          <table:table-cell table:style-name="Table7.A2" office:value-type="string">
            <text:p text:style-name="P171"><text:span text:style-name="T10">int = </text:span>epoch_nano_time<text:span text:style-name="T104">()</text:span></text:p>
          </table:table-cell>
          <table:table-cell table:style-name="Table7.B2" office:value-type="string">
            <text:p text:style-name="P123">Returns the current epoch (Unix) time in nano-seconds.</text:p>
          </table:table-cell>
        </table:table-row>
        <table:table-row>
          <table:table-cell table:style-name="Table7.A2" office:value-type="string">
            <text:p text:style-name="P130"><text:span text:style-name="T142">string_date = </text:span><text:span text:style-name="T94">date</text:span><text:span text:style-name="T90">(</text:span><text:span text:style-name="T96">[</text:span><text:span text:style-name="T48">epoch_time</text:span><text:span text:style-name="T96">]</text:span><text:span text:style-name="T90">)</text:span></text:p>
          </table:table-cell>
          <table:table-cell table:style-name="Table7.B2" office:value-type="string">
            <text:p text:style-name="P130">Returns a human-readable local time.</text:p>
          </table:table-cell>
        </table:table-row>
        <table:table-row>
          <table:table-cell table:style-name="Table7.A2" office:value-type="string">
            <text:p text:style-name="P132"><text:span text:style-name="T142">int = </text:span><text:span text:style-name="T90">time_diff(</text:span><text:span text:style-name="T46">time_end,time_start</text:span><text:span text:style-name="T90">)</text:span></text:p>
          </table:table-cell>
          <table:table-cell table:style-name="Table7.B2" office:value-type="string">
            <text:p text:style-name="P132">Returns a millisecond difference between two nano-second epoch times.</text:p>
          </table:table-cell>
        </table:table-row>
      </table:table>
      <text:p text:style-name="P122"/>
      <text:p text:style-name="P122"/>
      <text:p text:style-name="P172"/>
      <text:p text:style-name="P172">Category: db</text:p>
      <text:p text:style-name="P124"/>
      <table:table table:name="Table13" table:style-name="Table13">
        <table:table-column table:style-name="Table13.A"/>
        <table:table-column table:style-name="Table13.B"/>
        <table:table-row>
          <table:table-cell table:style-name="Table13.A1" office:value-type="string">
            <text:p text:style-name="P124"><text:span text:style-name="T147">hnd = </text:span><text:span text:style-name="T90">db_init</text:span><text:span text:style-name="T95">(</text:span><text:span text:style-name="T49">schema_name</text:span><text:span text:style-name="T95">)</text:span></text:p>
          </table:table-cell>
          <table:table-cell table:style-name="Table13.B1" office:value-type="string">
            <text:p text:style-name="P124">Returns a database connection handle, based on inbound environmental variables.</text:p>
          </table:table-cell>
        </table:table-row>
        <table:table-row>
          <table:table-cell table:style-name="Table13.A2" office:value-type="string">
            <text:p text:style-name="P124"><text:span text:style-name="T147">str = </text:span><text:span text:style-name="T90">db_query</text:span><text:span text:style-name="T95">(</text:span><text:span text:style-name="T49">handle</text:span><text:span text:style-name="T95">,</text:span><text:span text:style-name="T49">query</text:span><text:span text:style-name="T95">)</text:span></text:p>
          </table:table-cell>
          <table:table-cell table:style-name="Table13.B2" office:value-type="string">
            <text:p text:style-name="P124">Simple database query.</text:p>
          </table:table-cell>
        </table:table-row>
        <table:table-row>
          <table:table-cell table:style-name="Table13.A2" office:value-type="string">
            <text:p text:style-name="P172">db_close<text:span text:style-name="T104">(</text:span><text:span text:style-name="T38">handle</text:span><text:span text:style-name="T104">)</text:span></text:p>
          </table:table-cell>
          <table:table-cell table:style-name="Table13.B2" office:value-type="string">
            <text:p text:style-name="P124">Closes the database connection.</text:p>
          </table:table-cell>
        </table:table-row>
      </table:table>
      <text:p text:style-name="P141"/>
      <text:p text:style-name="P141">Currently, only a mysql driver is included.</text:p>
      <text:p text:style-name="P141"/>
      <text:p text:style-name="P164">Heavy use of this is not expected. </text:p>
      <text:p text:style-name="P141"/>
      <text:p text:style-name="P141"/>
      <text:p text:style-name="P172"/>
      <text:p text:style-name="P223">Category: file</text:p>
      <text:p text:style-name="P172"/>
      <table:table table:name="Table1" table:style-name="Table1">
        <table:table-column table:style-name="Table1.A"/>
        <table:table-column table:style-name="Table1.B"/>
        <table:table-row>
          <table:table-cell table:style-name="Table1.A1" office:value-type="string">
            <text:p text:style-name="P124"><text:span text:style-name="T148">int = </text:span><text:span text:style-name="T90">file_mode</text:span><text:span text:style-name="T91">(</text:span><text:span text:style-name="T50">file_name</text:span><text:span text:style-name="T91">)</text:span></text:p>
          </table:table-cell>
          <table:table-cell table:style-name="Table1.B1" office:value-type="string">
            <text:p text:style-name="P124">Returns the file mode attributes of a given file.</text:p>
          </table:table-cell>
        </table:table-row>
        <table:table-row>
          <table:table-cell table:style-name="Table1.A2" office:value-type="string">
            <text:p text:style-name="P172"><text:span text:style-name="T76">int = </text:span>file_size<text:span text:style-name="T103">(</text:span><text:span text:style-name="T28">file_name</text:span><text:span text:style-name="T103">)</text:span></text:p>
          </table:table-cell>
          <table:table-cell table:style-name="Table1.B2" office:value-type="string">
            <text:p text:style-name="P124">Returns the file size, in bytes, of a given file.</text:p>
          </table:table-cell>
        </table:table-row>
        <table:table-row>
          <table:table-cell table:style-name="Table1.A2" office:value-type="string">
            <text:p text:style-name="P124"><text:span text:style-name="T148">str = </text:span><text:span text:style-name="T90">read_file</text:span><text:span text:style-name="T91">(</text:span><text:span text:style-name="T50">file_name</text:span><text:span text:style-name="T91">)</text:span></text:p>
          </table:table-cell>
          <table:table-cell table:style-name="Table1.B2" office:value-type="string">
            <text:p text:style-name="P124">Returns the contents of the named file.</text:p>
          </table:table-cell>
        </table:table-row>
        <table:table-row>
          <table:table-cell table:style-name="Table1.A2" office:value-type="string">
            <text:p text:style-name="P124"><text:span text:style-name="T148">b = </text:span><text:span text:style-name="T90">write_file</text:span><text:span text:style-name="T91">(</text:span><text:span text:style-name="T50">file_name,variable</text:span><text:span text:style-name="T91">)</text:span></text:p>
          </table:table-cell>
          <table:table-cell table:style-name="Table1.B2" office:value-type="string">
            <text:p text:style-name="P124">Writes the contents of the variable to the named file.</text:p>
          </table:table-cell>
        </table:table-row>
        <table:table-row>
          <table:table-cell table:style-name="Table1.A2" office:value-type="string">
            <text:p text:style-name="P124"><text:span text:style-name="T148">b = </text:span><text:span text:style-name="T90">is_file</text:span><text:span text:style-name="T91">(</text:span><text:span text:style-name="T50">file_name</text:span><text:span text:style-name="T91">)</text:span></text:p>
          </table:table-cell>
          <table:table-cell table:style-name="Table1.B2" office:value-type="string">
            <text:p text:style-name="P124">is <text:span text:style-name="T107">this</text:span> a regular file?</text:p>
          </table:table-cell>
        </table:table-row>
        <table:table-row>
          <table:table-cell table:style-name="Table1.A2" office:value-type="string">
            <text:p text:style-name="P124"><text:span text:style-name="T148">b = </text:span><text:span text:style-name="T90">is_dir</text:span><text:span text:style-name="T91">(</text:span><text:span text:style-name="T50">dir_name</text:span><text:span text:style-name="T91">)</text:span></text:p>
          </table:table-cell>
          <table:table-cell table:style-name="Table1.B2" office:value-type="string">
            <text:p text:style-name="P124"><text:span text:style-name="T107">i</text:span>s <text:span text:style-name="T107">this</text:span> a directory?</text:p>
          </table:table-cell>
        </table:table-row>
        <table:table-row>
          <table:table-cell table:style-name="Table1.A2" office:value-type="string">
            <text:p text:style-name="P124"><text:span text:style-name="T148">b = </text:span><text:span text:style-name="T90">is_soft</text:span><text:span text:style-name="T91">(</text:span><text:span text:style-name="T50">sym_name</text:span><text:span text:style-name="T91">)</text:span></text:p>
          </table:table-cell>
          <table:table-cell table:style-name="Table1.B2" office:value-type="string">
            <text:p text:style-name="P124">is <text:span text:style-name="T107">this</text:span> a symbolic link?</text:p>
          </table:table-cell>
        </table:table-row>
        <table:table-row>
          <table:table-cell table:style-name="Table1.A2" office:value-type="string">
            <text:p text:style-name="P124"><text:span text:style-name="T148">b = </text:span><text:span text:style-name="T90">is_pipe</text:span><text:span text:style-name="T91">(</text:span><text:span text:style-name="T50">pipe_name</text:span><text:span text:style-name="T91">)</text:span></text:p>
          </table:table-cell>
          <table:table-cell table:style-name="Table1.B2" office:value-type="string">
            <text:p text:style-name="P240">Is this a named pipe?</text:p>
          </table:table-cell>
        </table:table-row>
        <table:table-row>
          <table:table-cell table:style-name="Table1.A2" office:value-type="string">
            <text:p text:style-name="P124"><text:span text:style-name="T148">int = </text:span><text:span text:style-name="T90">perms</text:span><text:span text:style-name="T91">(</text:span><text:span text:style-name="T50">file_name</text:span><text:span text:style-name="T91">)</text:span></text:p>
          </table:table-cell>
          <table:table-cell table:style-name="Table1.B2" office:value-type="string">
            <text:p text:style-name="P124">Returns the file access permissions as an integer.</text:p>
          </table:table-cell>
        </table:table-row>
        <table:table-row>
          <table:table-cell table:style-name="Table1.A2" office:value-type="string">
            <text:p text:style-name="P133"><text:span text:style-name="T148">hnd = </text:span><text:span text:style-name="T90">file_create(</text:span><text:span text:style-name="T46">file_name</text:span><text:span text:style-name="T90">)</text:span></text:p>
          </table:table-cell>
          <table:table-cell table:style-name="Table1.B2" office:value-type="string">
            <text:p text:style-name="P133">open a file for append, returns a handle.</text:p>
          </table:table-cell>
        </table:table-row>
        <table:table-row>
          <table:table-cell table:style-name="Table1.A2" office:value-type="string">
            <text:p text:style-name="P133"><text:span text:style-name="T148">hnd = </text:span><text:span text:style-name="T90">file_close(</text:span><text:span text:style-name="T46">file_handle</text:span><text:span text:style-name="T90">)</text:span></text:p>
          </table:table-cell>
          <table:table-cell table:style-name="Table1.B2" office:value-type="string">
            <text:p text:style-name="P133">close an open file handle.</text:p>
          </table:table-cell>
        </table:table-row>
      </table:table>
      <text:p text:style-name="P124"/>
      <text:p text:style-name="P124"/>
      <text:p text:style-name="P170"/>
      <text:p text:style-name="P178"><text:span text:style-name="T56">Category: </text:span><text:span text:style-name="T67">html</text:span></text:p>
      <text:p text:style-name="P199"/>
      <text:p text:style-name="P133"/>
      <text:p text:style-name="P133">Each of these functions returns the appropriate HTML element derived from their names.</text:p>
      <text:p text:style-name="P133"/>
      <text:p text:style-name="P133">The first argument should be the content of the HTML element. This does not apply to wimg and wlink.</text:p>
      <text:p text:style-name="P133"/>
      <text:p text:style-name="P133">The last argument should be any HTML tags to include in the definition. Eg, style, href, width, etc.</text:p>
      <text:p text:style-name="P133"/>
      <text:p text:style-name="P133">The last argument is optional.</text:p>
      <text:p text:style-name="P201"/>
      <text:p text:style-name="P201"/>
      <table:table table:name="Table15" table:style-name="Table15">
        <table:table-column table:style-name="Table15.A"/>
        <table:table-column table:style-name="Table15.B"/>
        <table:table-row>
          <table:table-cell table:style-name="Table15.A1" office:value-type="string">
            <text:p text:style-name="P133"><text:span text:style-name="T149">str = </text:span><text:span text:style-name="T90">wpage</text:span><text:span text:style-name="T98">(</text:span><text:span text:style-name="T47">content</text:span><text:span text:style-name="T98">,[</text:span><text:span text:style-name="T47">options</text:span><text:span text:style-name="T98">])</text:span></text:p>
          </table:table-cell>
          <table:table-cell table:style-name="Table15.B1" office:value-type="string">
            <text:p text:style-name="P133"/>
            <text:p text:style-name="P149">The page function creates the &lt;html&gt; tag.</text:p>
            <text:p text:style-name="P149"/>
          </table:table-cell>
        </table:table-row>
        <table:table-row>
          <table:table-cell table:style-name="Table15.A2" office:value-type="string">
            <text:p text:style-name="P133"><text:span text:style-name="T149">str = </text:span><text:span text:style-name="T90">whead</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49">head</text:p>
          </table:table-cell>
        </table:table-row>
        <table:table-row>
          <table:table-cell table:style-name="Table15.A2" office:value-type="string">
            <text:p text:style-name="P133"><text:span text:style-name="T149">str = </text:span><text:span text:style-name="T90">wbody</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49">body</text:p>
          </table:table-cell>
        </table:table-row>
        <table:table-row>
          <table:table-cell table:style-name="Table15.A2" office:value-type="string">
            <text:p text:style-name="P133"><text:span text:style-name="T149">str = </text:span><text:span text:style-name="T90">wdiv</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49">div</text:p>
          </table:table-cell>
        </table:table-row>
        <table:table-row>
          <table:table-cell table:style-name="Table15.A2" office:value-type="string">
            <text:p text:style-name="P134"><text:span text:style-name="T149">str = </text:span><text:span text:style-name="T90">wa</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33">a<text:span text:style-name="T129">nchor</text:span></text:p>
          </table:table-cell>
        </table:table-row>
        <table:table-row>
          <table:table-cell table:style-name="Table15.A2" office:value-type="string">
            <text:p text:style-name="P134"><text:span text:style-name="T149">str = </text:span><text:span text:style-name="T90">wimg</text:span><text:span text:style-name="T98">([</text:span><text:span text:style-name="T47">options</text:span><text:span text:style-name="T98">])</text:span></text:p>
          </table:table-cell>
          <table:table-cell table:style-name="Table15.B2" office:value-type="string">
            <text:p text:style-name="P133">image</text:p>
          </table:table-cell>
        </table:table-row>
        <table:table-row>
          <table:table-cell table:style-name="Table15.A2" office:value-type="string">
            <text:p text:style-name="P134"><text:span text:style-name="T149">str = </text:span><text:span text:style-name="T90">wlink</text:span><text:span text:style-name="T98">([</text:span><text:span text:style-name="T47">options</text:span><text:span text:style-name="T98">])</text:span></text:p>
          </table:table-cell>
          <table:table-cell table:style-name="Table15.B2" office:value-type="string">
            <text:p text:style-name="P133">link</text:p>
          </table:table-cell>
        </table:table-row>
        <table:table-row>
          <table:table-cell table:style-name="Table15.A2" office:value-type="string">
            <text:p text:style-name="P134"><text:span text:style-name="T149">str = </text:span><text:span text:style-name="T90">wp</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33">paragraph</text:p>
          </table:table-cell>
        </table:table-row>
        <table:table-row>
          <table:table-cell table:style-name="Table15.A2" office:value-type="string">
            <text:p text:style-name="P134"><text:span text:style-name="T149">str = </text:span><text:span text:style-name="T90">wtable</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33">table</text:p>
          </table:table-cell>
        </table:table-row>
        <table:table-row>
          <table:table-cell table:style-name="Table15.A2" office:value-type="string">
            <text:p text:style-name="P134"><text:span text:style-name="T149">str = </text:span><text:span text:style-name="T90">wthead</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33">table head</text:p>
          </table:table-cell>
        </table:table-row>
        <table:table-row>
          <table:table-cell table:style-name="Table15.A2" office:value-type="string">
            <text:p text:style-name="P134"><text:span text:style-name="T149">str = </text:span><text:span text:style-name="T90">wtbody</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33">table body section</text:p>
          </table:table-cell>
        </table:table-row>
        <table:table-row>
          <table:table-cell table:style-name="Table15.A2" office:value-type="string">
            <text:p text:style-name="P134"><text:span text:style-name="T149">str = </text:span><text:span text:style-name="T90">wtr</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33">table row</text:p>
          </table:table-cell>
        </table:table-row>
        <table:table-row>
          <table:table-cell table:style-name="Table15.A2" office:value-type="string">
            <text:p text:style-name="P134"><text:span text:style-name="T149">str = </text:span><text:span text:style-name="T90">wth</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33">table heading</text:p>
          </table:table-cell>
        </table:table-row>
        <table:table-row>
          <table:table-cell table:style-name="Table15.A2" office:value-type="string">
            <text:p text:style-name="P134"><text:span text:style-name="T149">str = </text:span><text:span text:style-name="T90">wtd</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33">table data</text:p>
          </table:table-cell>
        </table:table-row>
        <table:table-row>
          <table:table-cell table:style-name="Table15.A2" office:value-type="string">
            <text:p text:style-name="P134"><text:span text:style-name="T149">str = </text:span><text:span text:style-name="T90">wh1..wh5</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49">heading (n)</text:p>
          </table:table-cell>
        </table:table-row>
        <table:table-row>
          <table:table-cell table:style-name="Table15.A2" office:value-type="string">
            <text:p text:style-name="P134"><text:span text:style-name="T149">str = </text:span><text:span text:style-name="T90">wol</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33">ordered list</text:p>
          </table:table-cell>
        </table:table-row>
        <table:table-row>
          <table:table-cell table:style-name="Table15.A2" office:value-type="string">
            <text:p text:style-name="P134"><text:span text:style-name="T149">str = </text:span><text:span text:style-name="T90">wul</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33">unordered list</text:p>
          </table:table-cell>
        </table:table-row>
        <table:table-row>
          <table:table-cell table:style-name="Table15.A2" office:value-type="string">
            <text:p text:style-name="P134"><text:span text:style-name="T149">str = </text:span><text:span text:style-name="T90">wli</text:span><text:span text:style-name="T98">(</text:span><text:span text:style-name="T47">content</text:span><text:span text:style-name="T98">,[</text:span><text:span text:style-name="T47">options</text:span><text:span text:style-name="T98">])</text:span></text:p>
          </table:table-cell>
          <table:table-cell table:style-name="Table15.B2" office:value-type="string">
            <text:p text:style-name="P133">list item</text:p>
          </table:table-cell>
        </table:table-row>
      </table:table>
      <text:p text:style-name="P199"/>
      <text:p text:style-name="P178"><text:soft-page-break/><text:span text:style-name="T56">Category: </text:span><text:span text:style-name="T67">image</text:span></text:p>
      <text:p text:style-name="P202"/>
      <text:p text:style-name="P205">These functions create components of SVG definitions.</text:p>
      <text:p text:style-name="P202"/>
      <table:table table:name="Table16" table:style-name="Table16">
        <table:table-column table:style-name="Table16.A"/>
        <table:table-column table:style-name="Table16.B"/>
        <table:table-row>
          <table:table-cell table:style-name="Table16.A1" office:value-type="string">
            <text:p text:style-name="P149">h=<text:span text:style-name="T90">svg_start(</text:span><text:span text:style-name="T53">filename,</text:span><text:span text:style-name="T46">w,h[,attr]</text:span><text:span text:style-name="T90">)</text:span></text:p>
          </table:table-cell>
          <table:table-cell table:style-name="Table16.B1" office:value-type="string">
            <text:p text:style-name="P149">returns a handle to a new SVG definition. <text:span text:style-name="T130">(filename can be /dev/stdout, a new file location or some other device.)</text:span></text:p>
          </table:table-cell>
        </table:table-row>
        <table:table-row>
          <table:table-cell table:style-name="Table16.A2" office:value-type="string">
            <text:p text:style-name="P186">svg_end(<text:span text:style-name="T24">h</text:span>)</text:p>
          </table:table-cell>
          <table:table-cell table:style-name="Table16.B2" office:value-type="string">
            <text:p text:style-name="P149">completes a definition and writes to destination</text:p>
          </table:table-cell>
        </table:table-row>
        <table:table-row>
          <table:table-cell table:style-name="Table16.A2" office:value-type="string">
            <text:p text:style-name="P186">svg_title(<text:span text:style-name="T24">h,title[,attr]</text:span>)</text:p>
          </table:table-cell>
          <table:table-cell table:style-name="Table16.B2" office:value-type="string">
            <text:p text:style-name="P150">title</text:p>
          </table:table-cell>
        </table:table-row>
        <table:table-row>
          <table:table-cell table:style-name="Table16.A2" office:value-type="string">
            <text:p text:style-name="P186">svg_desc(<text:span text:style-name="T24">h,desc[,attr]</text:span>)</text:p>
          </table:table-cell>
          <table:table-cell table:style-name="Table16.B2" office:value-type="string">
            <text:p text:style-name="P150">description</text:p>
          </table:table-cell>
        </table:table-row>
        <table:table-row>
          <table:table-cell table:style-name="Table16.A2" office:value-type="string">
            <text:p text:style-name="P186">svg_plot(<text:span text:style-name="T24">h,x,y[,attr]</text:span>)</text:p>
          </table:table-cell>
          <table:table-cell table:style-name="Table16.B2" office:value-type="string">
            <text:p text:style-name="P150">plot a point</text:p>
          </table:table-cell>
        </table:table-row>
        <table:table-row>
          <table:table-cell table:style-name="Table16.A2" office:value-type="string">
            <text:p text:style-name="P186">svg_square(<text:span text:style-name="T24">h,x1,y1,x2,y2[,attr]</text:span>)</text:p>
          </table:table-cell>
          <table:table-cell table:style-name="Table16.B2" office:value-type="string">
            <text:p text:style-name="P150">draw a square</text:p>
          </table:table-cell>
        </table:table-row>
        <table:table-row>
          <table:table-cell table:style-name="Table16.A2" office:value-type="string">
            <text:p text:style-name="P186">svg_circle(<text:span text:style-name="T24">h,x,y,r[,attr]</text:span>)</text:p>
          </table:table-cell>
          <table:table-cell table:style-name="Table16.B2" office:value-type="string">
            <text:p text:style-name="P150">draw a circle</text:p>
          </table:table-cell>
        </table:table-row>
        <table:table-row>
          <table:table-cell table:style-name="Table16.A2" office:value-type="string">
            <text:p text:style-name="P186">svg_ellipse(<text:span text:style-name="T24">h,x,y,w,h[,attr]</text:span>)</text:p>
          </table:table-cell>
          <table:table-cell table:style-name="Table16.B2" office:value-type="string">
            <text:p text:style-name="P150">draw a ellipse</text:p>
          </table:table-cell>
        </table:table-row>
        <table:table-row>
          <table:table-cell table:style-name="Table16.A2" office:value-type="string">
            <text:p text:style-name="P186">svg_rect(<text:span text:style-name="T24">h,x1,y1,x2,y2[,attr]</text:span>)</text:p>
          </table:table-cell>
          <table:table-cell table:style-name="Table16.B2" office:value-type="string">
            <text:p text:style-name="P150">draw a rectangle</text:p>
          </table:table-cell>
        </table:table-row>
        <table:table-row>
          <table:table-cell table:style-name="Table16.A2" office:value-type="string">
            <text:p text:style-name="P186">svg_polygon(<text:span text:style-name="T24">h,[]x,[]y[,attr]</text:span>)</text:p>
          </table:table-cell>
          <table:table-cell table:style-name="Table16.B2" office:value-type="string">
            <text:p text:style-name="P150">draw a polygon</text:p>
          </table:table-cell>
        </table:table-row>
        <table:table-row>
          <table:table-cell table:style-name="Table16.A2" office:value-type="string">
            <text:p text:style-name="P186">svg_line(<text:span text:style-name="T24">h,x1,y1,x2,y2[,attr]</text:span>)</text:p>
          </table:table-cell>
          <table:table-cell table:style-name="Table16.B2" office:value-type="string">
            <text:p text:style-name="P150">draw a line</text:p>
          </table:table-cell>
        </table:table-row>
        <table:table-row>
          <table:table-cell table:style-name="Table16.A2" office:value-type="string">
            <text:p text:style-name="P186">svg_polyline(<text:span text:style-name="T24">h,[]x,[]y[,attr]</text:span>)</text:p>
          </table:table-cell>
          <table:table-cell table:style-name="Table16.B2" office:value-type="string">
            <text:p text:style-name="P150">draw a multiple point line</text:p>
          </table:table-cell>
        </table:table-row>
        <table:table-row>
          <table:table-cell table:style-name="Table16.A2" office:value-type="string">
            <text:p text:style-name="P186">svg_roundrect(<text:span text:style-name="T24">h,…..</text:span>)</text:p>
          </table:table-cell>
          <table:table-cell table:style-name="Table16.B2" office:value-type="string">
            <text:p text:style-name="P150">draw a rounded rectangle</text:p>
          </table:table-cell>
        </table:table-row>
        <table:table-row>
          <table:table-cell table:style-name="Table16.A2" office:value-type="string">
            <text:p text:style-name="P186">svg_text(<text:span text:style-name="T24">h,….</text:span>)</text:p>
          </table:table-cell>
          <table:table-cell table:style-name="Table16.B2" office:value-type="string">
            <text:p text:style-name="P150">draw text</text:p>
          </table:table-cell>
        </table:table-row>
        <table:table-row>
          <table:table-cell table:style-name="Table16.A2" office:value-type="string">
            <text:p text:style-name="P186">svg_image(<text:span text:style-name="T24">h,….[,attr]</text:span>)</text:p>
          </table:table-cell>
          <table:table-cell table:style-name="Table16.B2" office:value-type="string">
            <text:p text:style-name="P150">place an image on canvas</text:p>
          </table:table-cell>
        </table:table-row>
        <table:table-row>
          <table:table-cell table:style-name="Table16.A2" office:value-type="string">
            <text:p text:style-name="P186">svg_grid(<text:span text:style-name="T24">h,….[,attr]</text:span>)</text:p>
          </table:table-cell>
          <table:table-cell table:style-name="Table16.B2" office:value-type="string">
            <text:p text:style-name="P150">draw a background grid</text:p>
          </table:table-cell>
        </table:table-row>
        <table:table-row>
          <table:table-cell table:style-name="Table16.A2" office:value-type="string">
            <text:p text:style-name="P186">svg_def(<text:span text:style-name="T24">h,….[,attr]</text:span>)</text:p>
          </table:table-cell>
          <table:table-cell table:style-name="Table16.B2" office:value-type="string">
            <text:p text:style-name="P150">create a definition block</text:p>
          </table:table-cell>
        </table:table-row>
        <table:table-row>
          <table:table-cell table:style-name="Table16.A2" office:value-type="string">
            <text:p text:style-name="P186">svg_def_end(<text:span text:style-name="T24">h,…</text:span>.)</text:p>
          </table:table-cell>
          <table:table-cell table:style-name="Table16.B2" office:value-type="string">
            <text:p text:style-name="P150">end a definition block</text:p>
          </table:table-cell>
        </table:table-row>
        <table:table-row>
          <table:table-cell table:style-name="Table16.A2" office:value-type="string">
            <text:p text:style-name="P186">svg_group(<text:span text:style-name="T24">h,….[,attr]</text:span>)</text:p>
          </table:table-cell>
          <table:table-cell table:style-name="Table16.B2" office:value-type="string">
            <text:p text:style-name="P150">start a group</text:p>
          </table:table-cell>
        </table:table-row>
        <table:table-row>
          <table:table-cell table:style-name="Table16.A2" office:value-type="string">
            <text:p text:style-name="P186">svg_group_end(<text:span text:style-name="T24">h,….[,attr]</text:span>)</text:p>
          </table:table-cell>
          <table:table-cell table:style-name="Table16.B2" office:value-type="string">
            <text:p text:style-name="P150">end a group</text:p>
          </table:table-cell>
        </table:table-row>
        <table:table-row>
          <table:table-cell table:style-name="Table16.A2" office:value-type="string">
            <text:p text:style-name="P186">svg_link(<text:span text:style-name="T24">h,….[,attr]</text:span>)</text:p>
          </table:table-cell>
          <table:table-cell table:style-name="Table16.B2" office:value-type="string">
            <text:p text:style-name="P150">create a hyperlink definition</text:p>
          </table:table-cell>
        </table:table-row>
        <table:table-row>
          <table:table-cell table:style-name="Table16.A2" office:value-type="string">
            <text:p text:style-name="P186">svg_link_end(<text:span text:style-name="T24">h,….</text:span>)</text:p>
          </table:table-cell>
          <table:table-cell table:style-name="Table16.B2" office:value-type="string">
            <text:p text:style-name="P150">end a hyperlink definition</text:p>
          </table:table-cell>
        </table:table-row>
      </table:table>
      <text:p text:style-name="P202"/>
      <text:p text:style-name="P172"/>
      <text:p text:style-name="P172"/>
      <text:p text:style-name="P172">Category: internal</text:p>
      <text:p text:style-name="P172"/>
      <table:table table:name="Table8" table:style-name="Table8">
        <table:table-column table:style-name="Table8.A"/>
        <table:table-column table:style-name="Table8.B"/>
        <table:table-row>
          <table:table-cell table:style-name="Table8.A1" office:value-type="string">
            <text:p text:style-name="P151"><text:span text:style-name="T150">int = </text:span><text:span text:style-name="T90">last()</text:span></text:p>
          </table:table-cell>
          <table:table-cell table:style-name="Table8.B1" office:value-type="string">
            <text:p text:style-name="P124">Returns the <text:span text:style-name="T89">error code of the last co-process command.</text:span></text:p>
          </table:table-cell>
        </table:table-row>
        <table:table-row>
          <table:table-cell table:style-name="Table8.A2" office:value-type="string">
            <text:p text:style-name="P131"><text:span text:style-name="T150">str = </text:span><text:span text:style-name="T90">last_out()</text:span></text:p>
          </table:table-cell>
          <table:table-cell table:style-name="Table8.B2" office:value-type="string">
            <text:p text:style-name="P131">Returns the error output of the last co-process command.</text:p>
          </table:table-cell>
        </table:table-row>
        <table:table-row>
          <table:table-cell table:style-name="Table8.A2" office:value-type="string">
            <text:p text:style-name="P124"><text:span text:style-name="T150">str = </text:span><text:span text:style-name="T90">bash_version</text:span><text:span text:style-name="T95">()</text:span></text:p>
          </table:table-cell>
          <table:table-cell table:style-name="Table8.B2" office:value-type="string">
            <text:p text:style-name="P124">Returns the full release string of the Bash co-process.</text:p>
          </table:table-cell>
        </table:table-row>
        <table:table-row>
          <table:table-cell table:style-name="Table8.A2" office:value-type="string">
            <text:p text:style-name="P124"><text:span text:style-name="T150">str = </text:span><text:span text:style-name="T90">bash_versinfo</text:span><text:span text:style-name="T95">()</text:span></text:p>
          </table:table-cell>
          <table:table-cell table:style-name="Table8.B2" office:value-type="string">
            <text:p text:style-name="P124">Returns the major version number of the Bash co-process.</text:p>
          </table:table-cell>
        </table:table-row>
        <table:table-row>
          <table:table-cell table:style-name="Table8.A2" office:value-type="string">
            <text:p text:style-name="P153"><text:span text:style-name="T150">str = </text:span><text:span text:style-name="T90">zsh_version()</text:span></text:p>
          </table:table-cell>
          <table:table-cell table:style-name="Table8.B2" office:value-type="string">
            <text:p text:style-name="P152">Returns the zsh version number, if available.</text:p>
          </table:table-cell>
        </table:table-row>
        <table:table-row>
          <table:table-cell table:style-name="Table8.A2" office:value-type="string">
            <text:p text:style-name="P128"><text:span text:style-name="T150">str = </text:span><text:span text:style-name="T90">user</text:span><text:span text:style-name="T95">()</text:span></text:p>
          </table:table-cell>
          <table:table-cell table:style-name="Table8.B2" office:value-type="string">
            <text:p text:style-name="P124">Returns the parent user of the Bash co-process.</text:p>
          </table:table-cell>
        </table:table-row>
        <table:table-row>
          <table:table-cell table:style-name="Table8.A2" office:value-type="string">
            <text:p text:style-name="P128"><text:span text:style-name="T150">str = </text:span><text:span text:style-name="T90">os</text:span><text:span text:style-name="T95">()</text:span></text:p>
          </table:table-cell>
          <table:table-cell table:style-name="Table8.B2" office:value-type="string">
            <text:p text:style-name="P124">Returns the kernel version name.</text:p>
          </table:table-cell>
        </table:table-row>
        <table:table-row>
          <table:table-cell table:style-name="Table8.A2" office:value-type="string">
            <text:p text:style-name="P128"><text:span text:style-name="T150">str = </text:span><text:span text:style-name="T90">home</text:span><text:span text:style-name="T95">()</text:span></text:p>
          </table:table-cell>
          <table:table-cell table:style-name="Table8.B2" office:value-type="string">
            <text:p text:style-name="P124">Returns the home directory of the user that launched Za.</text:p>
          </table:table-cell>
        </table:table-row>
        <table:table-row>
          <table:table-cell table:style-name="Table8.A2" office:value-type="string">
            <text:p text:style-name="P128"><text:span text:style-name="T150">str = </text:span><text:span text:style-name="T90">lang</text:span><text:span text:style-name="T95">()</text:span></text:p>
          </table:table-cell>
          <table:table-cell table:style-name="Table8.B2" office:value-type="string">
            <text:p text:style-name="P124">Returns the locale name for the active Za session.</text:p>
          </table:table-cell>
        </table:table-row>
        <table:table-row>
          <table:table-cell table:style-name="Table8.A2" office:value-type="string">
            <text:p text:style-name="P128"><text:span text:style-name="T150">str = </text:span><text:span text:style-name="T90">release_name</text:span><text:span text:style-name="T95">()</text:span></text:p>
          </table:table-cell>
          <table:table-cell table:style-name="Table8.B2" office:value-type="string">
            <text:p text:style-name="P124">Returns the OS release name.</text:p>
          </table:table-cell>
        </table:table-row>
        <table:table-row>
          <table:table-cell table:style-name="Table8.A2" office:value-type="string">
            <text:p text:style-name="P128"><text:span text:style-name="T150">str = </text:span><text:span text:style-name="T90">release_version</text:span><text:span text:style-name="T95">()</text:span></text:p>
          </table:table-cell>
          <table:table-cell table:style-name="Table8.B2" office:value-type="string">
            <text:p text:style-name="P124">Returns the OS version number.</text:p>
          </table:table-cell>
        </table:table-row>
        <text:soft-page-break/>
        <table:table-row>
          <table:table-cell table:style-name="Table8.A2" office:value-type="string">
            <text:p text:style-name="P128"><text:span text:style-name="T150">str = </text:span><text:span text:style-name="T90">release_id</text:span><text:span text:style-name="T95">()</text:span></text:p>
          </table:table-cell>
          <table:table-cell table:style-name="Table8.B2" office:value-type="string">
            <text:p text:style-name="P124">Returns the /etc<text:span text:style-name="T89">-</text:span>derived release name.</text:p>
          </table:table-cell>
        </table:table-row>
        <table:table-row>
          <table:table-cell table:style-name="Table8.A2" office:value-type="string">
            <text:p text:style-name="P128"><text:span text:style-name="T150">str = </text:span><text:span text:style-name="T90">funcs</text:span><text:span text:style-name="T95">(</text:span><text:span text:style-name="T49">filter_string</text:span><text:span text:style-name="T95">)</text:span></text:p>
          </table:table-cell>
          <table:table-cell table:style-name="Table8.B2" office:value-type="string">
            <text:p text:style-name="P124">Displays a list of standard library functions.</text:p>
          </table:table-cell>
        </table:table-row>
        <table:table-row>
          <table:table-cell table:style-name="Table8.A2" office:value-type="string">
            <text:p text:style-name="P174">dump<text:span text:style-name="T104">([</text:span><text:span text:style-name="T38">function_space</text:span><text:span text:style-name="T104">])</text:span></text:p>
          </table:table-cell>
          <table:table-cell table:style-name="Table8.B2" office:value-type="string">
            <text:p text:style-name="P124">Displays variable list <text:span text:style-name="T104">for the current function</text:span>, or a specific <text:span text:style-name="T104">function</text:span>.</text:p>
          </table:table-cell>
        </table:table-row>
        <table:table-row>
          <table:table-cell table:style-name="Table8.A2" office:value-type="string">
            <text:p text:style-name="P128"><text:span text:style-name="T11">int = </text:span><text:span text:style-name="T90">key_press</text:span><text:span text:style-name="T95">()</text:span></text:p>
          </table:table-cell>
          <table:table-cell table:style-name="Table8.B2" office:value-type="string">
            <text:p text:style-name="P124">Returns an integer corresponding with a keypress.</text:p>
          </table:table-cell>
        </table:table-row>
        <table:table-row>
          <table:table-cell table:style-name="Table8.A2" office:value-type="string">
            <text:p text:style-name="P188"><text:span text:style-name="T11">str</text:span><text:span text:style-name="T150"> </text:span><text:span text:style-name="T11">=</text:span><text:span text:style-name="T150"> </text:span>tokens(<text:span text:style-name="T24">string</text:span>)</text:p>
          </table:table-cell>
          <table:table-cell table:style-name="Table8.B2" office:value-type="string">
            <text:p text:style-name="P124">returns Za tokens in <text:span text:style-name="T24">string</text:span><text:span text:style-name="T56">.</text:span></text:p>
          </table:table-cell>
        </table:table-row>
        <table:table-row>
          <table:table-cell table:style-name="Table8.A2" office:value-type="string">
            <text:p text:style-name="P187"><text:span text:style-name="T12">b = </text:span>key(<text:span text:style-name="T24">ary_name,key_name</text:span>)</text:p>
          </table:table-cell>
          <table:table-cell table:style-name="Table8.B2" office:value-type="string">
            <text:p text:style-name="P124">Does key key_name exist in associative array ary_name?</text:p>
          </table:table-cell>
        </table:table-row>
        <table:table-row>
          <table:table-cell table:style-name="Table8.A2" office:value-type="string">
            <text:p text:style-name="P187">clear_line(<text:span text:style-name="T24">row,col</text:span>)</text:p>
          </table:table-cell>
          <table:table-cell table:style-name="Table8.B2" office:value-type="string">
            <text:p text:style-name="P156">Clears a console line (in the current pane), starting at <text:span text:style-name="T24">row</text:span><text:span text:style-name="T56">,</text:span><text:span text:style-name="T24">col</text:span></text:p>
          </table:table-cell>
        </table:table-row>
        <table:table-row>
          <table:table-cell table:style-name="Table8.A2" office:value-type="string">
            <text:p text:style-name="P207"><text:span text:style-name="T150">int = </text:span><text:span text:style-name="T90">clktck()</text:span></text:p>
          </table:table-cell>
          <table:table-cell table:style-name="Table8.B2" office:value-type="string">
            <text:p text:style-name="P156">Returns clock ticks per second</text:p>
          </table:table-cell>
        </table:table-row>
        <table:table-row>
          <table:table-cell table:style-name="Table8.A2" office:value-type="string">
            <text:p text:style-name="P208"><text:span text:style-name="T150">b = </text:span><text:span text:style-name="T90">winterm()</text:span></text:p>
          </table:table-cell>
          <table:table-cell table:style-name="Table8.B2" office:value-type="string">
            <text:p text:style-name="P145">Are we running under Windows/WSL?</text:p>
          </table:table-cell>
        </table:table-row>
        <table:table-row>
          <table:table-cell table:style-name="Table8.A2" office:value-type="string">
            <text:p text:style-name="P210"><text:span text:style-name="T150">str = </text:span><text:span text:style-name="T90">hostname()</text:span></text:p>
          </table:table-cell>
          <table:table-cell table:style-name="Table8.B2" office:value-type="string">
            <text:p text:style-name="P137">Returns the current system hostname.</text:p>
          </table:table-cell>
        </table:table-row>
        <table:table-row>
          <table:table-cell table:style-name="Table8.A2" office:value-type="string">
            <text:p text:style-name="P210"><text:span text:style-name="T150">int = </text:span><text:span text:style-name="T90">argc()</text:span></text:p>
          </table:table-cell>
          <table:table-cell table:style-name="Table8.B2" office:value-type="string">
            <text:p text:style-name="P137">CLI argument count.</text:p>
          </table:table-cell>
        </table:table-row>
        <table:table-row>
          <table:table-cell table:style-name="Table8.A2" office:value-type="string">
            <text:p text:style-name="P260">str = <text:span text:style-name="T90">argv()</text:span></text:p>
          </table:table-cell>
          <table:table-cell table:style-name="Table8.B2" office:value-type="string">
            <text:p text:style-name="P272"><text:span text:style-name="T146">CLI arguments string.</text:span></text:p>
          </table:table-cell>
        </table:table-row>
        <table:table-row>
          <table:table-cell table:style-name="Table8.A2" office:value-type="string">
            <text:p text:style-name="P189">eval(<text:span text:style-name="T24">string</text:span>)</text:p>
          </table:table-cell>
          <table:table-cell table:style-name="Table8.B2" office:value-type="string">
            <text:p text:style-name="P145">expression evaluator</text:p>
          </table:table-cell>
        </table:table-row>
        <table:table-row>
          <table:table-cell table:style-name="Table8.A2" office:value-type="string">
            <text:p text:style-name="P208"><text:span text:style-name="T150">int = </text:span><text:span text:style-name="T90">term_w(), term_h()</text:span></text:p>
          </table:table-cell>
          <table:table-cell table:style-name="Table8.B2" office:value-type="string">
            <text:p text:style-name="P145">terminal width and height</text:p>
          </table:table-cell>
        </table:table-row>
        <table:table-row>
          <table:table-cell table:style-name="Table8.A2" office:value-type="string">
            <text:p text:style-name="P209"><text:span text:style-name="T150">int = </text:span><text:span text:style-name="T90">pane_w(), pane_h()</text:span></text:p>
          </table:table-cell>
          <table:table-cell table:style-name="Table8.B2" office:value-type="string">
            <text:p text:style-name="P145">width and height of currently selected pane</text:p>
          </table:table-cell>
        </table:table-row>
        <table:table-row>
          <table:table-cell table:style-name="Table8.A2" office:value-type="string">
            <text:p text:style-name="P209"><text:span text:style-name="T150">b = </text:span><text:span text:style-name="T90">utf8support</text:span><text:span text:style-name="T98">ed</text:span><text:span text:style-name="T90">()</text:span></text:p>
          </table:table-cell>
          <table:table-cell table:style-name="Table8.B2" office:value-type="string">
            <text:p text:style-name="P145">is the current language set for this terminal utf8 capable?</text:p>
          </table:table-cell>
        </table:table-row>
        <table:table-row>
          <table:table-cell table:style-name="Table8.A2" office:value-type="string">
            <text:p text:style-name="P211"><text:span text:style-name="T150">str = </text:span><text:span text:style-name="T90">execpath()</text:span></text:p>
          </table:table-cell>
          <table:table-cell table:style-name="Table8.B2" office:value-type="string">
            <text:p text:style-name="P133">absolute path to the location of the currently executing script.</text:p>
          </table:table-cell>
        </table:table-row>
        <table:table-row>
          <table:table-cell table:style-name="Table8.A2" office:value-type="string">
            <text:p text:style-name="P190">pid()</text:p>
          </table:table-cell>
          <table:table-cell table:style-name="Table8.B2" office:value-type="string">
            <text:p text:style-name="P137">The process id of the current process.</text:p>
          </table:table-cell>
        </table:table-row>
        <table:table-row>
          <table:table-cell table:style-name="Table8.A2" office:value-type="string">
            <text:p text:style-name="P190">ppid()</text:p>
          </table:table-cell>
          <table:table-cell table:style-name="Table8.B2" office:value-type="string">
            <text:p text:style-name="P137">The process id of the parent process.</text:p>
          </table:table-cell>
        </table:table-row>
        <table:table-row>
          <table:table-cell table:style-name="Table8.A2" office:value-type="string">
            <text:p text:style-name="P190"><text:span text:style-name="T12">var = </text:span>local(<text:span text:style-name="T24">string</text:span>)</text:p>
          </table:table-cell>
          <table:table-cell table:style-name="Table8.B2" office:value-type="string">
            <text:p text:style-name="P137">Return the value of the local variable expressed in <text:span text:style-name="T24">string</text:span></text:p>
          </table:table-cell>
        </table:table-row>
        <table:table-row>
          <table:table-cell table:style-name="Table8.A2" office:value-type="string">
            <text:p text:style-name="P190"><text:span text:style-name="T12">var = </text:span>getglob(<text:span text:style-name="T24">string</text:span>)</text:p>
          </table:table-cell>
          <table:table-cell table:style-name="Table8.B2" office:value-type="string">
            <text:p text:style-name="P137">Return the value of the global variable expressed in <text:span text:style-name="T24">string</text:span></text:p>
          </table:table-cell>
        </table:table-row>
        <table:table-row>
          <table:table-cell table:style-name="Table8.A2" office:value-type="string">
            <text:p text:style-name="P191"><text:span text:style-name="T2">b = </text:span>globkey(<text:span text:style-name="T24">ary_name,key_name</text:span>)</text:p>
          </table:table-cell>
          <table:table-cell table:style-name="Table8.B2" office:value-type="string">
            <text:p text:style-name="P163">Does key <text:span text:style-name="T24">key_name</text:span><text:span text:style-name="T56"> exist in the global array </text:span><text:span text:style-name="T24">ary_name</text:span><text:span text:style-name="T56">?</text:span></text:p>
          </table:table-cell>
        </table:table-row>
        <table:table-row>
          <table:table-cell table:style-name="Table8.A2" office:value-type="string">
            <text:p text:style-name="P190">commands()</text:p>
          </table:table-cell>
          <table:table-cell table:style-name="Table8.B2" office:value-type="string">
            <text:p text:style-name="P137">Display the list of keywords</text:p>
          </table:table-cell>
        </table:table-row>
        <table:table-row>
          <table:table-cell table:style-name="Table8.A2" office:value-type="string">
            <text:p text:style-name="P190">cursorOn()</text:p>
          </table:table-cell>
          <table:table-cell table:style-name="Table8.B2" office:value-type="string">
            <text:p text:style-name="P137">Enable cursor display.</text:p>
          </table:table-cell>
        </table:table-row>
        <table:table-row>
          <table:table-cell table:style-name="Table8.A2" office:value-type="string">
            <text:p text:style-name="P190">cursorOff()</text:p>
          </table:table-cell>
          <table:table-cell table:style-name="Table8.B2" office:value-type="string">
            <text:p text:style-name="P137">Disable cursor display.</text:p>
          </table:table-cell>
        </table:table-row>
        <table:table-row>
          <table:table-cell table:style-name="Table8.A2" office:value-type="string">
            <text:p text:style-name="P190">cursorX(<text:span text:style-name="T24">n</text:span>)</text:p>
          </table:table-cell>
          <table:table-cell table:style-name="Table8.B2" office:value-type="string">
            <text:p text:style-name="P137">Move the cursor on the current line to horizontal position <text:span text:style-name="T24">n</text:span><text:span text:style-name="T56">. <text:s/>n&gt;=1</text:span></text:p>
          </table:table-cell>
        </table:table-row>
        <table:table-row>
          <table:table-cell table:style-name="Table8.A2" office:value-type="string">
            <text:p text:style-name="P204">locks(<text:span text:style-name="T24">bool</text:span>)</text:p>
          </table:table-cell>
          <table:table-cell table:style-name="Table8.B2" office:value-type="string">
            <text:p text:style-name="P137">Enable or disable mutex locks at run-time. This should generally only be used near the start of a program.</text:p>
          </table:table-cell>
        </table:table-row>
        <table:table-row>
          <table:table-cell table:style-name="Table8.A2" office:value-type="string">
            <text:p text:style-name="P267">funcref(<text:span text:style-name="T166">name</text:span>)</text:p>
          </table:table-cell>
          <table:table-cell table:style-name="Table8.B2" office:value-type="string">
            <text:p text:style-name="P262">returns the reference id of the function <text:span text:style-name="T24">name</text:span><text:span text:style-name="T56">.</text:span></text:p>
          </table:table-cell>
        </table:table-row>
        <table:table-row>
          <table:table-cell table:style-name="Table8.A2" office:value-type="string">
            <text:p text:style-name="P268">thisfunc()</text:p>
          </table:table-cell>
          <table:table-cell table:style-name="Table8.B2" office:value-type="string">
            <text:p text:style-name="P262">returns the name of the current function.</text:p>
          </table:table-cell>
        </table:table-row>
        <table:table-row>
          <table:table-cell table:style-name="Table8.A2" office:value-type="string">
            <text:p text:style-name="P268">thisref()</text:p>
          </table:table-cell>
          <table:table-cell table:style-name="Table8.B2" office:value-type="string">
            <text:p text:style-name="P262">returns the reference of the current function.</text:p>
          </table:table-cell>
        </table:table-row>
      </table:table>
      <text:p text:style-name="P124"/>
      <text:p text:style-name="P124"/>
      <text:p text:style-name="P176"/>
      <text:p text:style-name="P179">Category: list</text:p>
      <text:p text:style-name="P142"/>
      <table:table table:name="Table14" table:style-name="Table14">
        <table:table-column table:style-name="Table14.A"/>
        <table:table-column table:style-name="Table14.B"/>
        <table:table-row>
          <table:table-cell table:style-name="Table14.A1" office:value-type="string">
            <text:p text:style-name="P127"><text:span text:style-name="T148">list = </text:span><text:span text:style-name="T90">col(</text:span><text:span text:style-name="T46">string_list,column,delimiter</text:span><text:span text:style-name="T90">)</text:span></text:p>
          </table:table-cell>
          <table:table-cell table:style-name="Table14.B1" office:value-type="string">
            <text:p text:style-name="P127">Creates a list from a particular column of string_list.</text:p>
          </table:table-cell>
        </table:table-row>
        <table:table-row>
          <table:table-cell table:style-name="Table14.A2" office:value-type="string">
            <text:p text:style-name="P127"><text:span text:style-name="T148">item = </text:span><text:span text:style-name="T90">head(</text:span><text:span text:style-name="T46">list</text:span><text:span text:style-name="T90">)</text:span></text:p>
          </table:table-cell>
          <table:table-cell table:style-name="Table14.B2" office:value-type="string">
            <text:p text:style-name="P127">Returns the head element of a list as a new list.</text:p>
          </table:table-cell>
        </table:table-row>
        <text:soft-page-break/>
        <table:table-row>
          <table:table-cell table:style-name="Table14.A2" office:value-type="string">
            <text:p text:style-name="P127"><text:span text:style-name="T148">list = </text:span><text:span text:style-name="T90">tail(</text:span><text:span text:style-name="T46">list</text:span><text:span text:style-name="T90">)</text:span></text:p>
          </table:table-cell>
          <table:table-cell table:style-name="Table14.B2" office:value-type="string">
            <text:p text:style-name="P127">Returns a new list containing all items in list except the head item.</text:p>
          </table:table-cell>
        </table:table-row>
        <table:table-row>
          <table:table-cell table:style-name="Table14.A2" office:value-type="string">
            <text:p text:style-name="P127"><text:span text:style-name="T148">f = </text:span><text:span text:style-name="T90">sum(</text:span><text:span text:style-name="T46">list</text:span><text:span text:style-name="T90">)</text:span></text:p>
          </table:table-cell>
          <table:table-cell table:style-name="Table14.B2" office:value-type="string">
            <text:p text:style-name="P127">Calculate the sum of the values in list.</text:p>
          </table:table-cell>
        </table:table-row>
        <table:table-row>
          <table:table-cell table:style-name="Table14.A2" office:value-type="string">
            <text:p text:style-name="P127"><text:span text:style-name="T148">f = </text:span><text:span text:style-name="T90">min(</text:span><text:span text:style-name="T46">list</text:span><text:span text:style-name="T90">)</text:span></text:p>
          </table:table-cell>
          <table:table-cell table:style-name="Table14.B2" office:value-type="string">
            <text:p text:style-name="P127">Calculate the minimum value in a list.</text:p>
          </table:table-cell>
        </table:table-row>
        <table:table-row>
          <table:table-cell table:style-name="Table14.A2" office:value-type="string">
            <text:p text:style-name="P144"><text:span text:style-name="T148">f = </text:span><text:span text:style-name="T90">max(</text:span><text:span text:style-name="T46">list</text:span><text:span text:style-name="T90">)</text:span></text:p>
          </table:table-cell>
          <table:table-cell table:style-name="Table14.B2" office:value-type="string">
            <text:p text:style-name="P127">Calculate the maximum value in a list.</text:p>
          </table:table-cell>
        </table:table-row>
        <table:table-row>
          <table:table-cell table:style-name="Table14.A2" office:value-type="string">
            <text:p text:style-name="P144"><text:span text:style-name="T148">f = </text:span><text:span text:style-name="T90">avg(</text:span><text:span text:style-name="T46">list</text:span><text:span text:style-name="T90">)</text:span></text:p>
          </table:table-cell>
          <table:table-cell table:style-name="Table14.B2" office:value-type="string">
            <text:p text:style-name="P127">Calculate the average value <text:span text:style-name="T116">of</text:span> a list.</text:p>
          </table:table-cell>
        </table:table-row>
        <table:table-row>
          <table:table-cell table:style-name="Table14.A2" office:value-type="string">
            <text:p text:style-name="P127"><text:span text:style-name="T148">list = </text:span><text:span text:style-name="T90">sort(</text:span><text:span text:style-name="T46">list</text:span><text:span text:style-name="T90"> [,</text:span><text:span text:style-name="T46">bool</text:span><text:span text:style-name="T90">_</text:span><text:span text:style-name="T46">reverse</text:span><text:span text:style-name="T90">])</text:span></text:p>
          </table:table-cell>
          <table:table-cell table:style-name="Table14.B2" office:value-type="string">
            <text:p text:style-name="P127">Sorts a list in ascending or descending (bool_reverse==true) order.</text:p>
          </table:table-cell>
        </table:table-row>
        <table:table-row>
          <table:table-cell table:style-name="Table14.A2" office:value-type="string">
            <text:p text:style-name="P262">list = <text:span text:style-name="T90">fieldsort(nl_string,field[,sort_type][,bool_reverse])</text:span></text:p>
          </table:table-cell>
          <table:table-cell table:style-name="Table14.B2" office:value-type="string">
            <text:p text:style-name="P262">Returns a sorted string of newline separated records, sorted by field number <text:span text:style-name="T24">field</text:span><text:span text:style-name="T56"> in ascending or descending order, either alphanumerically or numerically depending on </text:span><text:span text:style-name="T24">sort_type</text:span><text:span text:style-name="T56">. </text:span></text:p>
          </table:table-cell>
        </table:table-row>
        <table:table-row>
          <table:table-cell table:style-name="Table14.A2" office:value-type="string">
            <text:p text:style-name="P127"><text:span text:style-name="T148">list = </text:span><text:span text:style-name="T90">uniq(</text:span><text:span text:style-name="T46">list</text:span><text:span text:style-name="T90">)</text:span></text:p>
          </table:table-cell>
          <table:table-cell table:style-name="Table14.B2" office:value-type="string">
            <text:p text:style-name="P127">Returns list with duplicate values removed.</text:p>
          </table:table-cell>
        </table:table-row>
        <table:table-row>
          <table:table-cell table:style-name="Table14.A2" office:value-type="string">
            <text:p text:style-name="P127"><text:span text:style-name="T148">list = </text:span><text:span text:style-name="T90">append([</text:span><text:span text:style-name="T46">list</text:span><text:span text:style-name="T90">,],</text:span><text:span text:style-name="T46">item</text:span><text:span text:style-name="T90">)</text:span></text:p>
          </table:table-cell>
          <table:table-cell table:style-name="Table14.B2" office:value-type="string">
            <text:p text:style-name="P127">Returns new_list containing item appended to list. If list is omitted then a new list is created containing item.</text:p>
          </table:table-cell>
        </table:table-row>
        <table:table-row>
          <table:table-cell table:style-name="Table14.A2" office:value-type="string">
            <text:p text:style-name="P127"><text:span text:style-name="T148">list = </text:span><text:span text:style-name="T90">insert(</text:span><text:span text:style-name="T46">list</text:span><text:span text:style-name="T90">,</text:span><text:span text:style-name="T46">pos</text:span><text:span text:style-name="T90">,</text:span><text:span text:style-name="T46">item</text:span><text:span text:style-name="T90">)</text:span></text:p>
          </table:table-cell>
          <table:table-cell table:style-name="Table14.B2" office:value-type="string">
            <text:p text:style-name="P127">Returns a new_list with item inserted in list at position pos. (1-based)</text:p>
          </table:table-cell>
        </table:table-row>
        <table:table-row>
          <table:table-cell table:style-name="Table14.A2" office:value-type="string">
            <text:p text:style-name="P127"><text:span text:style-name="T148">list = </text:span><text:span text:style-name="T90">remove(</text:span><text:span text:style-name="T46">list</text:span><text:span text:style-name="T90">,</text:span><text:span text:style-name="T46">pos</text:span><text:span text:style-name="T90">)</text:span></text:p>
          </table:table-cell>
          <table:table-cell table:style-name="Table14.B2" office:value-type="string">
            <text:p text:style-name="P127">Returns a new_list with the item at position pos removed. <text:span text:style-name="T116">(1-based)</text:span></text:p>
          </table:table-cell>
        </table:table-row>
        <table:table-row>
          <table:table-cell table:style-name="Table14.A2" office:value-type="string">
            <text:p text:style-name="P127"><text:span text:style-name="T148">list = </text:span><text:span text:style-name="T90">push([</text:span><text:span text:style-name="T46">list</text:span><text:span text:style-name="T90">,]</text:span><text:span text:style-name="T46">item</text:span><text:span text:style-name="T90">)</text:span></text:p>
          </table:table-cell>
          <table:table-cell table:style-name="Table14.B2" office:value-type="string">
            <text:p text:style-name="P127">Adds item to the front of list. If only an item is provided, then a new list is started.</text:p>
          </table:table-cell>
        </table:table-row>
        <table:table-row>
          <table:table-cell table:style-name="Table14.A2" office:value-type="string">
            <text:p text:style-name="P127"><text:span text:style-name="T148">item = </text:span><text:span text:style-name="T90">deq(</text:span><text:span text:style-name="T46">list</text:span><text:span text:style-name="T90">)</text:span></text:p>
          </table:table-cell>
          <table:table-cell table:style-name="Table14.B2" office:value-type="string">
            <text:p text:style-name="P127">Removes and returns the last item in the named list <text:span text:style-name="T24">list_name</text:span>.</text:p>
          </table:table-cell>
        </table:table-row>
        <table:table-row>
          <table:table-cell table:style-name="Table14.A2" office:value-type="string">
            <text:p text:style-name="P127"><text:span text:style-name="T148">b = </text:span><text:span text:style-name="T90">any(</text:span><text:span text:style-name="T46">list</text:span><text:span text:style-name="T90">)</text:span></text:p>
          </table:table-cell>
          <table:table-cell table:style-name="Table14.B2" office:value-type="string">
            <text:p text:style-name="P127">Returns true if any item in <text:span text:style-name="T24">list</text:span> evaluate to true.</text:p>
          </table:table-cell>
        </table:table-row>
        <table:table-row>
          <table:table-cell table:style-name="Table14.A2" office:value-type="string">
            <text:p text:style-name="P144"><text:span text:style-name="T148">b = </text:span><text:span text:style-name="T90">all(</text:span><text:span text:style-name="T46">list</text:span><text:span text:style-name="T90">)</text:span></text:p>
          </table:table-cell>
          <table:table-cell table:style-name="Table14.B2" office:value-type="string">
            <text:p text:style-name="P127">Returns true if all items in <text:span text:style-name="T24">list</text:span> evaluate to true.</text:p>
          </table:table-cell>
        </table:table-row>
        <table:table-row>
          <table:table-cell table:style-name="Table14.A2" office:value-type="string">
            <text:p text:style-name="P127"><text:span text:style-name="T148">list = </text:span><text:span text:style-name="T90">concat(</text:span><text:span text:style-name="T46">list</text:span><text:span text:style-name="T51">1</text:span><text:span text:style-name="T97">,</text:span><text:span text:style-name="T51">list2</text:span><text:span text:style-name="T90">)</text:span></text:p>
          </table:table-cell>
          <table:table-cell table:style-name="Table14.B2" office:value-type="string">
            <text:p text:style-name="P127">Concatenates two lists and returns the result.</text:p>
          </table:table-cell>
        </table:table-row>
        <table:table-row>
          <table:table-cell table:style-name="Table14.A2" office:value-type="string">
            <text:p text:style-name="P127"><text:span text:style-name="T148">b = </text:span><text:span text:style-name="T90">esplit(</text:span><text:span text:style-name="T46">list</text:span><text:span text:style-name="T90">,"</text:span><text:span text:style-name="T46">var1</text:span><text:span text:style-name="T90">","</text:span><text:span text:style-name="T46">var2</text:span><text:span text:style-name="T90">",</text:span><text:span text:style-name="T46">match</text:span><text:span text:style-name="T90">)</text:span></text:p>
          </table:table-cell>
          <table:table-cell table:style-name="Table14.B2" office:value-type="string">
            <text:p text:style-name="P127">Split <text:span text:style-name="T24">list</text:span> at position <text:span text:style-name="T24">match</text:span> (1-based). Each side is put into variables <text:span text:style-name="T24">var1</text:span> and <text:span text:style-name="T24">var2</text:span>.</text:p>
          </table:table-cell>
        </table:table-row>
        <table:table-row>
          <table:table-cell table:style-name="Table14.A2" office:value-type="string">
            <text:p text:style-name="P147"><text:span text:style-name="T148">b = </text:span><text:span text:style-name="T90">empty(</text:span><text:span text:style-name="T46">list</text:span><text:span text:style-name="T90">)</text:span></text:p>
          </table:table-cell>
          <table:table-cell table:style-name="Table14.B2" office:value-type="string">
            <text:p text:style-name="P147">Is the <text:span text:style-name="T24">list</text:span> empty? (boolean)</text:p>
          </table:table-cell>
        </table:table-row>
        <table:table-row>
          <table:table-cell table:style-name="Table14.A2" office:value-type="string">
            <text:p text:style-name="P147"><text:span text:style-name="T148">list = </text:span><text:span text:style-name="T90">list_int(</text:span><text:span text:style-name="T99">float_or_</text:span><text:span text:style-name="T46">string_list</text:span><text:span text:style-name="T90">)</text:span></text:p>
          </table:table-cell>
          <table:table-cell table:style-name="Table14.B2" office:value-type="string">
            <text:p text:style-name="P147">Converts <text:span text:style-name="T44">float_or_</text:span><text:span text:style-name="T24">string_list</text:span> to list of integers</text:p>
          </table:table-cell>
        </table:table-row>
        <table:table-row>
          <table:table-cell table:style-name="Table14.A2" office:value-type="string">
            <text:p text:style-name="P147"><text:span text:style-name="T148">list = </text:span><text:span text:style-name="T90">list_float(</text:span><text:span text:style-name="T99">int_or_</text:span><text:span text:style-name="T46">string_list</text:span><text:span text:style-name="T90">)</text:span></text:p>
          </table:table-cell>
          <table:table-cell table:style-name="Table14.B2" office:value-type="string">
            <text:p text:style-name="P147">Con<text:span text:style-name="T137">v</text:span>erts <text:span text:style-name="T44">int_or_</text:span><text:span text:style-name="T24">string_list</text:span> to list of floating point numbers</text:p>
          </table:table-cell>
        </table:table-row>
        <table:table-row>
          <table:table-cell table:style-name="Table14.A2" office:value-type="string">
            <text:p text:style-name="P163">list = <text:span text:style-name="T90">list_string(</text:span><text:span text:style-name="T46">list</text:span><text:span text:style-name="T90">)</text:span></text:p>
          </table:table-cell>
          <table:table-cell table:style-name="Table14.B2" office:value-type="string">
            <text:p text:style-name="P163">Returns <text:span text:style-name="T24">list</text:span> as a list of strings.</text:p>
          </table:table-cell>
        </table:table-row>
        <table:table-row>
          <table:table-cell table:style-name="Table14.A2" office:value-type="string">
            <text:p text:style-name="P168">b = <text:span text:style-name="T90">numcomp(</text:span><text:span text:style-name="T46">str_a,str_b</text:span><text:span text:style-name="T77">)</text:span></text:p>
          </table:table-cell>
          <table:table-cell table:style-name="Table14.B2" office:value-type="string">
            <text:p text:style-name="P168">Is str_a&lt;str_b?</text:p>
          </table:table-cell>
        </table:table-row>
      </table:table>
      <text:p text:style-name="P200"/>
      <text:p text:style-name="P200"/>
      <text:p text:style-name="P200"/>
      <text:p text:style-name="P170">Category: math</text:p>
      <text:p text:style-name="P170"/>
      <table:table table:name="Table5" table:style-name="Table5">
        <table:table-column table:style-name="Table5.A"/>
        <table:table-column table:style-name="Table5.B"/>
        <table:table-row>
          <table:table-cell table:style-name="Table5.A1" office:value-type="string">
            <text:p text:style-name="P146"><text:span text:style-name="T142">f = </text:span><text:span text:style-name="T90">pi()</text:span></text:p>
          </table:table-cell>
          <table:table-cell table:style-name="Table5.B1" office:value-type="string">
            <text:p text:style-name="P146">pi constant</text:p>
          </table:table-cell>
        </table:table-row>
        <table:table-row>
          <table:table-cell table:style-name="Table5.A2" office:value-type="string">
            <text:p text:style-name="P146"><text:span text:style-name="T142">f = </text:span><text:span text:style-name="T90">e()</text:span></text:p>
          </table:table-cell>
          <table:table-cell table:style-name="Table5.B2" office:value-type="string">
            <text:p text:style-name="P146">e constant</text:p>
          </table:table-cell>
        </table:table-row>
        <table:table-row>
          <table:table-cell table:style-name="Table5.A2" office:value-type="string">
            <text:p text:style-name="P146"><text:span text:style-name="T142">f = </text:span><text:span text:style-name="T90">phi()</text:span></text:p>
          </table:table-cell>
          <table:table-cell table:style-name="Table5.B2" office:value-type="string">
            <text:p text:style-name="P146">phi constant</text:p>
          </table:table-cell>
        </table:table-row>
        <table:table-row>
          <table:table-cell table:style-name="Table5.A2" office:value-type="string">
            <text:p text:style-name="P146"><text:span text:style-name="T142">f = </text:span><text:span text:style-name="T90">ln2()</text:span></text:p>
          </table:table-cell>
          <table:table-cell table:style-name="Table5.B2" office:value-type="string">
            <text:p text:style-name="P146">natural log 2 constant</text:p>
          </table:table-cell>
        </table:table-row>
        <table:table-row>
          <table:table-cell table:style-name="Table5.A2" office:value-type="string">
            <text:p text:style-name="P146"><text:span text:style-name="T142">f = </text:span><text:span text:style-name="T90">ln10()</text:span></text:p>
          </table:table-cell>
          <table:table-cell table:style-name="Table5.B2" office:value-type="string">
            <text:p text:style-name="P146">naturage log 10 constant</text:p>
          </table:table-cell>
        </table:table-row>
        <table:table-row>
          <table:table-cell table:style-name="Table5.A2" office:value-type="string">
            <text:p text:style-name="P171">seed<text:span text:style-name="T104">(</text:span><text:span text:style-name="T38">number</text:span><text:span text:style-name="T104">)</text:span></text:p>
          </table:table-cell>
          <table:table-cell table:style-name="Table5.B2" office:value-type="string">
            <text:p text:style-name="P123">Set the random seed.</text:p>
          </table:table-cell>
        </table:table-row>
        <table:table-row>
          <table:table-cell table:style-name="Table5.A2" office:value-type="string">
            <text:p text:style-name="P171"><text:span text:style-name="T10">i = </text:span>rand<text:span text:style-name="T104">(</text:span><text:span text:style-name="T38">max_int</text:span><text:span text:style-name="T104">)</text:span></text:p>
          </table:table-cell>
          <table:table-cell table:style-name="Table5.B2" office:value-type="string">
            <text:p text:style-name="P123">Generate a random integer.</text:p>
          </table:table-cell>
        </table:table-row>
        <table:table-row>
          <table:table-cell table:style-name="Table5.A2" office:value-type="string">
            <text:p text:style-name="P130"><text:span text:style-name="T142">f = </text:span><text:span text:style-name="T90">sqr(</text:span><text:span text:style-name="T46">number</text:span><text:span text:style-name="T90">)</text:span></text:p>
          </table:table-cell>
          <table:table-cell table:style-name="Table5.B2" office:value-type="string">
            <text:p text:style-name="P130">Returns the square of a number.</text:p>
          </table:table-cell>
        </table:table-row>
        <text:soft-page-break/>
        <table:table-row>
          <table:table-cell table:style-name="Table5.A2" office:value-type="string">
            <text:p text:style-name="P138"><text:span text:style-name="T142">f = </text:span><text:span text:style-name="T90">sqrt(</text:span><text:span text:style-name="T46">number</text:span><text:span text:style-name="T90">)</text:span></text:p>
          </table:table-cell>
          <table:table-cell table:style-name="Table5.B2" office:value-type="string">
            <text:p text:style-name="P138">Calculate a square root.</text:p>
          </table:table-cell>
        </table:table-row>
        <table:table-row>
          <table:table-cell table:style-name="Table5.A2" office:value-type="string">
            <text:p text:style-name="P130"><text:span text:style-name="T142">f = </text:span><text:span text:style-name="T90">pow(</text:span><text:span text:style-name="T46">number, </text:span><text:span text:style-name="T47">n</text:span><text:span text:style-name="T90">)</text:span></text:p>
          </table:table-cell>
          <table:table-cell table:style-name="Table5.B2" office:value-type="string">
            <text:p text:style-name="P130">Returns <text:span text:style-name="T24">number </text:span>raised <text:span text:style-name="T138">to</text:span> power <text:span text:style-name="T39">n</text:span>.</text:p>
          </table:table-cell>
        </table:table-row>
        <table:table-row>
          <table:table-cell table:style-name="Table5.A2" office:value-type="string">
            <text:p text:style-name="P157"><text:span text:style-name="T142">f = </text:span><text:span text:style-name="T90">sin(</text:span><text:span text:style-name="T46">number</text:span><text:span text:style-name="T90">)</text:span></text:p>
          </table:table-cell>
          <table:table-cell table:style-name="Table5.B2" office:value-type="string">
            <text:p text:style-name="P143">sine</text:p>
          </table:table-cell>
        </table:table-row>
        <table:table-row>
          <table:table-cell table:style-name="Table5.A2" office:value-type="string">
            <text:p text:style-name="P180"><text:span text:style-name="T10">f = </text:span>cos(<text:span text:style-name="T24">number</text:span>)</text:p>
          </table:table-cell>
          <table:table-cell table:style-name="Table5.B2" office:value-type="string">
            <text:p text:style-name="P143">cosine</text:p>
          </table:table-cell>
        </table:table-row>
        <table:table-row>
          <table:table-cell table:style-name="Table5.A2" office:value-type="string">
            <text:p text:style-name="P158"><text:span text:style-name="T10">f = </text:span><text:span text:style-name="T90">tan(</text:span><text:span text:style-name="T46">number</text:span><text:span text:style-name="T90">)</text:span></text:p>
          </table:table-cell>
          <table:table-cell table:style-name="Table5.B2" office:value-type="string">
            <text:p text:style-name="P143">tangent</text:p>
          </table:table-cell>
        </table:table-row>
        <table:table-row>
          <table:table-cell table:style-name="Table5.A2" office:value-type="string">
            <text:p text:style-name="P158"><text:span text:style-name="T10">f = </text:span><text:span text:style-name="T90">asin(</text:span><text:span text:style-name="T46">number</text:span><text:span text:style-name="T90">)</text:span></text:p>
          </table:table-cell>
          <table:table-cell table:style-name="Table5.B2" office:value-type="string">
            <text:p text:style-name="P143">arc sine</text:p>
          </table:table-cell>
        </table:table-row>
        <table:table-row>
          <table:table-cell table:style-name="Table5.A2" office:value-type="string">
            <text:p text:style-name="P158"><text:span text:style-name="T10">f = </text:span><text:span text:style-name="T90">acos(</text:span><text:span text:style-name="T46">number</text:span><text:span text:style-name="T90">)</text:span></text:p>
          </table:table-cell>
          <table:table-cell table:style-name="Table5.B2" office:value-type="string">
            <text:p text:style-name="P143">arc cosine</text:p>
          </table:table-cell>
        </table:table-row>
        <table:table-row>
          <table:table-cell table:style-name="Table5.A2" office:value-type="string">
            <text:p text:style-name="P158"><text:span text:style-name="T10">f = </text:span><text:span text:style-name="T90">atan(</text:span><text:span text:style-name="T46">number</text:span><text:span text:style-name="T90">)</text:span></text:p>
          </table:table-cell>
          <table:table-cell table:style-name="Table5.B2" office:value-type="string">
            <text:p text:style-name="P143">arc tangent</text:p>
          </table:table-cell>
        </table:table-row>
        <table:table-row>
          <table:table-cell table:style-name="Table5.A2" office:value-type="string">
            <text:p text:style-name="P154"><text:span text:style-name="T10">f = </text:span><text:span text:style-name="T90">ln(</text:span><text:span text:style-name="T46">number</text:span><text:span text:style-name="T90">)</text:span></text:p>
          </table:table-cell>
          <table:table-cell table:style-name="Table5.B2" office:value-type="string">
            <text:p text:style-name="P155">returns the natural logarithm of a number.</text:p>
          </table:table-cell>
        </table:table-row>
        <table:table-row>
          <table:table-cell table:style-name="Table5.A2" office:value-type="string">
            <text:p text:style-name="P154"><text:span text:style-name="T10">f = </text:span><text:span text:style-name="T90">log(</text:span><text:span text:style-name="T46">number,base</text:span><text:span text:style-name="T90">)</text:span></text:p>
          </table:table-cell>
          <table:table-cell table:style-name="Table5.B2" office:value-type="string">
            <text:p text:style-name="P155">returns the logarithm of number for a given base.</text:p>
          </table:table-cell>
        </table:table-row>
        <table:table-row>
          <table:table-cell table:style-name="Table5.A2" office:value-type="string">
            <text:p text:style-name="P139"><text:span text:style-name="T10">f = </text:span><text:span text:style-name="T90">log10(</text:span><text:span text:style-name="T46">number</text:span><text:span text:style-name="T77">)</text:span></text:p>
          </table:table-cell>
          <table:table-cell table:style-name="Table5.B2" office:value-type="string">
            <text:p text:style-name="P138">As log() with base of 10. More stable than log() for this base.</text:p>
          </table:table-cell>
        </table:table-row>
        <table:table-row>
          <table:table-cell table:style-name="Table5.A2" office:value-type="string">
            <text:p text:style-name="P139"><text:span text:style-name="T10">f = </text:span><text:span text:style-name="T90">log2(</text:span><text:span text:style-name="T46">number</text:span><text:span text:style-name="T77">)</text:span></text:p>
          </table:table-cell>
          <table:table-cell table:style-name="Table5.B2" office:value-type="string">
            <text:p text:style-name="P138">As log() with base of 2. More stable than log() for this base.</text:p>
          </table:table-cell>
        </table:table-row>
        <table:table-row>
          <table:table-cell table:style-name="Table5.A2" office:value-type="string">
            <text:p text:style-name="P154"><text:span text:style-name="T10">f = </text:span><text:span text:style-name="T90">deg2rad(</text:span><text:span text:style-name="T46">number</text:span><text:span text:style-name="T90">)</text:span></text:p>
          </table:table-cell>
          <table:table-cell table:style-name="Table5.B2" office:value-type="string">
            <text:p text:style-name="P155">convert degrees to radians</text:p>
          </table:table-cell>
        </table:table-row>
        <table:table-row>
          <table:table-cell table:style-name="Table5.A2" office:value-type="string">
            <text:p text:style-name="P154"><text:span text:style-name="T10">f = </text:span><text:span text:style-name="T90">rad2deg(</text:span><text:span text:style-name="T46">number</text:span><text:span text:style-name="T90">)</text:span></text:p>
          </table:table-cell>
          <table:table-cell table:style-name="Table5.B2" office:value-type="string">
            <text:p text:style-name="P155">convert radians to degrees</text:p>
          </table:table-cell>
        </table:table-row>
        <table:table-row table:style-name="Table5.23">
          <table:table-cell table:style-name="Table5.A2" office:value-type="string">
            <text:p text:style-name="P155"><text:span text:style-name="T142">int = </text:span><text:span text:style-name="T90">round(</text:span><text:span text:style-name="T46">float</text:span><text:span text:style-name="T90">)</text:span></text:p>
          </table:table-cell>
          <table:table-cell table:style-name="Table5.B2" office:value-type="string">
            <text:p text:style-name="P155">Returns <text:span text:style-name="T24">float</text:span><text:span text:style-name="T56"> rounded to </text:span><text:span text:style-name="T64">an integer.</text:span></text:p>
          </table:table-cell>
        </table:table-row>
        <table:table-row table:style-name="Table5.23">
          <table:table-cell table:style-name="Table5.A2" office:value-type="string">
            <text:p text:style-name="P264">int = <text:span text:style-name="T90">floor(number)</text:span></text:p>
          </table:table-cell>
          <table:table-cell table:style-name="Table5.B2" office:value-type="string">
            <text:p text:style-name="P264">round down to integer.</text:p>
          </table:table-cell>
        </table:table-row>
        <table:table-row table:style-name="Table5.23">
          <table:table-cell table:style-name="Table5.A2" office:value-type="string">
            <text:p text:style-name="P136"><text:span text:style-name="T142">int = </text:span><text:span text:style-name="T90">ubin8(</text:span><text:span text:style-name="T46">string</text:span><text:span text:style-name="T90">)</text:span></text:p>
          </table:table-cell>
          <table:table-cell table:style-name="Table5.B2" office:value-type="string">
            <text:p text:style-name="P136">converts 8-bit unsigned binary string to decimal int.</text:p>
          </table:table-cell>
        </table:table-row>
        <table:table-row table:style-name="Table5.23">
          <table:table-cell table:style-name="Table5.A2" office:value-type="string">
            <text:p text:style-name="P136"><text:span text:style-name="T142">int = </text:span><text:span text:style-name="T90">uhex32(</text:span><text:span text:style-name="T46">string</text:span><text:span text:style-name="T90">)</text:span></text:p>
          </table:table-cell>
          <table:table-cell table:style-name="Table5.B2" office:value-type="string">
            <text:p text:style-name="P136">converts 32-bit unsigned hex string to decimal int.</text:p>
          </table:table-cell>
        </table:table-row>
        <table:table-row table:style-name="Table5.23">
          <table:table-cell table:style-name="Table5.A2" office:value-type="string">
            <text:p text:style-name="P138"><text:span text:style-name="T142">str = </text:span><text:span text:style-name="T90">numcomma(</text:span><text:span text:style-name="T46">number</text:span><text:span text:style-name="T77">[,</text:span><text:span text:style-name="T46">precision</text:span><text:span text:style-name="T77">])</text:span></text:p>
          </table:table-cell>
          <table:table-cell table:style-name="Table5.B2" office:value-type="string">
            <text:p text:style-name="P138">Returns a string version of<text:span text:style-name="T24"> number </text:span>formatted with commas.</text:p>
          </table:table-cell>
        </table:table-row>
      </table:table>
      <text:p text:style-name="P122"/>
      <text:p text:style-name="P170"/>
      <text:p text:style-name="P177">Category: <text:span text:style-name="T157">net</text:span></text:p>
      <text:p text:style-name="P129"/>
      <table:table table:name="Table12" table:style-name="Table12">
        <table:table-column table:style-name="Table12.A"/>
        <table:table-column table:style-name="Table12.B"/>
        <table:table-row>
          <table:table-cell table:style-name="Table12.A1" office:value-type="string">
            <text:p text:style-name="P113"><text:span text:style-name="T11">b = </text:span>web_download<text:span text:style-name="T104">(</text:span><text:span text:style-name="T38">url_string,local_file</text:span><text:span text:style-name="T104">)</text:span></text:p>
          </table:table-cell>
          <table:table-cell table:style-name="Table12.B1" office:value-type="string">
            <text:p text:style-name="P129">Downloads from URL url_string and stores the returned data in the file local_file.</text:p>
          </table:table-cell>
        </table:table-row>
        <table:table-row>
          <table:table-cell table:style-name="Table12.A2" office:value-type="string">
            <text:p text:style-name="P116"><text:span text:style-name="T150">s = </text:span><text:span text:style-name="T90">web_get</text:span><text:span text:style-name="T95">(</text:span><text:span text:style-name="T49">url_string</text:span><text:span text:style-name="T95">)</text:span></text:p>
          </table:table-cell>
          <table:table-cell table:style-name="Table12.B2" office:value-type="string">
            <text:p text:style-name="P129">Returns a string with content downloaded from <text:span text:style-name="T104">url</text:span>_string.</text:p>
          </table:table-cell>
        </table:table-row>
        <table:table-row>
          <table:table-cell table:style-name="Table12.A2" office:value-type="string">
            <text:p text:style-name="P117"><text:span text:style-name="T150">int = </text:span><text:span text:style-name="T90">web_post(</text:span><text:span text:style-name="T46">url_string,data_map</text:span><text:span text:style-name="T90">)</text:span></text:p>
          </table:table-cell>
          <table:table-cell table:style-name="Table12.B2" office:value-type="string">
            <text:p text:style-name="P148">Performs a HTTP Post with the given arguments.</text:p>
          </table:table-cell>
        </table:table-row>
        <table:table-row>
          <table:table-cell table:style-name="Table12.A2" office:value-type="string">
            <text:p text:style-name="P118"><text:span text:style-name="T150">str = </text:span><text:span text:style-name="T90">web_head(</text:span><text:span text:style-name="T46">url</text:span><text:span text:style-name="T90">_</text:span><text:span text:style-name="T46">string</text:span><text:span text:style-name="T90">)</text:span></text:p>
          </table:table-cell>
          <table:table-cell table:style-name="Table12.B2" office:value-type="string">
            <text:p text:style-name="P165">Makes a HEAD request.</text:p>
          </table:table-cell>
        </table:table-row>
        <table:table-row>
          <table:table-cell table:style-name="Table12.A2" office:value-type="string">
            <text:p text:style-name="P119"><text:span text:style-name="T150">list = </text:span><text:span text:style-name="T90">web_custom(</text:span><text:span text:style-name="T46">method</text:span><text:span text:style-name="T90">,</text:span><text:span text:style-name="T46">location</text:span><text:span text:style-name="T90">,</text:span><text:span text:style-name="T46">headers</text:span><text:span text:style-name="T90">_</text:span><text:span text:style-name="T46">array</text:span><text:span text:style-name="T90">)</text:span></text:p>
          </table:table-cell>
          <table:table-cell table:style-name="Table12.B2" office:value-type="string">
            <text:p text:style-name="P140">Performs a HTTP request with the given arguments.<text:line-break/>A list is returned comprising {body,response_headers,status_code}</text:p>
          </table:table-cell>
        </table:table-row>
        <table:table-row>
          <table:table-cell table:style-name="Table12.A2" office:value-type="string">
            <text:p text:style-name="P118">server_id = <text:span text:style-name="T90">web_serve_start(</text:span><text:span text:style-name="T46">docroot</text:span><text:span text:style-name="T90">,</text:span><text:span text:style-name="T46">port</text:span><text:span text:style-name="T90">[,</text:span><text:span text:style-name="T46">host</text:span><text:span text:style-name="T90">])</text:span></text:p>
          </table:table-cell>
          <table:table-cell table:style-name="Table12.B2" office:value-type="string">
            <text:p text:style-name="P165">Start a web server, listening on host:port</text:p>
          </table:table-cell>
        </table:table-row>
        <table:table-row>
          <table:table-cell table:style-name="Table12.A2" office:value-type="string">
            <text:p text:style-name="P114">web_serve_stop(<text:span text:style-name="T24">server</text:span>_<text:span text:style-name="T24">id</text:span><text:span text:style-name="T56">)</text:span></text:p>
          </table:table-cell>
          <table:table-cell table:style-name="Table12.B2" office:value-type="string">
            <text:p text:style-name="P165">Stop a web server</text:p>
          </table:table-cell>
        </table:table-row>
        <table:table-row>
          <table:table-cell table:style-name="Table12.A2" office:value-type="string">
            <text:p text:style-name="P114">bool=web_serve_up(<text:span text:style-name="T24">server</text:span>_<text:span text:style-name="T24">id</text:span><text:span text:style-name="T56">)</text:span></text:p>
          </table:table-cell>
          <table:table-cell table:style-name="Table12.B2" office:value-type="string">
            <text:p text:style-name="P165">Check if web server is nominally available.</text:p>
          </table:table-cell>
        </table:table-row>
        <table:table-row>
          <table:table-cell table:style-name="Table12.A2" office:value-type="string">
            <text:p text:style-name="P114">web_serve_path(<text:span text:style-name="T24">server</text:span>_<text:span text:style-name="T24">id</text:span>,<text:span text:style-name="T24">regex</text:span>,<text:span text:style-name="T24">path</text:span>)</text:p>
          </table:table-cell>
          <table:table-cell table:style-name="Table12.B2" office:value-type="string">
            <text:p text:style-name="P165">Create a redirect, static path, error rule or reverse proxy rule for the given web server <text:span text:style-name="T24">server_id</text:span><text:span text:style-name="T56">.</text:span></text:p>
          </table:table-cell>
        </table:table-row>
        <table:table-row>
          <table:table-cell table:style-name="Table12.A2" office:value-type="string">
            <text:p text:style-name="P114">web_serve_log_throttle(<text:span text:style-name="T24">server_id,start,freq</text:span>)</text:p>
          </table:table-cell>
          <table:table-cell table:style-name="Table12.B2" office:value-type="string">
            <text:p text:style-name="P165">Set the cut-off point and periodic notification frequency for repetitive messages in the web server log file.</text:p>
          </table:table-cell>
        </table:table-row>
        <table:table-row>
          <table:table-cell table:style-name="Table12.A2" office:value-type="string">
            <text:p text:style-name="P115">web_serve_log(<text:span text:style-name="T24">message</text:span>)</text:p>
          </table:table-cell>
          <table:table-cell table:style-name="Table12.B2" office:value-type="string">
            <text:p text:style-name="P166">sends a message to the access log.</text:p>
          </table:table-cell>
        </table:table-row>
        <table:table-row>
          <table:table-cell table:style-name="Table12.A2" office:value-type="string">
            <text:p text:style-name="P120"><text:span text:style-name="T150">details_map = </text:span><text:span text:style-name="T90">web_serve_decode(</text:span><text:span text:style-name="T52">webcallstruct</text:span><text:span text:style-name="T90">)</text:span></text:p>
          </table:table-cell>
          <table:table-cell table:style-name="Table12.B2" office:value-type="string">
            <text:p text:style-name="P166">breaks down an inbound webstruct into fields.</text:p>
          </table:table-cell>
        </table:table-row>
        <table:table-row>
          <table:table-cell table:style-name="Table12.A2" office:value-type="string">
            <text:p text:style-name="P121"><text:span text:style-name="T2">int = </text:span><text:span text:style-name="T90">web_max_clients()</text:span></text:p>
          </table:table-cell>
          <table:table-cell table:style-name="Table12.B2" office:value-type="string">
            <text:p text:style-name="P167">returns the cap on maximum http clients.</text:p>
          </table:table-cell>
        </table:table-row>
        <text:soft-page-break/>
        <table:table-row>
          <table:table-cell table:style-name="Table12.A2" office:value-type="string">
            <text:p text:style-name="P121">str = <text:span text:style-name="T90">net_interfaces()</text:span></text:p>
          </table:table-cell>
          <table:table-cell table:style-name="Table12.B2" office:value-type="string">
            <text:p text:style-name="P167">newline separated list of device names.</text:p>
          </table:table-cell>
        </table:table-row>
      </table:table>
      <text:p text:style-name="P177"/>
      <text:p text:style-name="P129"><text:span text:style-name="T91"/></text:p>
      <text:p text:style-name="P129"><text:span text:style-name="T91">C</text:span><text:span text:style-name="T90">ategory: os</text:span></text:p>
      <text:p text:style-name="P125"/>
      <table:table table:name="Table11" table:style-name="Table11">
        <table:table-column table:style-name="Table11.A"/>
        <table:table-column table:style-name="Table11.B"/>
        <table:table-row>
          <table:table-cell table:style-name="Table11.A1" office:value-type="string">
            <text:p text:style-name="P125"><text:span text:style-name="T151">str = </text:span><text:span text:style-name="T90">env</text:span><text:span text:style-name="T100">()</text:span></text:p>
          </table:table-cell>
          <table:table-cell table:style-name="Table11.B1" office:value-type="string">
            <text:p text:style-name="P125">Return all available environmental variables.</text:p>
          </table:table-cell>
        </table:table-row>
        <table:table-row>
          <table:table-cell table:style-name="Table11.A2" office:value-type="string">
            <text:p text:style-name="P125"><text:span text:style-name="T151">str = </text:span><text:span text:style-name="T90">get_env</text:span><text:span text:style-name="T100">(</text:span><text:span text:style-name="T54">env_name</text:span><text:span text:style-name="T80">)</text:span></text:p>
          </table:table-cell>
          <table:table-cell table:style-name="Table11.B2" office:value-type="string">
            <text:p text:style-name="P125">Return the value of the environmental variable <text:span text:style-name="T29">env</text:span><text:span text:style-name="T24">_name</text:span>.</text:p>
          </table:table-cell>
        </table:table-row>
        <table:table-row>
          <table:table-cell table:style-name="Table11.A2" office:value-type="string">
            <text:p text:style-name="P181">set_env(<text:span text:style-name="T29">env</text:span><text:span text:style-name="T24">_name,value_string</text:span>)</text:p>
          </table:table-cell>
          <table:table-cell table:style-name="Table11.B2" office:value-type="string">
            <text:p text:style-name="P159">Set the value of the environmental variable <text:span text:style-name="T29">env</text:span><text:span text:style-name="T24">_name</text:span>.</text:p>
          </table:table-cell>
        </table:table-row>
      </table:table>
      <text:p text:style-name="P172"/>
      <text:p text:style-name="P172"/>
      <text:p text:style-name="P172">Category: package</text:p>
      <text:p text:style-name="P124"/>
      <table:table table:name="Table9" table:style-name="Table9">
        <table:table-column table:style-name="Table9.A"/>
        <table:table-column table:style-name="Table9.B"/>
        <table:table-row>
          <table:table-cell table:style-name="Table9.A1" office:value-type="string">
            <text:p text:style-name="P172">install<text:span text:style-name="T104">(</text:span><text:span text:style-name="T38">packages_string</text:span><text:span text:style-name="T104">)</text:span></text:p>
          </table:table-cell>
          <table:table-cell table:style-name="Table9.B1" office:value-type="string">
            <text:p text:style-name="P124">Installs the packages in packages_string.</text:p>
          </table:table-cell>
        </table:table-row>
        <table:table-row>
          <table:table-cell table:style-name="Table9.A2" office:value-type="string">
            <text:p text:style-name="P172"><text:span text:style-name="T12">b = </text:span>service<text:span text:style-name="T104">(</text:span><text:span text:style-name="T38">service_name,action</text:span><text:span text:style-name="T104">)</text:span></text:p>
          </table:table-cell>
          <table:table-cell table:style-name="Table9.B2" office:value-type="string">
            <text:p text:style-name="P124">Attempts to take the required action on service service_name. <text:s/>Returns true if successful.</text:p>
          </table:table-cell>
        </table:table-row>
        <table:table-row>
          <table:table-cell table:style-name="Table9.A2" office:value-type="string">
            <text:p text:style-name="P192"><text:span text:style-name="T12">int = </text:span>vcmp(<text:span text:style-name="T24">semver1,semver2</text:span>)</text:p>
          </table:table-cell>
          <table:table-cell table:style-name="Table9.B2" office:value-type="string">
            <text:p text:style-name="P161">Returns -1, 0 or +1 depending if semver1 is less than, equal to, or greater than semver2.</text:p>
          </table:table-cell>
        </table:table-row>
      </table:table>
      <text:p text:style-name="P172"/>
      <text:p text:style-name="P197"/>
      <text:p text:style-name="P170"/>
      <text:p text:style-name="P170">Category: string</text:p>
      <text:p text:style-name="P122"/>
      <table:table table:name="Table10" table:style-name="Table10">
        <table:table-column table:style-name="Table10.A"/>
        <table:table-column table:style-name="Table10.B"/>
        <table:table-row>
          <table:table-cell table:style-name="Table10.A1" office:value-type="string">
            <text:p text:style-name="P175"><text:span text:style-name="T13">str =</text:span><text:span text:style-name="T152"> </text:span>pad<text:span text:style-name="T103">(</text:span><text:span text:style-name="T28">string,justify,width,character</text:span><text:span text:style-name="T103">)</text:span></text:p>
          </table:table-cell>
          <table:table-cell table:style-name="Table10.B1" office:value-type="string">
            <text:p text:style-name="P126">Return left (-1), centred (0) or right (1) justified, padded string.</text:p>
          </table:table-cell>
        </table:table-row>
        <table:table-row>
          <table:table-cell table:style-name="Table10.A2" office:value-type="string">
            <text:p text:style-name="P175"><text:span text:style-name="T13">int = </text:span>len<text:span text:style-name="T137">gth(</text:span><text:span text:style-name="T37">string</text:span><text:span text:style-name="T137">) </text:span><text:span text:style-name="T14">|| </text:span><text:span text:style-name="T167">len(string)</text:span></text:p>
          </table:table-cell>
          <table:table-cell table:style-name="Table10.B2" office:value-type="string">
            <text:p text:style-name="P126">Returns length of string <text:span text:style-name="T137">(or list).</text:span></text:p>
          </table:table-cell>
        </table:table-row>
        <table:table-row>
          <table:table-cell table:style-name="Table10.A2" office:value-type="string">
            <text:p text:style-name="P175">fields<text:span text:style-name="T103">(input_string[,</text:span><text:span text:style-name="T28">separator</text:span><text:span text:style-name="T103">])</text:span></text:p>
          </table:table-cell>
          <table:table-cell table:style-name="Table10.B2" office:value-type="string">
            <text:p text:style-name="P126">Splits up input_string into variables in the current namespace. Variables are named F1 through to Fn. Field count is stored in NF.</text:p>
          </table:table-cell>
        </table:table-row>
        <table:table-row>
          <table:table-cell table:style-name="Table10.A2" office:value-type="string">
            <text:p text:style-name="P193"><text:span text:style-name="T13">str = </text:span>field(<text:span text:style-name="T24">input_string,field_num[,separator]</text:span>)</text:p>
          </table:table-cell>
          <table:table-cell table:style-name="Table10.B2" office:value-type="string">
            <text:p text:style-name="P132">As above but returns a specific field instead.</text:p>
          </table:table-cell>
        </table:table-row>
        <table:table-row>
          <table:table-cell table:style-name="Table10.A2" office:value-type="string">
            <text:p text:style-name="P261">str = <text:span text:style-name="T90">pipesep(input_string)</text:span></text:p>
          </table:table-cell>
          <table:table-cell table:style-name="Table10.B2" office:value-type="string">
            <text:p text:style-name="P264">pipe (|) separated fields splitter.</text:p>
          </table:table-cell>
        </table:table-row>
        <table:table-row>
          <table:table-cell table:style-name="Table10.A2" office:value-type="string">
            <text:p text:style-name="P183"><text:span text:style-name="T13">str = </text:span>get_value(<text:span text:style-name="T24">string_array, key_name</text:span>)</text:p>
          </table:table-cell>
          <table:table-cell table:style-name="Table10.B2" office:value-type="string">
            <text:p text:style-name="P126"><text:span text:style-name="T103">Returns the value of the key </text:span><text:span text:style-name="T28">key_name</text:span><text:span text:style-name="T58"> in </text:span><text:span text:style-name="T28">string_array</text:span><text:span text:style-name="T58">.</text:span></text:p>
          </table:table-cell>
        </table:table-row>
        <table:table-row>
          <table:table-cell table:style-name="Table10.A2" office:value-type="string">
            <text:p text:style-name="P175"><text:span text:style-name="T13">b = </text:span>start<text:span text:style-name="T103">(</text:span><text:span text:style-name="T28">string1,string2</text:span><text:span text:style-name="T103">)</text:span></text:p>
          </table:table-cell>
          <table:table-cell table:style-name="Table10.B2" office:value-type="string">
            <text:p text:style-name="P126">Does string1 begin with string2?</text:p>
          </table:table-cell>
        </table:table-row>
        <table:table-row>
          <table:table-cell table:style-name="Table10.A2" office:value-type="string">
            <text:p text:style-name="P175"><text:span text:style-name="T13">b</text:span><text:span text:style-name="T2"> </text:span><text:span text:style-name="T13">= </text:span>end<text:span text:style-name="T103">(</text:span><text:span text:style-name="T28">string1</text:span><text:span text:style-name="T103">,</text:span><text:span text:style-name="T28">string2</text:span><text:span text:style-name="T103">)</text:span></text:p>
          </table:table-cell>
          <table:table-cell table:style-name="Table10.B2" office:value-type="string">
            <text:p text:style-name="P126">Does string1 end with string2?</text:p>
          </table:table-cell>
        </table:table-row>
        <table:table-row>
          <table:table-cell table:style-name="Table10.A2" office:value-type="string">
            <text:p text:style-name="P175"><text:span text:style-name="T13">b = </text:span>match<text:span text:style-name="T103">(</text:span><text:span text:style-name="T28">string</text:span><text:span text:style-name="T103">,</text:span><text:span text:style-name="T28">regex</text:span><text:span text:style-name="T103">)</text:span></text:p>
          </table:table-cell>
          <table:table-cell table:style-name="Table10.B2" office:value-type="string">
            <text:p text:style-name="P126">Does string contain a match for regular expression regex?</text:p>
          </table:table-cell>
        </table:table-row>
        <table:table-row>
          <table:table-cell table:style-name="Table10.A2" office:value-type="string">
            <text:p text:style-name="P175"><text:span text:style-name="T13">str = </text:span>filter<text:span text:style-name="T103">(</text:span><text:span text:style-name="T28">string</text:span><text:span text:style-name="T103">,</text:span><text:span text:style-name="T28">regex</text:span><text:span text:style-name="T103">)</text:span></text:p>
          </table:table-cell>
          <table:table-cell table:style-name="Table10.B2" office:value-type="string">
            <text:p text:style-name="P126">Returns a string matching the regular expression regex in string.</text:p>
          </table:table-cell>
        </table:table-row>
        <table:table-row>
          <table:table-cell table:style-name="Table10.A2" office:value-type="string">
            <text:p text:style-name="P212">int = <text:span text:style-name="T90">strpos(</text:span><text:span text:style-name="T46">string</text:span><text:span text:style-name="T90">,</text:span><text:span text:style-name="T46">substring</text:span><text:span text:style-name="T90">[,</text:span><text:span text:style-name="T46">start</text:span><text:span text:style-name="T90">])</text:span></text:p>
          </table:table-cell>
          <table:table-cell table:style-name="Table10.B2" office:value-type="string">
            <text:p text:style-name="P169">Returns the position of the next match of <text:span text:style-name="T24">substring</text:span><text:span text:style-name="T56"> in </text:span><text:span text:style-name="T24">string</text:span><text:span text:style-name="T56">. Returns -1 if no match found.</text:span></text:p>
          </table:table-cell>
        </table:table-row>
        <table:table-row>
          <table:table-cell table:style-name="Table10.A2" office:value-type="string">
            <text:p text:style-name="P175"><text:span text:style-name="T13">str = </text:span>substr<text:span text:style-name="T103">(</text:span><text:span text:style-name="T28">string</text:span><text:span text:style-name="T103">,</text:span><text:span text:style-name="T28">int_s,int_l</text:span><text:span text:style-name="T103">)</text:span></text:p>
          </table:table-cell>
          <table:table-cell table:style-name="Table10.B2" office:value-type="string">
            <text:p text:style-name="P126">Returns a sub-string of string, from position int_s with length int_l.</text:p>
          </table:table-cell>
        </table:table-row>
        <table:table-row>
          <table:table-cell table:style-name="Table10.A2" office:value-type="string">
            <text:p text:style-name="P175"><text:span text:style-name="T13">str = </text:span>gsub<text:span text:style-name="T103">(</text:span><text:span text:style-name="T28">string</text:span><text:span text:style-name="T103">,</text:span><text:span text:style-name="T28">string_m,string_s</text:span><text:span text:style-name="T103">)</text:span></text:p>
          </table:table-cell>
          <table:table-cell table:style-name="Table10.B2" office:value-type="string">
            <text:p text:style-name="P126">Returns string with all matches of string_m replaced with string_s.</text:p>
          </table:table-cell>
        </table:table-row>
        <table:table-row>
          <table:table-cell table:style-name="Table10.A2" office:value-type="string">
            <text:p text:style-name="P183"><text:span text:style-name="T13">str = </text:span>replace(<text:span text:style-name="T24">var</text:span>,<text:span text:style-name="T24">regex</text:span>,<text:span text:style-name="T24">replacement</text:span>)</text:p>
          </table:table-cell>
          <table:table-cell table:style-name="Table10.B2" office:value-type="string">
            <text:p text:style-name="P126">Re<text:span text:style-name="T103">places matches found in </text:span><text:span text:style-name="T58">var with regex to replacement.</text:span></text:p>
          </table:table-cell>
        </table:table-row>
        <table:table-row>
          <table:table-cell table:style-name="Table10.A2" office:value-type="string">
            <text:p text:style-name="P175"><text:span text:style-name="T13">str = </text:span>trim<text:span text:style-name="T103">(</text:span><text:span text:style-name="T28">string</text:span><text:span text:style-name="T103">,</text:span><text:span text:style-name="T28">int_type</text:span><text:span text:style-name="T103">)</text:span></text:p>
          </table:table-cell>
          <table:table-cell table:style-name="Table10.B2" office:value-type="string">
            <text:p text:style-name="P126">Removes whitespace from string, depending on int_type. -1 ltrim, 0 both, 1 rtrim.</text:p>
          </table:table-cell>
        </table:table-row>
        <table:table-row>
          <table:table-cell table:style-name="Table10.A2" office:value-type="string">
            <text:p text:style-name="P175"><text:span text:style-name="T13">str = </text:span>lines<text:span text:style-name="T103">(</text:span><text:span text:style-name="T28">string_name,string_range</text:span><text:span text:style-name="T103">)</text:span></text:p>
          </table:table-cell>
          <table:table-cell table:style-name="Table10.B2" office:value-type="string">
            <text:p text:style-name="P126">Returns lines from string_name. string_range is specified in the <text:soft-page-break/>form start:end. <text:s/>Either optional term can be last to indicate the last line of the file. <text:s/>Numbering starts from 0.</text:p>
          </table:table-cell>
        </table:table-row>
        <table:table-row>
          <table:table-cell table:style-name="Table10.A2" office:value-type="string">
            <text:p text:style-name="P175"><text:span text:style-name="T13">int = </text:span>count<text:span text:style-name="T103">(</text:span><text:span text:style-name="T28">string_name</text:span><text:span text:style-name="T103">)</text:span></text:p>
          </table:table-cell>
          <table:table-cell table:style-name="Table10.B2" office:value-type="string">
            <text:p text:style-name="P126">Returns the number of lines in string_name.</text:p>
          </table:table-cell>
        </table:table-row>
        <table:table-row>
          <table:table-cell table:style-name="Table10.A2" office:value-type="string">
            <text:p text:style-name="P206">str = <text:span text:style-name="T90">line_head(</text:span><text:span text:style-name="T46">nl_string</text:span><text:span text:style-name="T90">,</text:span><text:span text:style-name="T55">count</text:span><text:span text:style-name="T159">)</text:span></text:p>
          </table:table-cell>
          <table:table-cell table:style-name="Table10.B2" office:value-type="string">
            <text:p text:style-name="P168">Returns the top <text:span text:style-name="T24">count</text:span><text:span text:style-name="T56"> lines of string.</text:span></text:p>
          </table:table-cell>
        </table:table-row>
        <table:table-row>
          <table:table-cell table:style-name="Table10.A2" office:value-type="string">
            <text:p text:style-name="P198"><text:span text:style-name="T2">str = </text:span>line_tail(<text:span text:style-name="T24">nl_string</text:span><text:span text:style-name="T56">,</text:span><text:span text:style-name="T24">count</text:span><text:span text:style-name="T56">)</text:span></text:p>
          </table:table-cell>
          <table:table-cell table:style-name="Table10.B2" office:value-type="string">
            <text:p text:style-name="P168">Returns the bottom <text:span text:style-name="T24">count</text:span> lines of string.</text:p>
          </table:table-cell>
        </table:table-row>
        <table:table-row>
          <table:table-cell table:style-name="Table10.A2" office:value-type="string">
            <text:p text:style-name="P183"><text:span text:style-name="T13">str = </text:span>line_add(<text:span text:style-name="T24">var</text:span>,<text:span text:style-name="T24">string</text:span>)</text:p>
          </table:table-cell>
          <table:table-cell table:style-name="Table10.B2" office:value-type="string">
            <text:p text:style-name="P160">Append a line to array string var.</text:p>
          </table:table-cell>
        </table:table-row>
        <table:table-row>
          <table:table-cell table:style-name="Table10.A2" office:value-type="string">
            <text:p text:style-name="P183"><text:span text:style-name="T13">str = </text:span>line_delete(<text:span text:style-name="T24">var</text:span>,<text:span text:style-name="T24">regex</text:span>)</text:p>
          </table:table-cell>
          <table:table-cell table:style-name="Table10.B2" office:value-type="string">
            <text:p text:style-name="P160">Remove lines from array string var which match regex.</text:p>
          </table:table-cell>
        </table:table-row>
        <table:table-row>
          <table:table-cell table:style-name="Table10.A2" office:value-type="string">
            <text:p text:style-name="P184"><text:span text:style-name="T13">str</text:span><text:span text:style-name="T11"> = </text:span>line_replace(<text:span text:style-name="T24">var,regex</text:span>,<text:span text:style-name="T24">replacement</text:span>)</text:p>
          </table:table-cell>
          <table:table-cell table:style-name="Table10.B2" office:value-type="string">
            <text:p text:style-name="P160">Replaces found matches per line in var with regex to replacement.</text:p>
          </table:table-cell>
        </table:table-row>
        <table:table-row>
          <table:table-cell table:style-name="Table10.A2" office:value-type="string">
            <text:p text:style-name="P194"><text:span text:style-name="T13">str</text:span><text:span text:style-name="T11"> = </text:span>line_add_before(<text:span text:style-name="T24">var</text:span>,<text:span text:style-name="T24">regex</text:span>,<text:span text:style-name="T29">line</text:span>)</text:p>
          </table:table-cell>
          <table:table-cell table:style-name="Table10.B2" office:value-type="string">
            <text:p text:style-name="P160">Inserts a new <text:span text:style-name="T24">line</text:span> to array string <text:span text:style-name="T24">var</text:span> ahead of the first matching <text:span text:style-name="T24">regex</text:span>.</text:p>
          </table:table-cell>
        </table:table-row>
        <table:table-row>
          <table:table-cell table:style-name="Table10.A2" office:value-type="string">
            <text:p text:style-name="P194"><text:span text:style-name="T13">str</text:span><text:span text:style-name="T11"> = </text:span>line_add_after(<text:span text:style-name="T24">var</text:span>,<text:span text:style-name="T24">regex</text:span>,<text:span text:style-name="T29">line</text:span>)</text:p>
          </table:table-cell>
          <table:table-cell table:style-name="Table10.B2" office:value-type="string">
            <text:p text:style-name="P160">Inserts a new <text:span text:style-name="T24">line</text:span> to array string <text:span text:style-name="T24">var</text:span> after the first matching <text:span text:style-name="T24">regex</text:span>.</text:p>
          </table:table-cell>
        </table:table-row>
        <table:table-row>
          <table:table-cell table:style-name="Table10.A2" office:value-type="string">
            <text:p text:style-name="P269"><text:span text:style-name="T15">bool = </text:span>line_match(nl_string,regex)</text:p>
          </table:table-cell>
          <table:table-cell table:style-name="Table10.B2" office:value-type="string">
            <text:p text:style-name="P266">match found on *any* line.</text:p>
          </table:table-cell>
        </table:table-row>
        <table:table-row>
          <table:table-cell table:style-name="Table10.A2" office:value-type="string">
            <text:p text:style-name="P269"><text:span text:style-name="T15">str = </text:span>line_filter(nl_string,regex)</text:p>
          </table:table-cell>
          <table:table-cell table:style-name="Table10.B2" office:value-type="string">
            <text:p text:style-name="P266">returns matching lines.</text:p>
          </table:table-cell>
        </table:table-row>
        <table:table-row>
          <table:table-cell table:style-name="Table10.A2" office:value-type="string">
            <text:p text:style-name="P196"><text:span text:style-name="T13">str</text:span><text:span text:style-name="T11"> = </text:span>lower(<text:span text:style-name="T24">string</text:span>)</text:p>
          </table:table-cell>
          <table:table-cell table:style-name="Table10.B2" office:value-type="string">
            <text:p text:style-name="P162">Convert string to lower-case.</text:p>
          </table:table-cell>
        </table:table-row>
        <table:table-row>
          <table:table-cell table:style-name="Table10.A2" office:value-type="string">
            <text:p text:style-name="P196"><text:span text:style-name="T13">str</text:span><text:span text:style-name="T11"> = </text:span>upper(<text:span text:style-name="T24">string</text:span>)</text:p>
          </table:table-cell>
          <table:table-cell table:style-name="Table10.B2" office:value-type="string">
            <text:p text:style-name="P162">Convert string to upper-case.</text:p>
          </table:table-cell>
        </table:table-row>
        <table:table-row>
          <table:table-cell table:style-name="Table10.A2" office:value-type="string">
            <text:p text:style-name="P196"><text:span text:style-name="T13">str</text:span><text:span text:style-name="T11"> = </text:span>reverse(<text:span text:style-name="T43">string</text:span>)</text:p>
          </table:table-cell>
          <table:table-cell table:style-name="Table10.B2" office:value-type="string">
            <text:p text:style-name="P162">Reverse content char-by-char.</text:p>
          </table:table-cell>
        </table:table-row>
        <table:table-row>
          <table:table-cell table:style-name="Table10.A2" office:value-type="string">
            <text:p text:style-name="P195"><text:span text:style-name="T13">str = </text:span>tr(<text:span text:style-name="T24">string</text:span>,<text:span text:style-name="T24">operator</text:span>,<text:span text:style-name="T24">operand</text:span>)</text:p>
          </table:table-cell>
          <table:table-cell table:style-name="Table10.B2" office:value-type="string">
            <text:p text:style-name="P162">Delete or squeeze characters in string depending on operator and type.</text:p>
          </table:table-cell>
        </table:table-row>
        <table:table-row>
          <table:table-cell table:style-name="Table10.A2" office:value-type="string">
            <text:p text:style-name="P195"><text:span text:style-name="T13">str = </text:span>format(<text:span text:style-name="T24">string</text:span>,<text:span text:style-name="T24">var</text:span>_<text:span text:style-name="T24">args</text:span>)</text:p>
          </table:table-cell>
          <table:table-cell table:style-name="Table10.B2" office:value-type="string">
            <text:p text:style-name="P162">Format the input string in the manner of fprintf().</text:p>
          </table:table-cell>
        </table:table-row>
        <table:table-row>
          <table:table-cell table:style-name="Table10.A2" office:value-type="string">
            <text:p text:style-name="P198"><text:span text:style-name="T2">list = </text:span>split(<text:span text:style-name="T24">string</text:span>[,<text:span text:style-name="T24">fs</text:span>])</text:p>
          </table:table-cell>
          <table:table-cell table:style-name="Table10.B2" office:value-type="string">
            <text:p text:style-name="P162">Returns <text:span text:style-name="T24">string</text:span> as a list, breaking the string on <text:span text:style-name="T24">fs</text:span>.</text:p>
          </table:table-cell>
        </table:table-row>
        <table:table-row>
          <table:table-cell table:style-name="Table10.A2" office:value-type="string">
            <text:p text:style-name="P198"><text:span text:style-name="T2">str = </text:span>join(<text:span text:style-name="T24">string</text:span>_<text:span text:style-name="T24">list</text:span>[,<text:span text:style-name="T24">fs</text:span>])</text:p>
          </table:table-cell>
          <table:table-cell table:style-name="Table10.B2" office:value-type="string">
            <text:p text:style-name="P162">Returns a string with all elements of <text:span text:style-name="T24">string_list</text:span> <text:span text:style-name="T158">c</text:span>oncatenated, separated by <text:span text:style-name="T24">fs</text:span>.</text:p>
          </table:table-cell>
        </table:table-row>
        <table:table-row>
          <table:table-cell table:style-name="Table10.A2" office:value-type="string">
            <text:p text:style-name="P198"><text:span text:style-name="T2">str = </text:span>collapse(<text:span text:style-name="T24">string</text:span>)</text:p>
          </table:table-cell>
          <table:table-cell table:style-name="Table10.B2" office:value-type="string">
            <text:p text:style-name="P162">Turns a newline separated <text:span text:style-name="T24">string</text:span> into a space separated string.</text:p>
          </table:table-cell>
        </table:table-row>
        <table:table-row>
          <table:table-cell table:style-name="Table10.A2" office:value-type="string">
            <text:p text:style-name="P271">pos = <text:span text:style-name="T77">strpos(string,substring[,</text:span><text:span text:style-name="T90">startpos</text:span><text:span text:style-name="T77">])</text:span></text:p>
          </table:table-cell>
          <table:table-cell table:style-name="Table10.B2" office:value-type="string">
            <text:p text:style-name="P264">returns position of next match in string, or -1.</text:p>
          </table:table-cell>
        </table:table-row>
      </table:table>
      <text:p text:style-name="P182"/>
      <text:p text:style-name="P173"/>
      <text:p text:style-name="P173"/>
      <text:p text:style-name="P203"/>
      <text:p text:style-name="P273"/>
      <text:p text:style-name="P275">Appendices</text:p>
      <text:p text:style-name="P1"/>
      <text:p text:style-name="P9">ANSI mappings</text:p>
      <text:p text:style-name="P109"/>
      <text:p text:style-name="P9"><text:span text:style-name="T2">The presence of a term such as [#</text:span><text:span text:style-name="T16">code</text:span><text:span text:style-name="T68">] in an output statement causes Za to replace the [#…] term during output with an ANSI control sequence. The actual representation on screen may differ due to colour mappings within your terminal package.</text:span></text:p>
      <text:p text:style-name="P213"/>
      <text:p text:style-name="P9"><text:span text:style-name="T68">The list of replacement </text:span><text:span text:style-name="T72">code</text:span><text:span text:style-name="T68">s is shown below:</text:span></text:p>
      <text:p text:style-name="P213"/>
      <table:table table:name="Table2" table:style-name="Table2">
        <table:table-column table:style-name="Table2.A"/>
        <table:table-column table:style-name="Table2.B"/>
        <table:table-row>
          <table:table-cell table:style-name="Table2.A1" office:value-type="string">
            <text:p text:style-name="P227">bdefault</text:p>
            <text:p text:style-name="P224"/>
          </table:table-cell>
          <table:table-cell table:style-name="Table2.B1" office:value-type="string">
            <text:p text:style-name="P224">Return background to default colour.</text:p>
          </table:table-cell>
        </table:table-row>
        <table:table-row>
          <table:table-cell table:style-name="Table2.A2" office:value-type="string">
            <text:p text:style-name="P225">bblack <text:s text:c="2"/><text:span text:style-name="T126">( or b0 )</text:span></text:p>
          </table:table-cell>
          <table:table-cell table:style-name="Table2.B2" office:value-type="string">
            <text:p text:style-name="P225">Set background colour to black.</text:p>
          </table:table-cell>
        </table:table-row>
        <table:table-row>
          <table:table-cell table:style-name="Table2.A2" office:value-type="string">
            <text:p text:style-name="P225">bred <text:s text:c="4"/><text:span text:style-name="T126">( or b2 )</text:span></text:p>
          </table:table-cell>
          <table:table-cell table:style-name="Table2.B2" office:value-type="string">
            <text:p text:style-name="P225">Set background colour to red.</text:p>
          </table:table-cell>
        </table:table-row>
        <table:table-row>
          <table:table-cell table:style-name="Table2.A2" office:value-type="string">
            <text:p text:style-name="P225">bgreen <text:s text:c="2"/><text:span text:style-name="T126">( or b4 )</text:span></text:p>
          </table:table-cell>
          <table:table-cell table:style-name="Table2.B2" office:value-type="string">
            <text:p text:style-name="P225">Set background colour to green.</text:p>
          </table:table-cell>
        </table:table-row>
        <table:table-row>
          <table:table-cell table:style-name="Table2.A2" office:value-type="string">
            <text:p text:style-name="P225">byellow <text:s/><text:span text:style-name="T126">( or b6 )</text:span></text:p>
          </table:table-cell>
          <table:table-cell table:style-name="Table2.B2" office:value-type="string">
            <text:p text:style-name="P225">Set background colour to yellow.</text:p>
          </table:table-cell>
        </table:table-row>
        <table:table-row>
          <table:table-cell table:style-name="Table2.A2" office:value-type="string">
            <text:p text:style-name="P225">bblue <text:s text:c="3"/><text:span text:style-name="T126">( or b1 )</text:span></text:p>
          </table:table-cell>
          <table:table-cell table:style-name="Table2.B2" office:value-type="string">
            <text:p text:style-name="P225">Set background colour to blue.</text:p>
          </table:table-cell>
        </table:table-row>
        <table:table-row>
          <table:table-cell table:style-name="Table2.A2" office:value-type="string">
            <text:p text:style-name="P225">bmagenta <text:span text:style-name="T126">( or b3 )</text:span></text:p>
          </table:table-cell>
          <table:table-cell table:style-name="Table2.B2" office:value-type="string">
            <text:p text:style-name="P225">Set background colour to magenta.</text:p>
          </table:table-cell>
        </table:table-row>
        <table:table-row>
          <table:table-cell table:style-name="Table2.A2" office:value-type="string">
            <text:p text:style-name="P225"><text:span text:style-name="T105">b</text:span>cyan <text:s text:c="3"/><text:span text:style-name="T126">( or b5 )</text:span></text:p>
          </table:table-cell>
          <table:table-cell table:style-name="Table2.B2" office:value-type="string">
            <text:p text:style-name="P225">Set background colour to cyan.</text:p>
          </table:table-cell>
        </table:table-row>
        <table:table-row>
          <table:table-cell table:style-name="Table2.A2" office:value-type="string">
            <text:p text:style-name="P225">bbgray</text:p>
          </table:table-cell>
          <table:table-cell table:style-name="Table2.B2" office:value-type="string">
            <text:p text:style-name="P225">Set background colour to bright gray.</text:p>
          </table:table-cell>
        </table:table-row>
        <table:table-row>
          <table:table-cell table:style-name="Table2.A2" office:value-type="string">
            <text:p text:style-name="P225">bgray</text:p>
          </table:table-cell>
          <table:table-cell table:style-name="Table2.B2" office:value-type="string">
            <text:p text:style-name="P225">Set background colour to gray.</text:p>
          </table:table-cell>
        </table:table-row>
        <table:table-row>
          <table:table-cell table:style-name="Table2.A2" office:value-type="string">
            <text:p text:style-name="P225">bbred</text:p>
          </table:table-cell>
          <table:table-cell table:style-name="Table2.B2" office:value-type="string">
            <text:p text:style-name="P225">Set background colour to bright red.</text:p>
          </table:table-cell>
        </table:table-row>
        <table:table-row>
          <table:table-cell table:style-name="Table2.A2" office:value-type="string">
            <text:p text:style-name="P225">bbgreen</text:p>
          </table:table-cell>
          <table:table-cell table:style-name="Table2.B2" office:value-type="string">
            <text:p text:style-name="P225">Set background colour to bright green.</text:p>
          </table:table-cell>
        </table:table-row>
        <table:table-row>
          <table:table-cell table:style-name="Table2.A2" office:value-type="string">
            <text:p text:style-name="P225">bbyellow</text:p>
          </table:table-cell>
          <table:table-cell table:style-name="Table2.B2" office:value-type="string">
            <text:p text:style-name="P225">Set background colour to bright yellow.</text:p>
          </table:table-cell>
        </table:table-row>
        <table:table-row>
          <table:table-cell table:style-name="Table2.A2" office:value-type="string">
            <text:p text:style-name="P225">bbblue</text:p>
          </table:table-cell>
          <table:table-cell table:style-name="Table2.B2" office:value-type="string">
            <text:p text:style-name="P225">Set background colour to bright blue.</text:p>
          </table:table-cell>
        </table:table-row>
        <table:table-row>
          <table:table-cell table:style-name="Table2.A2" office:value-type="string">
            <text:p text:style-name="P225">bbmagenta</text:p>
          </table:table-cell>
          <table:table-cell table:style-name="Table2.B2" office:value-type="string">
            <text:p text:style-name="P225">Set background colour to bright magenta.</text:p>
          </table:table-cell>
        </table:table-row>
        <table:table-row>
          <table:table-cell table:style-name="Table2.A2" office:value-type="string">
            <text:p text:style-name="P225">bbcyan</text:p>
          </table:table-cell>
          <table:table-cell table:style-name="Table2.B2" office:value-type="string">
            <text:p text:style-name="P225">Set background colour to bright cyan.</text:p>
          </table:table-cell>
        </table:table-row>
        <table:table-row>
          <table:table-cell table:style-name="Table2.A2" office:value-type="string">
            <text:p text:style-name="P225">bwhite</text:p>
          </table:table-cell>
          <table:table-cell table:style-name="Table2.B2" office:value-type="string">
            <text:p text:style-name="P225">Set background colour to white.</text:p>
          </table:table-cell>
        </table:table-row>
        <table:table-row>
          <table:table-cell table:style-name="Table2.A2" office:value-type="string">
            <text:p text:style-name="P225">fdefault</text:p>
          </table:table-cell>
          <table:table-cell table:style-name="Table2.B2" office:value-type="string">
            <text:p text:style-name="P225">Return the foreground colour to the default.</text:p>
          </table:table-cell>
        </table:table-row>
        <table:table-row>
          <table:table-cell table:style-name="Table2.A2" office:value-type="string">
            <text:p text:style-name="P225">fblack <text:s text:c="2"/>( or 0 )</text:p>
          </table:table-cell>
          <table:table-cell table:style-name="Table2.B2" office:value-type="string">
            <text:p text:style-name="P225">Set foreground colour to black.</text:p>
          </table:table-cell>
        </table:table-row>
        <table:table-row>
          <table:table-cell table:style-name="Table2.A2" office:value-type="string">
            <text:p text:style-name="P228">fblue</text:p>
          </table:table-cell>
          <table:table-cell table:style-name="Table2.B2" office:value-type="string">
            <text:p text:style-name="P228">Set foreground colour to blue.</text:p>
          </table:table-cell>
        </table:table-row>
        <table:table-row>
          <table:table-cell table:style-name="Table2.A2" office:value-type="string">
            <text:p text:style-name="P225">f<text:span text:style-name="T101">b</text:span>blue <text:s text:c="4"/>( or 1 )</text:p>
          </table:table-cell>
          <table:table-cell table:style-name="Table2.B2" office:value-type="string">
            <text:p text:style-name="P225">Set foreground colour to <text:span text:style-name="T101">bright </text:span>blue.</text:p>
          </table:table-cell>
        </table:table-row>
        <table:table-row>
          <table:table-cell table:style-name="Table2.A2" office:value-type="string">
            <text:p text:style-name="P228">fred</text:p>
          </table:table-cell>
          <table:table-cell table:style-name="Table2.B2" office:value-type="string">
            <text:p text:style-name="P228">Set foreground colour to red.</text:p>
          </table:table-cell>
        </table:table-row>
        <table:table-row>
          <table:table-cell table:style-name="Table2.A2" office:value-type="string">
            <text:p text:style-name="P225">fbred <text:s text:c="5"/>( or 2 )</text:p>
          </table:table-cell>
          <table:table-cell table:style-name="Table2.B2" office:value-type="string">
            <text:p text:style-name="P225">Set foreground colour to <text:span text:style-name="T101">bright </text:span>red.</text:p>
          </table:table-cell>
        </table:table-row>
        <table:table-row>
          <table:table-cell table:style-name="Table2.A2" office:value-type="string">
            <text:p text:style-name="P228">fmagenta</text:p>
          </table:table-cell>
          <table:table-cell table:style-name="Table2.B2" office:value-type="string">
            <text:p text:style-name="P226">Set foreground colour to magenta.</text:p>
          </table:table-cell>
        </table:table-row>
        <table:table-row>
          <table:table-cell table:style-name="Table2.A2" office:value-type="string">
            <text:p text:style-name="P225">f<text:span text:style-name="T101">b</text:span>magenta ( or 3 )</text:p>
          </table:table-cell>
          <table:table-cell table:style-name="Table2.B2" office:value-type="string">
            <text:p text:style-name="P225">Set foreground colour to <text:span text:style-name="T101">bright </text:span>magenta.</text:p>
          </table:table-cell>
        </table:table-row>
        <table:table-row>
          <table:table-cell table:style-name="Table2.A2" office:value-type="string">
            <text:p text:style-name="P228">fgreen</text:p>
          </table:table-cell>
          <table:table-cell table:style-name="Table2.B2" office:value-type="string">
            <text:p text:style-name="P228">Set foreground colour to green.</text:p>
          </table:table-cell>
        </table:table-row>
        <table:table-row>
          <table:table-cell table:style-name="Table2.A2" office:value-type="string">
            <text:p text:style-name="P225">f<text:span text:style-name="T101">b</text:span>green ( or 4 )</text:p>
          </table:table-cell>
          <table:table-cell table:style-name="Table2.B2" office:value-type="string">
            <text:p text:style-name="P225">Set foreground colour to <text:span text:style-name="T101">bright </text:span>green.</text:p>
          </table:table-cell>
        </table:table-row>
        <table:table-row>
          <table:table-cell table:style-name="Table2.A2" office:value-type="string">
            <text:p text:style-name="P228">fcyan</text:p>
          </table:table-cell>
          <table:table-cell table:style-name="Table2.B2" office:value-type="string">
            <text:p text:style-name="P226">Set foreground colour to cyan.</text:p>
          </table:table-cell>
        </table:table-row>
        <table:table-row>
          <table:table-cell table:style-name="Table2.A2" office:value-type="string">
            <text:p text:style-name="P225">f<text:span text:style-name="T101">b</text:span>cyan ( or 5 )</text:p>
          </table:table-cell>
          <table:table-cell table:style-name="Table2.B2" office:value-type="string">
            <text:p text:style-name="P225">Set foreground colour to <text:span text:style-name="T101">bright </text:span>cyan.</text:p>
          </table:table-cell>
        </table:table-row>
        <table:table-row>
          <table:table-cell table:style-name="Table2.A2" office:value-type="string">
            <text:p text:style-name="P228">fyellow</text:p>
          </table:table-cell>
          <table:table-cell table:style-name="Table2.B2" office:value-type="string">
            <text:p text:style-name="P226">Set foreground colour to yellow.</text:p>
          </table:table-cell>
        </table:table-row>
        <table:table-row>
          <table:table-cell table:style-name="Table2.A2" office:value-type="string">
            <text:p text:style-name="P225">f<text:span text:style-name="T101">b</text:span>yellow ( or 6 )</text:p>
          </table:table-cell>
          <table:table-cell table:style-name="Table2.B2" office:value-type="string">
            <text:p text:style-name="P225">Set foreground colour to <text:span text:style-name="T101">bright </text:span>yellow.</text:p>
          </table:table-cell>
        </table:table-row>
        <table:table-row>
          <table:table-cell table:style-name="Table2.A2" office:value-type="string">
            <text:p text:style-name="P228">fgray</text:p>
          </table:table-cell>
          <table:table-cell table:style-name="Table2.B2" office:value-type="string">
            <text:p text:style-name="P225">Set foreground colour to <text:span text:style-name="T101">gray.</text:span></text:p>
          </table:table-cell>
        </table:table-row>
        <table:table-row>
          <table:table-cell table:style-name="Table2.A2" office:value-type="string">
            <text:p text:style-name="P228">fwhite ( or 7 )</text:p>
          </table:table-cell>
          <table:table-cell table:style-name="Table2.B2" office:value-type="string">
            <text:p text:style-name="P225">Set foreground colour to <text:span text:style-name="T101">white.</text:span></text:p>
          </table:table-cell>
        </table:table-row>
        <text:soft-page-break/>
        <table:table-row>
          <table:table-cell table:style-name="Table2.A2" office:value-type="string">
            <text:p text:style-name="P228">-</text:p>
          </table:table-cell>
          <table:table-cell table:style-name="Table2.B2" office:value-type="string">
            <text:p text:style-name="P225"><text:span text:style-name="T101">Return</text:span> foreground colour to <text:span text:style-name="T101">the default.</text:span></text:p>
          </table:table-cell>
        </table:table-row>
        <table:table-row>
          <table:table-cell table:style-name="Table2.A2" office:value-type="string">
            <text:p text:style-name="P228">#</text:p>
          </table:table-cell>
          <table:table-cell table:style-name="Table2.B2" office:value-type="string">
            <text:p text:style-name="P228">Return background colour to the default.</text:p>
          </table:table-cell>
        </table:table-row>
        <table:table-row>
          <table:table-cell table:style-name="Table2.A2" office:value-type="string">
            <text:p text:style-name="P228">default</text:p>
          </table:table-cell>
          <table:table-cell table:style-name="Table2.B2" office:value-type="string">
            <text:p text:style-name="P228">Turn off all currently raised codes.</text:p>
          </table:table-cell>
        </table:table-row>
        <table:table-row>
          <table:table-cell table:style-name="Table2.A2" office:value-type="string">
            <text:p text:style-name="P228">bold</text:p>
          </table:table-cell>
          <table:table-cell table:style-name="Table2.B2" office:value-type="string">
            <text:p text:style-name="P228">Enable bold text.</text:p>
          </table:table-cell>
        </table:table-row>
        <table:table-row>
          <table:table-cell table:style-name="Table2.A2" office:value-type="string">
            <text:p text:style-name="P228">dim</text:p>
          </table:table-cell>
          <table:table-cell table:style-name="Table2.B2" office:value-type="string">
            <text:p text:style-name="P228">Enable low-lighting of text.</text:p>
          </table:table-cell>
        </table:table-row>
        <table:table-row>
          <table:table-cell table:style-name="Table2.A2" office:value-type="string">
            <text:p text:style-name="P228">i1</text:p>
          </table:table-cell>
          <table:table-cell table:style-name="Table2.B2" office:value-type="string">
            <text:p text:style-name="P228">Enable italicised text.</text:p>
          </table:table-cell>
        </table:table-row>
        <table:table-row>
          <table:table-cell table:style-name="Table2.A2" office:value-type="string">
            <text:p text:style-name="P228">i0</text:p>
          </table:table-cell>
          <table:table-cell table:style-name="Table2.B2" office:value-type="string">
            <text:p text:style-name="P228">Disable italicised text.</text:p>
          </table:table-cell>
        </table:table-row>
        <table:table-row>
          <table:table-cell table:style-name="Table2.A2" office:value-type="string">
            <text:p text:style-name="P228">underline</text:p>
          </table:table-cell>
          <table:table-cell table:style-name="Table2.B2" office:value-type="string">
            <text:p text:style-name="P228">Enable underlined text.</text:p>
          </table:table-cell>
        </table:table-row>
        <table:table-row>
          <table:table-cell table:style-name="Table2.A2" office:value-type="string">
            <text:p text:style-name="P228">blink</text:p>
          </table:table-cell>
          <table:table-cell table:style-name="Table2.B2" office:value-type="string">
            <text:p text:style-name="P228">Enable flashing text (where supported.)</text:p>
          </table:table-cell>
        </table:table-row>
        <table:table-row>
          <table:table-cell table:style-name="Table2.A2" office:value-type="string">
            <text:p text:style-name="P228">invert</text:p>
          </table:table-cell>
          <table:table-cell table:style-name="Table2.B2" office:value-type="string">
            <text:p text:style-name="P228">Enable reverse video text. (where supported.)</text:p>
          </table:table-cell>
        </table:table-row>
        <table:table-row>
          <table:table-cell table:style-name="Table2.A2" office:value-type="string">
            <text:p text:style-name="P228">hidden</text:p>
          </table:table-cell>
          <table:table-cell table:style-name="Table2.B2" office:value-type="string">
            <text:p text:style-name="P228">Enable hidden text. (where supported.)</text:p>
          </table:table-cell>
        </table:table-row>
        <table:table-row>
          <table:table-cell table:style-name="Table2.A2" office:value-type="string">
            <text:p text:style-name="P229">crossed</text:p>
          </table:table-cell>
          <table:table-cell table:style-name="Table2.B2" office:value-type="string">
            <text:p text:style-name="P229">Enable single strike-through text. (where supported.)</text:p>
          </table:table-cell>
        </table:table-row>
        <table:table-row>
          <table:table-cell table:style-name="Table2.A2" office:value-type="string">
            <text:p text:style-name="P229">framed</text:p>
          </table:table-cell>
          <table:table-cell table:style-name="Table2.B2" office:value-type="string">
            <text:p text:style-name="P229">Enable framed text. (where supported.)</text:p>
          </table:table-cell>
        </table:table-row>
      </table:table>
      <text:p text:style-name="P238"/>
      <text:p text:style-name="P238"/>
      <text:p text:style-name="P23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DejaVu Sans Mono1" svg:font-family="'DejaVu Sans Mono'" style:font-family-generic="modern" style:font-pitch="fixed"/>
    <style:font-face style:name="FreeMono" svg:font-family="Free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7T01:10:38.471790506</meta:creation-date>
    <dc:date>2020-04-14T17:15:37.206732677</dc:date>
    <meta:editing-duration>PT7H5M4S</meta:editing-duration>
    <meta:editing-cycles>64</meta:editing-cycles>
    <meta:generator>LibreOffice/6.3.5.2$Linux_X86_64 LibreOffice_project/30$Build-2</meta:generator>
    <meta:print-date>2019-10-12T22:05:49.577496707</meta:print-date>
    <meta:document-statistic meta:table-count="16" meta:image-count="0" meta:object-count="0" meta:page-count="21" meta:paragraph-count="897" meta:word-count="5897" meta:character-count="38614" meta:non-whitespace-character-count="31877"/>
  </office:meta>
</office:document-meta>
</file>